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13.12mm" fo:break-before="auto" style:use-optimal-row-height="true"/>
    </style:style>
    <style:style style:name="ro7" style:family="table-row">
      <style:table-row-properties style:row-height="16.86mm" fo:break-before="auto" style:use-optimal-row-height="true"/>
    </style:style>
    <style:style style:name="ro8" style:family="table-row">
      <style:table-row-properties style:row-height="13.72mm" fo:break-before="auto" style:use-optimal-row-height="true"/>
    </style:style>
    <style:style style:name="ro9" style:family="table-row">
      <style:table-row-properties style:row-height="20.21mm" fo:break-before="auto" style:use-optimal-row-height="tru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12.88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5.56mm" fo:break-before="auto" style:use-optimal-row-height="false"/>
    </style:style>
    <style:style style:name="ro19" style:family="table-row">
      <style:table-row-properties style:row-height="8.54mm" fo:break-before="auto" style:use-optimal-row-height="false"/>
    </style:style>
    <style:style style:name="ro20" style:family="table-row">
      <style:table-row-properties style:row-height="11.5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4.99mm" fo:break-before="auto" style:use-optimal-row-height="false"/>
    </style:style>
    <style:style style:name="ro23" style:family="table-row">
      <style:table-row-properties style:row-height="18.96mm" fo:break-before="auto" style:use-optimal-row-height="false"/>
    </style:style>
    <style:style style:name="ro24" style:family="table-row">
      <style:table-row-properties style:row-height="31.31mm" fo:break-before="auto" style:use-optimal-row-height="false"/>
    </style:style>
    <style:style style:name="ro25" style:family="table-row">
      <style:table-row-properties style:row-height="16.86mm" fo:break-before="auto" style:use-optimal-row-height="false"/>
    </style:style>
    <style:style style:name="ro26" style:family="table-row">
      <style:table-row-properties style:row-height="17.85mm" fo:break-before="auto" style:use-optimal-row-height="false"/>
    </style:style>
    <style:style style:name="ro27" style:family="table-row">
      <style:table-row-properties style:row-height="13.72mm" fo:break-before="auto" style:use-optimal-row-height="false"/>
    </style:style>
    <style:style style:name="ro28" style:family="table-row">
      <style:table-row-properties style:row-height="13.42mm" fo:break-before="auto" style:use-optimal-row-height="false"/>
    </style:style>
    <style:style style:name="ro29" style:family="table-row">
      <style:table-row-properties style:row-height="17.2mm" fo:break-before="auto" style:use-optimal-row-height="false"/>
    </style:style>
    <style:style style:name="ro30" style:family="table-row">
      <style:table-row-properties style:row-height="24.25mm" fo:break-before="auto" style:use-optimal-row-height="false"/>
    </style:style>
    <style:style style:name="ro31" style:family="table-row">
      <style:table-row-properties style:row-height="35.72mm" fo:break-before="auto" style:use-optimal-row-height="false"/>
    </style:style>
    <style:style style:name="ro32" style:family="table-row">
      <style:table-row-properties style:row-height="12.01mm" fo:break-before="auto" style:use-optimal-row-height="false"/>
    </style:style>
    <style:style style:name="ro33" style:family="table-row">
      <style:table-row-properties style:row-height="20.64mm" fo:break-before="auto" style:use-optimal-row-height="false"/>
    </style:style>
    <style:style style:name="ro34" style:family="table-row">
      <style:table-row-properties style:row-height="14.34mm" fo:break-before="auto" style:use-optimal-row-height="false"/>
    </style:style>
    <style:style style:name="ro35" style:family="table-row">
      <style:table-row-properties style:row-height="10.3mm" fo:break-before="auto" style:use-optimal-row-height="false"/>
    </style:style>
    <style:style style:name="ro36" style:family="table-row">
      <style:table-row-properties style:row-height="13.12mm" fo:break-before="auto" style:use-optimal-row-height="false"/>
    </style:style>
    <style:style style:name="ro37" style:family="table-row">
      <style:table-row-properties style:row-height="14.64mm" fo:break-before="auto" style:use-optimal-row-height="false"/>
    </style:style>
    <style:style style:name="ro38" style:family="table-row">
      <style:table-row-properties style:row-height="12.81mm" fo:break-before="auto" style:use-optimal-row-height="false"/>
    </style:style>
    <style:style style:name="ro39" style:family="table-row">
      <style:table-row-properties style:row-height="15.54mm" fo:break-before="auto" style:use-optimal-row-height="false"/>
    </style:style>
    <style:style style:name="ro40" style:family="table-row">
      <style:table-row-properties style:row-height="4.52mm" fo:break-before="auto" style:use-optimal-row-height="false"/>
    </style:style>
    <style:style style:name="ro41" style:family="table-row">
      <style:table-row-properties style:row-height="10.37mm" fo:break-before="auto" style:use-optimal-row-height="false"/>
    </style:style>
    <style:style style:name="ro42" style:family="table-row">
      <style:table-row-properties style:row-height="10.32mm" fo:break-before="auto" style:use-optimal-row-height="false"/>
    </style:style>
    <style:style style:name="ro43" style:family="table-row">
      <style:table-row-properties style:row-height="15.88mm" fo:break-before="auto" style:use-optimal-row-height="false"/>
    </style:style>
    <style:style style:name="ro44" style:family="table-row">
      <style:table-row-properties style:row-height="12.29mm" fo:break-before="auto" style:use-optimal-row-height="false"/>
    </style:style>
    <style:style style:name="ro45" style:family="table-row">
      <style:table-row-properties style:row-height="15.26mm" fo:break-before="auto" style:use-optimal-row-height="false"/>
    </style:style>
    <style:style style:name="ro46" style:family="table-row">
      <style:table-row-properties style:row-height="14.06mm" fo:break-before="auto" style:use-optimal-row-height="false"/>
    </style:style>
    <style:style style:name="ro47" style:family="table-row">
      <style:table-row-properties style:row-height="12.17mm" fo:break-before="auto" style:use-optimal-row-height="false"/>
    </style:style>
    <style:style style:name="ro48" style:family="table-row">
      <style:table-row-properties style:row-height="13.34mm" fo:break-before="auto" style:use-optimal-row-height="false"/>
    </style:style>
    <style:style style:name="ro49" style:family="table-row">
      <style:table-row-properties style:row-height="16.58mm" fo:break-before="auto" style:use-optimal-row-height="false"/>
    </style:style>
    <style:style style:name="ro50" style:family="table-row">
      <style:table-row-properties style:row-height="22.9mm" fo:break-before="auto" style:use-optimal-row-height="false"/>
    </style:style>
    <style:style style:name="ro51" style:family="table-row">
      <style:table-row-properties style:row-height="20.2mm" fo:break-before="auto" style:use-optimal-row-height="false"/>
    </style:style>
    <style:style style:name="ro52" style:family="table-row">
      <style:table-row-properties style:row-height="15.47mm" fo:break-before="auto" style:use-optimal-row-height="false"/>
    </style:style>
    <style:style style:name="ro53" style:family="table-row">
      <style:table-row-properties style:row-height="16.23mm" fo:break-before="auto" style:use-optimal-row-height="false"/>
    </style:style>
    <style:style style:name="ro54" style:family="table-row">
      <style:table-row-properties style:row-height="12.61mm" fo:break-before="auto" style:use-optimal-row-height="false"/>
    </style:style>
    <style:style style:name="ro55" style:family="table-row">
      <style:table-row-properties style:row-height="9.37mm" fo:break-before="auto" style:use-optimal-row-height="false"/>
    </style:style>
    <style:style style:name="ro56" style:family="table-row">
      <style:table-row-properties style:row-height="8.29mm" fo:break-before="auto" style:use-optimal-row-height="false"/>
    </style:style>
    <style:style style:name="ro57" style:family="table-row">
      <style:table-row-properties style:row-height="9.12mm" fo:break-before="auto" style:use-optimal-row-height="false"/>
    </style:style>
    <style:style style:name="ro58" style:family="table-row">
      <style:table-row-properties style:row-height="8.73mm" fo:break-before="auto" style:use-optimal-row-height="false"/>
    </style:style>
    <style:style style:name="ro59" style:family="table-row">
      <style:table-row-properties style:row-height="7.94mm" fo:break-before="auto" style:use-optimal-row-height="false"/>
    </style:style>
    <style:style style:name="ro60" style:family="table-row">
      <style:table-row-properties style:row-height="8.33mm" fo:break-before="auto" style:use-optimal-row-height="false"/>
    </style:style>
    <style:style style:name="ro61" style:family="table-row">
      <style:table-row-properties style:row-height="6.74mm" fo:break-before="auto" style:use-optimal-row-height="false"/>
    </style:style>
    <style:style style:name="ro62" style:family="table-row">
      <style:table-row-properties style:row-height="6.35mm" fo:break-before="auto" style:use-optimal-row-height="false"/>
    </style:style>
    <style:style style:name="ro63" style:family="table-row">
      <style:table-row-properties style:row-height="7.14mm" fo:break-before="auto" style:use-optimal-row-height="false"/>
    </style:style>
    <style:style style:name="ro64" style:family="table-row">
      <style:table-row-properties style:row-height="5.94mm" fo:break-before="auto" style:use-optimal-row-height="false"/>
    </style:style>
    <style:style style:name="ro65" style:family="table-row">
      <style:table-row-properties style:row-height="5.56mm" fo:break-before="auto" style:use-optimal-row-height="false"/>
    </style:style>
    <style:style style:name="ro66" style:family="table-row">
      <style:table-row-properties style:row-height="7.92mm" fo:break-before="auto" style:use-optimal-row-height="false"/>
    </style:style>
    <style:style style:name="ro67" style:family="table-row">
      <style:table-row-properties style:row-height="7.44mm" fo:break-before="auto" style:use-optimal-row-height="false"/>
    </style:style>
    <style:style style:name="ro68" style:family="table-row">
      <style:table-row-properties style:row-height="18.89mm" fo:break-before="auto" style:use-optimal-row-height="false"/>
    </style:style>
    <style:style style:name="ro69" style:family="table-row">
      <style:table-row-properties style:row-height="6.54mm" fo:break-before="auto" style:use-optimal-row-height="false"/>
    </style:style>
    <style:style style:name="ro70" style:family="table-row">
      <style:table-row-properties style:row-height="10.09mm" fo:break-before="auto" style:use-optimal-row-height="false"/>
    </style:style>
    <style:style style:name="ro71" style:family="table-row">
      <style:table-row-properties style:row-height="8.41mm" fo:break-before="auto" style:use-optimal-row-height="false"/>
    </style:style>
    <style:style style:name="ro72" style:family="table-row">
      <style:table-row-properties style:row-height="10.87mm" fo:break-before="auto" style:use-optimal-row-height="false"/>
    </style:style>
    <style:style style:name="ro73" style:family="table-row">
      <style:table-row-properties style:row-height="9.49mm" fo:break-before="auto" style:use-optimal-row-height="false"/>
    </style:style>
    <style:style style:name="ro74" style:family="table-row">
      <style:table-row-properties style:row-height="4.87mm" fo:break-before="auto" style:use-optimal-row-height="true"/>
    </style:style>
    <style:style style:name="ro75" style:family="table-row">
      <style:table-row-properties style:row-height="5.15mm" fo:break-before="auto" style:use-optimal-row-height="true"/>
    </style:style>
    <style:style style:name="ro76" style:family="table-row">
      <style:table-row-properties style:row-height="5.29mm" fo:break-before="auto" style:use-optimal-row-height="true"/>
    </style:style>
    <style:style style:name="ro77" style:family="table-row">
      <style:table-row-properties style:row-height="17.18mm" fo:break-before="auto" style:use-optimal-row-height="false"/>
    </style:style>
    <style:style style:name="ro78" style:family="table-row">
      <style:table-row-properties style:row-height="9.44mm" fo:break-before="auto" style:use-optimal-row-height="false"/>
    </style:style>
    <style:style style:name="ro79" style:family="table-row">
      <style:table-row-properties style:row-height="12.59mm" fo:break-before="auto" style:use-optimal-row-height="false"/>
    </style:style>
    <style:style style:name="ro80" style:family="table-row">
      <style:table-row-properties style:row-height="9.9mm" fo:break-before="auto" style:use-optimal-row-height="true"/>
    </style:style>
    <style:style style:name="ro81" style:family="table-row">
      <style:table-row-properties style:row-height="26.05mm" fo:break-before="auto" style:use-optimal-row-height="false"/>
    </style:style>
    <style:style style:name="ro82" style:family="table-row">
      <style:table-row-properties style:row-height="40.02mm" fo:break-before="auto" style:use-optimal-row-height="true"/>
    </style:style>
    <style:style style:name="ro83" style:family="table-row">
      <style:table-row-properties style:row-height="26.9mm" fo:break-before="auto" style:use-optimal-row-height="false"/>
    </style:style>
    <style:style style:name="ro84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wrap-option="wrap" fo:border="0.06pt solid #000000"/>
    </style:style>
    <style:style style:name="ce186" style:family="table-cell" style:parent-style-name="Default">
      <style:table-cell-properties fo:background-color="transparent" fo:wrap-option="wrap" fo:border="0.06pt solid #000000"/>
    </style:style>
    <style:style style:name="ce187" style:family="table-cell" style:parent-style-name="Default">
      <style:table-cell-properties fo:background-color="#ffffff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</style:style>
    <style:style style:name="ce18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c2e0ae" fo:wrap-option="wrap" fo:border="0.06pt solid #000000"/>
    </style:style>
    <style:style style:name="ce19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 style:data-style-name="N100">
      <style:table-cell-properties fo:background-color="#ffffff" fo:wrap-option="wrap" fo:border="0.06pt solid #000000"/>
    </style:style>
    <style:style style:name="ce193" style:family="table-cell" style:parent-style-name="Default" style:data-style-name="N100">
      <style:table-cell-properties fo:wrap-option="wrap"/>
    </style:style>
    <style:style style:name="ce19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6" style:family="table-cell" style:parent-style-name="Default" style:data-style-name="N100">
      <style:table-cell-properties fo:wrap-option="wrap" fo:border="0.06pt solid #000000"/>
    </style:style>
    <style:style style:name="ce197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9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00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fff9ae"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0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4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7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0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3" style:family="table-cell" style:parent-style-name="Default">
      <style:table-cell-properties fo:background-color="#ffffff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14" style:family="table-cell" style:parent-style-name="Default">
      <style:table-cell-properties fo:background-color="#fff9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1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2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25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ff"/>
    </style:style>
    <style:style style:name="ce228" style:family="table-cell" style:parent-style-name="Default">
      <style:table-cell-properties fo:background-color="#fff9ae"/>
    </style:style>
    <style:style style:name="ce227" style:family="table-cell" style:parent-style-name="Default">
      <style:table-cell-properties fo:background-color="#fff9ae"/>
      <style:text-properties style:font-name="Arial" style:font-name-asian="SimSun" style:font-name-complex="Lucida Sans"/>
    </style:style>
    <style:style style:name="ce22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31" style:family="table-cell" style:parent-style-name="Default">
      <style:table-cell-properties fo:background-color="#c2e0ae"/>
    </style:style>
    <style:style style:name="ce23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34" style:family="table-cell" style:parent-style-name="Default" style:data-style-name="N100">
      <style:table-cell-properties fo:background-color="transparent" fo:wrap-option="wrap" fo:border="0.06pt solid #000000"/>
    </style:style>
    <style:style style:name="ce235" style:family="table-cell" style:parent-style-name="Default" style:data-style-name="N100">
      <style:table-cell-properties fo:background-color="#c2e0ae" fo:border="0.06pt solid #000000"/>
    </style:style>
    <style:style style:name="ce23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3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transparent" fo:wrap-option="wrap"/>
    </style:style>
    <style:style style:name="ce241" style:family="table-cell" style:parent-style-name="Default">
      <style:table-cell-properties fo:background-color="#ffffff" fo:wrap-option="wrap"/>
    </style:style>
    <style:style style:name="ce242" style:family="table-cell" style:parent-style-name="Default">
      <style:table-cell-properties fo:background-color="#fff9ae" fo:wrap-option="wrap"/>
    </style:style>
    <style:style style:name="ce243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fo:wrap-option="wrap"/>
    </style:style>
    <style:style style:name="ce245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47" style:family="table-cell" style:parent-style-name="Default">
      <style:table-cell-properties fo:background-color="#e0efd4" fo:wrap-option="wrap" fo:border="0.06pt solid #000000"/>
    </style:style>
    <style:style style:name="ce248" style:family="table-cell" style:parent-style-name="Default">
      <style:table-cell-properties fo:background-color="#e0efd4"/>
    </style:style>
    <style:style style:name="ce249" style:family="table-cell" style:parent-style-name="Default">
      <style:table-cell-properties fo:background-color="#cccccc"/>
    </style:style>
    <style:style style:name="ce250" style:family="table-cell" style:parent-style-name="Default" style:data-style-name="N100">
      <style:table-cell-properties fo:background-color="#f68e76" fo:wrap-option="wrap" fo:border="0.06pt solid #000000"/>
    </style:style>
    <style:style style:name="ce254" style:family="table-cell" style:parent-style-name="Default" style:data-style-name="N100"/>
    <style:style style:name="ce266" style:family="table-cell" style:parent-style-name="Default" style:data-style-name="N100">
      <style:table-cell-properties fo:background-color="#e0efd4" fo:wrap-option="wrap" fo:border="0.06pt solid #000000"/>
    </style:style>
    <style:style style:name="ce270" style:family="table-cell" style:parent-style-name="Default" style:data-style-name="N100">
      <style:table-cell-properties fo:background-color="#e0efd4"/>
    </style:style>
    <style:style style:name="ce274" style:family="table-cell" style:parent-style-name="Default" style:data-style-name="N100">
      <style:table-cell-properties fo:background-color="#cccccc"/>
    </style:style>
    <style:style style:name="ce276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80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3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0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30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0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19" style:family="table-cell" style:parent-style-name="Default" style:data-style-name="N100">
      <style:table-cell-properties fo:background-color="#c2e0ae" fo:wrap-option="wrap"/>
    </style:style>
    <style:style style:name="ce321" style:family="table-cell" style:parent-style-name="Default" style:data-style-name="N100">
      <style:table-cell-properties fo:background-color="#f68e76" fo:wrap-option="wrap"/>
    </style:style>
    <style:style style:name="ce322" style:family="table-cell" style:parent-style-name="Default">
      <style:table-cell-properties fo:background-color="#e0efd4" fo:wrap-option="wrap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8" style:family="table-cell" style:parent-style-name="Default" style:data-style-name="N100">
      <style:table-cell-properties fo:border="0.06pt solid #000000"/>
    </style:style>
    <style:style style:name="ce329" style:family="table-cell" style:parent-style-name="Default" style:data-style-name="N100">
      <style:table-cell-properties fo:background-color="#bce4e5" fo:border="0.06pt solid #000000"/>
    </style:style>
    <style:style style:name="ce330" style:family="table-cell" style:parent-style-name="Default" style:data-style-name="N100">
      <style:table-cell-properties fo:background-color="#cccccc" fo:border="0.06pt solid #000000"/>
    </style:style>
    <style:style style:name="ce33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2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3" style:family="table-cell" style:parent-style-name="Default" style:data-style-name="N100">
      <style:table-cell-properties fo:background-color="#bce4e5"/>
    </style:style>
    <style:style style:name="ce334" style:family="table-cell" style:parent-style-name="Default" style:data-style-name="N100">
      <style:table-cell-properties fo:background-color="#c2e0ae"/>
    </style:style>
    <style:style style:name="ce3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6" style:family="table-cell" style:parent-style-name="Default" style:data-style-name="N37"/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6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4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6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</style:style>
    <style:style style:name="ce42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48" style:family="table-cell" style:parent-style-name="Default"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 style:data-style-name="N117"/>
    <style:style style:name="ce45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3" style:family="table-cell" style:parent-style-name="Default">
      <style:table-cell-properties fo:background-color="#f37b70"/>
    </style:style>
    <style:style style:name="ce46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19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19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83" office:value-type="string" calcext:value-type="string">
            <text:p>Status</text:p>
          </table:table-cell>
          <table:table-cell table:style-name="ce183" office:value-type="string" calcext:value-type="string">
            <text:p>Submission</text:p>
          </table:table-cell>
          <table:table-cell table:style-name="ce194" office:value-type="string" calcext:value-type="string">
            <text:p>Horizon</text:p>
          </table:table-cell>
          <table:table-cell table:style-name="ce183" office:value-type="string" calcext:value-type="string">
            <text:p>Title</text:p>
          </table:table-cell>
          <table:table-cell table:style-name="ce183" office:value-type="string" calcext:value-type="string">
            <text:p>Authors</text:p>
          </table:table-cell>
          <table:table-cell table:style-name="ce183" office:value-type="string" calcext:value-type="string">
            <text:p>Target</text:p>
          </table:table-cell>
          <table:table-cell table:style-name="ce183" office:value-type="string" calcext:value-type="string">
            <text:p>Arxiv</text:p>
          </table:table-cell>
          <table:table-cell table:style-name="ce183" office:value-type="string" calcext:value-type="string">
            <text:p>HAL</text:p>
          </table:table-cell>
          <table:table-cell table:style-name="ce183" office:value-type="string" calcext:value-type="string">
            <text:p>Editor</text:p>
          </table:table-cell>
          <table:table-cell table:style-name="ce183" office:value-type="string" calcext:value-type="string">
            <text:p>DOI</text:p>
          </table:table-cell>
          <table:table-cell table:style-name="ce183" office:value-type="string" calcext:value-type="string">
            <text:p>Type</text:p>
          </table:table-cell>
          <table:table-cell table:style-name="ce194" office:value-type="string" calcext:value-type="string">
            <text:p>Scholar</text:p>
          </table:table-cell>
          <table:table-cell table:style-name="ce183" office:value-type="string" calcext:value-type="string">
            <text:p>Observations</text:p>
          </table:table-cell>
          <table:table-cell table:style-name="ce183" office:value-type="string" calcext:value-type="string">
            <text:p>Reviews</text:p>
          </table:table-cell>
          <table:table-cell table:style-name="ce183" office:value-type="string" calcext:value-type="string">
            <text:p>Latex</text:p>
          </table:table-cell>
          <table:table-cell table:style-name="ce183" office:value-type="string" calcext:value-type="string">
            <text:p>Bibtex record</text:p>
          </table:table-cell>
          <table:table-cell table:style-name="ce238" table:number-columns-repeated="1008"/>
        </table:table-row>
        <table:table-row table:style-name="ro2">
          <table:table-cell table:style-name="ce184" table:number-columns-repeated="2"/>
          <table:table-cell table:style-name="ce195"/>
          <table:table-cell table:style-name="ce184" table:number-columns-repeated="8"/>
          <table:table-cell table:style-name="ce195"/>
          <table:table-cell table:style-name="ce184" table:number-columns-repeated="2"/>
          <table:table-cell table:style-name="ce183" table:number-columns-repeated="2"/>
          <table:table-cell table:style-name="ce238" table:number-columns-repeated="1008"/>
        </table:table-row>
        <table:table-row table:style-name="ro4">
          <table:table-cell table:style-name="ce184" table:number-columns-repeated="2"/>
          <table:table-cell table:style-name="ce195"/>
          <table:table-cell table:style-name="ce184" table:number-columns-repeated="8"/>
          <table:table-cell table:style-name="ce195"/>
          <table:table-cell table:style-name="ce184" table:number-columns-repeated="2"/>
          <table:table-cell table:style-name="ce183" table:number-columns-repeated="2"/>
          <table:table-cell table:style-name="ce238" table:number-columns-repeated="1008"/>
        </table:table-row>
        <table:table-row table:style-name="ro5">
          <table:table-cell table:style-name="ce184" table:number-columns-repeated="2"/>
          <table:table-cell table:style-name="ce195" office:value-type="string" calcext:value-type="string">
            <text:p>December 2020</text:p>
          </table:table-cell>
          <table:table-cell table:style-name="ce184" office:value-type="string" calcext:value-type="string">
            <text:p>A framework for urban morphogenesis model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ybergeo Model Papers</text:p>
          </table:table-cell>
          <table:table-cell table:style-name="ce184" table:number-columns-repeated="4"/>
          <table:table-cell table:style-name="ce184" office:value-type="string" calcext:value-type="string">
            <text:p>Model paper</text:p>
          </table:table-cell>
          <table:table-cell table:style-name="ce195"/>
          <table:table-cell table:style-name="ce184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84" table:number-columns-repeated="3"/>
          <table:table-cell table:style-name="ce239" table:number-columns-repeated="1008"/>
        </table:table-row>
        <table:table-row table:style-name="ro6">
          <table:table-cell table:style-name="ce184" table:number-columns-repeated="2"/>
          <table:table-cell table:style-name="ce195" office:value-type="string" calcext:value-type="string">
            <text:p>December 2020</text:p>
          </table:table-cell>
          <table:table-cell table:style-name="ce184" office:value-type="string" calcext:value-type="string">
            <text:p>Quantifying the impact of segregative policies on dynamics of territories and networks</text:p>
          </table:table-cell>
          <table:table-cell table:style-name="ce184" office:value-type="string" calcext:value-type="string">
            <text:p>Raimbault J., Baffi S.</text:p>
          </table:table-cell>
          <table:table-cell table:style-name="ce184" office:value-type="string" calcext:value-type="string">
            <text:p>?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table:number-columns-repeated="2"/>
          <table:table-cell table:style-name="ce183" table:number-columns-repeated="2"/>
          <table:table-cell table:style-name="ce238" table:number-columns-repeated="1008"/>
        </table:table-row>
        <table:table-row table:style-name="ro1">
          <table:table-cell table:style-name="ce185" table:number-columns-repeated="2"/>
          <table:table-cell table:style-name="ce196" office:value-type="string" calcext:value-type="string">
            <text:p>December 2020</text:p>
          </table:table-cell>
          <table:table-cell table:style-name="ce185" office:value-type="string" calcext:value-type="string">
            <text:p>A Parsimonious Agent-Based Spatial Reconstruction of Variations in Language Usage</text:p>
          </table:table-cell>
          <table:table-cell table:style-name="ce185" office:value-type="string" calcext:value-type="string">
            <text:p>Raimbault J., Morini M., Tafazoli S., Giaffar H., Liuzzi D., Grujic J.</text:p>
          </table:table-cell>
          <table:table-cell table:style-name="ce185" office:value-type="string" calcext:value-type="string">
            <text:p>JASSS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5">
          <table:table-cell table:style-name="ce185" table:number-columns-repeated="2"/>
          <table:table-cell table:style-name="ce196" office:value-type="string" calcext:value-type="string">
            <text:p>December 2020</text:p>
          </table:table-cell>
          <table:table-cell table:style-name="ce185" office:value-type="string" calcext:value-type="string">
            <text:p>A new method for inverse problems in simulation models</text:p>
          </table:table-cell>
          <table:table-cell table:style-name="ce185" office:value-type="string" calcext:value-type="string">
            <text:p><text:span text:style-name="T4">Cherel G., Lavallee F., Raimbault J., </text:span>Reuillon R.</text:p>
          </table:table-cell>
          <table:table-cell table:style-name="ce185" office:value-type="string" calcext:value-type="string">
            <text:p>JASSS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5">
          <table:table-cell table:style-name="ce185" table:number-columns-repeated="2"/>
          <table:table-cell table:style-name="ce196" office:value-type="string" calcext:value-type="string">
            <text:p>December 2020</text:p>
          </table:table-cell>
          <table:table-cell table:style-name="ce185" office:value-type="string" calcext:value-type="string">
            <text:p>An integrated geographical approach to interactions between networks and territorie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ybergeo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7">
          <table:table-cell table:style-name="ce185"/>
          <table:table-cell table:style-name="ce185" office:value-type="string" calcext:value-type="string">
            <text:p>Submitted 25/05/2018 ; rejected 27/06/2018</text:p>
          </table:table-cell>
          <table:table-cell table:style-name="ce195" office:value-type="string" calcext:value-type="string">
            <text:p>October 2020</text:p>
          </table:table-cell>
          <table:table-cell table:style-name="ce208" office:value-type="string" calcext:value-type="string">
            <text:p>Reconciling complexities: for a stronger integration of approaches to socio-technical systems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<text:span text:style-name="T3">CSDM 2018</text:span> ; Systems Engineering</text:p>
          </table:table-cell>
          <table:table-cell table:style-name="ce185" office:value-type="float" office:value="1805.10195" calcext:value-type="float">
            <text:p>1805.10195</text:p>
          </table:table-cell>
          <table:table-cell table:style-name="ce185" table:number-columns-repeated="3"/>
          <table:table-cell table:style-name="ce185" office:value-type="string" calcext:value-type="string">
            <text:p>Journal paper</text:p>
          </table:table-cell>
          <table:table-cell table:style-name="ce196" office:value-type="string" calcext:value-type="string">
            <text:p>6448156594633512760</text:p>
          </table:table-cell>
          <table:table-cell table:style-name="ce185" office:value-type="string" calcext:value-type="string">
            <text:p>Make bibliographical analysis more robust</text:p>
          </table:table-cell>
          <table:table-cell table:style-name="ce185" table:number-columns-repeated="3"/>
          <table:table-cell table:number-columns-repeated="1008"/>
        </table:table-row>
        <table:table-row table:style-name="ro8">
          <table:table-cell table:style-name="ce184" table:number-columns-repeated="2"/>
          <table:table-cell table:style-name="ce197" office:value-type="string" calcext:value-type="string">
            <text:p>September 2020</text:p>
          </table:table-cell>
          <table:table-cell table:style-name="ce18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4" office:value-type="string" calcext:value-type="string">
            <text:p>Le Corre T., Raimbault J.</text:p>
          </table:table-cell>
          <table:table-cell table:style-name="ce184" office:value-type="string" calcext:value-type="string">
            <text:p><text:span text:style-name="T3">Urban Studies</text:span> ; Cybergeo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table:number-columns-repeated="4"/>
          <table:table-cell table:style-name="ce239" table:number-columns-repeated="1008"/>
        </table:table-row>
        <table:table-row table:style-name="ro1">
          <table:table-cell table:style-name="ce186"/>
          <table:table-cell table:style-name="ce186" office:value-type="string" calcext:value-type="string">
            <text:p>Submitted 10/09/2019 ; refused 16/11/2019</text:p>
          </table:table-cell>
          <table:table-cell table:style-name="ce198" office:value-type="string" calcext:value-type="string">
            <text:p><text:span text:style-name="T3">September 2019</text:span> ; September 2020</text:p>
          </table:table-cell>
          <table:table-cell table:style-name="ce209" office:value-type="string" calcext:value-type="string">
            <text:p>Gamma loss functions: enabling instant testing, debugging and monitoring of AutoML methods</text:p>
          </table:table-cell>
          <table:table-cell table:style-name="ce186" office:value-type="string" calcext:value-type="string">
            <text:p>Matache C., Passerat-Palmbat J., Raimbault J., Reuillon R.</text:p>
          </table:table-cell>
          <table:table-cell table:style-name="ce223" office:value-type="string" calcext:value-type="string">
            <text:p>SystemML<text:span text:style-name="T5"> ; ?</text:span></text:p>
          </table:table-cell>
          <table:table-cell table:style-name="ce186" table:number-columns-repeated="4"/>
          <table:table-cell table:style-name="ce186" office:value-type="string" calcext:value-type="string">
            <text:p>Proceedings</text:p>
          </table:table-cell>
          <table:table-cell table:style-name="ce234"/>
          <table:table-cell table:style-name="ce186" table:number-columns-repeated="4"/>
          <table:table-cell table:style-name="ce240" table:number-columns-repeated="1008"/>
        </table:table-row>
        <table:table-row table:style-name="ro9">
          <table:table-cell table:style-name="ce184"/>
          <table:table-cell table:style-name="ce184" office:value-type="string" calcext:value-type="string">
            <text:p>Defended 11/06/2018 ; Final version (French) 12/07/2018</text:p>
          </table:table-cell>
          <table:table-cell table:style-name="ce195" office:value-type="string" calcext:value-type="string">
            <text:p>September 2020</text:p>
          </table:table-cell>
          <table:table-cell table:style-name="ce210" office:value-type="string" calcext:value-type="string">
            <text:p>Caractérisation et modélisation de la co-évolution des réseaux de transport et des territoir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age Open Long Form</text:p>
          </table:table-cell>
          <table:table-cell table:style-name="ce184"/>
          <table:table-cell table:style-name="ce184" office:value-type="string" calcext:value-type="string">
            <text:p>tel-01857741</text:p>
          </table:table-cell>
          <table:table-cell table:style-name="ce184" table:number-columns-repeated="2"/>
          <table:table-cell table:style-name="ce184" office:value-type="string" calcext:value-type="string">
            <text:p>PhD Thesis</text:p>
          </table:table-cell>
          <table:table-cell table:style-name="ce195" office:value-type="string" calcext:value-type="string">
            <text:p>9118996451297751276</text:p>
          </table:table-cell>
          <table:table-cell table:style-name="ce184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84" table:number-columns-repeated="3"/>
          <table:table-cell table:style-name="ce239" table:number-columns-repeated="1008"/>
        </table:table-row>
        <table:table-row table:style-name="ro10">
          <table:table-cell table:style-name="ce185" table:number-columns-repeated="2"/>
          <table:table-cell table:style-name="ce196" office:value-type="string" calcext:value-type="string">
            <text:p>September 2020</text:p>
          </table:table-cell>
          <table:table-cell table:style-name="ce185" office:value-type="string" calcext:value-type="string">
            <text:p>An agent-based approach of regional migration dynamics in Pearl River Delta</text:p>
          </table:table-cell>
          <table:table-cell table:style-name="ce185" office:value-type="string" calcext:value-type="string">
            <text:p>Losavio C., Raimbault J.</text:p>
          </table:table-cell>
          <table:table-cell table:style-name="ce185" office:value-type="string" calcext:value-type="string">
            <text:p>EPA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1">
          <table:table-cell table:style-name="ce185" table:number-columns-repeated="2"/>
          <table:table-cell table:style-name="ce196" office:value-type="string" calcext:value-type="string">
            <text:p>September 2020</text:p>
          </table:table-cell>
          <table:table-cell table:style-name="ce185" office:value-type="string" calcext:value-type="string">
            <text:p>A simple embedding method for the evaluation of fitness in a noisy environment</text:p>
          </table:table-cell>
          <table:table-cell table:style-name="ce185" office:value-type="string" calcext:value-type="string">
            <text:p>Raimbault J., Reuillon R.</text:p>
          </table:table-cell>
          <table:table-cell table:style-name="ce185" office:value-type="string" calcext:value-type="string">
            <text:p>IEEE Transactions on Evolutionary Computation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2">
          <table:table-cell table:style-name="ce184"/>
          <table:table-cell table:style-name="ce184" office:value-type="string" calcext:value-type="string">
            <text:p>Submitted 30/03/2018 ; rejected 07/05/2018</text:p>
          </table:table-cell>
          <table:table-cell table:style-name="ce195" office:value-type="string" calcext:value-type="string">
            <text:p>September 2020</text:p>
          </table:table-cell>
          <table:table-cell table:style-name="ce184" office:value-type="string" calcext:value-type="string">
            <text:p>Co-evolution and morphogenetic systems</text:p>
          </table:table-cell>
          <table:table-cell table:style-name="ce184" office:value-type="string" calcext:value-type="string">
            <text:p>Raimbault J.</text:p>
          </table:table-cell>
          <table:table-cell table:style-name="ce224" office:value-type="string" calcext:value-type="string">
            <text:p>Artificial Life 2018 Conference<text:span text:style-name="T5"> ; Artificial Life</text:span></text:p>
          </table:table-cell>
          <table:table-cell table:style-name="ce184" office:value-type="float" office:value="1803.11457" calcext:value-type="float">
            <text:p>1803.11457</text:p>
          </table:table-cell>
          <table:table-cell table:style-name="ce184" table:number-columns-repeated="3"/>
          <table:table-cell table:style-name="ce184" office:value-type="string" calcext:value-type="string">
            <text:p>Journal paper</text:p>
          </table:table-cell>
          <table:table-cell table:style-name="ce195" office:value-type="string" calcext:value-type="string">
            <text:p>12776136926509282890</text:p>
          </table:table-cell>
          <table:table-cell table:style-name="ce184" office:value-type="string" calcext:value-type="string">
            <text:p>add multilevel/niche rbd → joined with Rochebrune’s simulations</text:p>
          </table:table-cell>
          <table:table-cell table:style-name="ce184" table:number-columns-repeated="3"/>
          <table:table-cell table:style-name="ce239" table:number-columns-repeated="1008"/>
        </table:table-row>
        <table:table-row table:style-name="ro13">
          <table:table-cell table:style-name="ce185" table:number-columns-repeated="2"/>
          <table:table-cell table:style-name="ce195" office:value-type="string" calcext:value-type="string">
            <text:p>August 2020</text:p>
          </table:table-cell>
          <table:table-cell table:style-name="ce208" office:value-type="string" calcext:value-type="string">
            <text:p>An empirical study of the diffusion of innovation within systems of cities through the lens of patent data</text:p>
          </table:table-cell>
          <table:table-cell table:style-name="ce185" office:value-type="string" calcext:value-type="string">
            <text:p>Raimbault J., Bergeaud A., Pumain D.</text:p>
          </table:table-cell>
          <table:table-cell table:style-name="ce185" office:value-type="string" calcext:value-type="string">
            <text:p>Urban Studies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3">
          <table:table-cell table:style-name="ce185" table:number-columns-repeated="2"/>
          <table:table-cell table:style-name="ce196" office:value-type="string" calcext:value-type="string">
            <text:p>August 2020</text:p>
          </table:table-cell>
          <table:table-cell table:style-name="ce185" office:value-type="string" calcext:value-type="string">
            <text:p>A generative urban network model to forecast urban system trajectories</text:p>
          </table:table-cell>
          <table:table-cell table:style-name="ce185" office:value-type="string" calcext:value-type="string">
            <text:p>Raimbault J., Zdanowska N., Arcaute E.</text:p>
          </table:table-cell>
          <table:table-cell table:style-name="ce185" office:value-type="string" calcext:value-type="string">
            <text:p>Journal of Economic Geography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4">
          <table:table-cell table:style-name="ce185" table:number-columns-repeated="2"/>
          <table:table-cell table:style-name="ce196" office:value-type="string" calcext:value-type="string">
            <text:p>July 2020</text:p>
          </table:table-cell>
          <table:table-cell table:style-name="ce185" office:value-type="string" calcext:value-type="string">
            <text:p>Optimizing the Extraction of Information from a Complex System</text:p>
          </table:table-cell>
          <table:table-cell table:style-name="ce185" office:value-type="string" calcext:value-type="string">
            <text:p>Raimbault J., Marandon E.</text:p>
          </table:table-cell>
          <table:table-cell table:style-name="ce185" office:value-type="string" calcext:value-type="string">
            <text:p>EPJ Data Science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5">
          <table:table-cell table:style-name="ce184" table:number-columns-repeated="2"/>
          <table:table-cell table:style-name="ce195" office:value-type="string" calcext:value-type="string">
            <text:p>July 2020</text:p>
          </table:table-cell>
          <table:table-cell table:style-name="ce184" office:value-type="string" calcext:value-type="string">
            <text:p>Book Review : The New Science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ybergeo</text:p>
          </table:table-cell>
          <table:table-cell table:style-name="ce184" table:number-columns-repeated="4"/>
          <table:table-cell table:style-name="ce184" office:value-type="string" calcext:value-type="string">
            <text:p>Book review</text:p>
          </table:table-cell>
          <table:table-cell table:style-name="ce195"/>
          <table:table-cell table:style-name="ce184" office:value-type="string" calcext:value-type="string">
            <text:p>Idea : coupled review 3 books ?</text:p>
          </table:table-cell>
          <table:table-cell table:style-name="ce184" table:number-columns-repeated="3"/>
          <table:table-cell table:style-name="ce239" table:number-columns-repeated="1008"/>
        </table:table-row>
        <table:table-row table:style-name="ro12">
          <table:table-cell table:style-name="ce184" table:number-columns-repeated="2"/>
          <table:table-cell table:style-name="ce195" office:value-type="string" calcext:value-type="string">
            <text:p>June 2020</text:p>
          </table:table-cell>
          <table:table-cell table:style-name="ce184" office:value-type="string" calcext:value-type="string">
            <text:p>Benchmarking interaction models of Urban Growth</text:p>
          </table:table-cell>
          <table:table-cell table:style-name="ce184" office:value-type="string" calcext:value-type="string">
            <text:p>Raimbault J., Pumain D.</text:p>
          </table:table-cell>
          <table:table-cell table:style-name="ce185" office:value-type="string" calcext:value-type="string">
            <text:p>Geographical Analysis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office:value-type="string" calcext:value-type="string">
            <text:p>Finish after feedback CCS ; calibrate on shape of correlation curves</text:p>
          </table:table-cell>
          <table:table-cell table:style-name="ce184" table:number-columns-repeated="3"/>
          <table:table-cell table:style-name="ce239" table:number-columns-repeated="1008"/>
        </table:table-row>
        <table:table-row table:style-name="ro16">
          <table:table-cell table:style-name="ce184" table:number-columns-repeated="2"/>
          <table:table-cell table:style-name="ce195" office:value-type="string" calcext:value-type="string">
            <text:p>June 2020</text:p>
          </table:table-cell>
          <table:table-cell table:style-name="ce184" office:value-type="string" calcext:value-type="string">
            <text:p>Urban scaling and dynamic models</text:p>
          </table:table-cell>
          <table:table-cell table:style-name="ce184" office:value-type="string" calcext:value-type="string">
            <text:p>Raimbault J., Gang X., Arcaute E., Pumain D.</text:p>
          </table:table-cell>
          <table:table-cell table:style-name="ce184" office:value-type="string" calcext:value-type="string">
            <text:p>?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table:number-columns-repeated="2"/>
          <table:table-cell table:style-name="ce183" table:number-columns-repeated="2"/>
          <table:table-cell table:style-name="ce238" table:number-columns-repeated="1008"/>
        </table:table-row>
        <table:table-row table:style-name="ro17">
          <table:table-cell table:style-name="ce185" table:number-columns-repeated="2"/>
          <table:table-cell table:style-name="ce195" office:value-type="string" calcext:value-type="string">
            <text:p>June 2020</text:p>
          </table:table-cell>
          <table:table-cell table:style-name="ce208" office:value-type="string" calcext:value-type="string">
            <text:p>A dynamic database of French Highways</text:p>
          </table:table-cell>
          <table:table-cell table:style-name="ce185" office:value-type="string" calcext:value-type="string">
            <text:p>Le Nechet F., Raimbault J.</text:p>
          </table:table-cell>
          <table:table-cell table:style-name="ce185" office:value-type="string" calcext:value-type="string">
            <text:p>Cybergeo Data Papers</text:p>
          </table:table-cell>
          <table:table-cell table:style-name="ce185" table:number-columns-repeated="4"/>
          <table:table-cell table:style-name="ce185" office:value-type="string" calcext:value-type="string">
            <text:p>Data paper</text:p>
          </table:table-cell>
          <table:table-cell table:style-name="ce196"/>
          <table:table-cell table:style-name="ce185" office:value-type="string" calcext:value-type="string">
            <text:p>Application : territorial equity</text:p>
          </table:table-cell>
          <table:table-cell table:style-name="ce185" table:number-columns-repeated="3"/>
          <table:table-cell table:number-columns-repeated="1008"/>
        </table:table-row>
        <table:table-row table:style-name="ro18">
          <table:table-cell table:style-name="ce185" table:number-columns-repeated="2"/>
          <table:table-cell table:style-name="ce199" office:value-type="string" calcext:value-type="string">
            <text:p>June 2020 </text:p>
          </table:table-cell>
          <table:table-cell table:style-name="ce185" office:value-type="string" calcext:value-type="string">
            <text:p>Co-evolution dans les interactions reseaux-territoires</text:p>
          </table:table-cell>
          <table:table-cell table:style-name="ce185" office:value-type="string" calcext:value-type="string">
            <text:p>Raimbault J., Le Nechet F.</text:p>
          </table:table-cell>
          <table:table-cell table:style-name="ce185" office:value-type="string" calcext:value-type="string">
            <text:p>ISTE Encyclopedie Geographie</text:p>
          </table:table-cell>
          <table:table-cell table:style-name="ce185" table:number-columns-repeated="4"/>
          <table:table-cell table:style-name="ce185" office:value-type="string" calcext:value-type="string">
            <text:p>Book chapt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9">
          <table:table-cell table:style-name="ce184"/>
          <table:table-cell table:style-name="ce184" office:value-type="string" calcext:value-type="string">
            <text:p>Accepted 06/11/2017 ; Withdrawn 25/11/2017 ; abstract 13/03/2020 </text:p>
          </table:table-cell>
          <table:table-cell table:style-name="ce200" office:value-type="string" calcext:value-type="string">
            <text:p>June 2020</text:p>
          </table:table-cell>
          <table:table-cell table:style-name="ce184" office:value-type="string" calcext:value-type="string">
            <text:p>An agent-based model of interdisciplinary interactions in scienc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84"/>
          <table:table-cell table:style-name="ce183" table:number-columns-repeated="2"/>
          <table:table-cell table:style-name="ce238" table:number-columns-repeated="1008"/>
        </table:table-row>
        <table:table-row table:style-name="ro14">
          <table:table-cell table:style-name="ce184" table:number-columns-repeated="2"/>
          <table:table-cell table:style-name="ce195" office:value-type="string" calcext:value-type="string">
            <text:p>June 2020</text:p>
          </table:table-cell>
          <table:table-cell table:style-name="ce184" office:value-type="string" calcext:value-type="string">
            <text:p>A topological database of world road network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cientific Data</text:p>
          </table:table-cell>
          <table:table-cell table:style-name="ce184" table:number-columns-repeated="4"/>
          <table:table-cell table:style-name="ce184" office:value-type="string" calcext:value-type="string">
            <text:p>Data paper</text:p>
          </table:table-cell>
          <table:table-cell table:style-name="ce195"/>
          <table:table-cell table:style-name="ce184" table:number-columns-repeated="4"/>
          <table:table-cell table:style-name="ce239" table:number-columns-repeated="1008"/>
        </table:table-row>
        <table:table-row table:style-name="ro14">
          <table:table-cell table:style-name="ce184" table:number-columns-repeated="2"/>
          <table:table-cell table:style-name="ce195" office:value-type="string" calcext:value-type="string">
            <text:p>June 2020</text:p>
          </table:table-cell>
          <table:table-cell table:style-name="ce184" office:value-type="string" calcext:value-type="string">
            <text:p>City growth regularities</text:p>
          </table:table-cell>
          <table:table-cell table:style-name="ce184" office:value-type="string" calcext:value-type="string">
            <text:p>Raimbault J., Fragklias M.</text:p>
          </table:table-cell>
          <table:table-cell table:style-name="ce184" office:value-type="string" calcext:value-type="string">
            <text:p>Urban Complexity Compendium</text:p>
          </table:table-cell>
          <table:table-cell table:style-name="ce184" table:number-columns-repeated="4"/>
          <table:table-cell table:style-name="ce184" office:value-type="string" calcext:value-type="string">
            <text:p>Book chapter</text:p>
          </table:table-cell>
          <table:table-cell table:style-name="ce195"/>
          <table:table-cell table:style-name="ce184" table:number-columns-repeated="4"/>
          <table:table-cell table:style-name="ce239" table:number-columns-repeated="1008"/>
        </table:table-row>
        <table:table-row table:style-name="ro16">
          <table:table-cell table:style-name="ce184" table:number-columns-repeated="2"/>
          <table:table-cell table:style-name="ce195" office:value-type="string" calcext:value-type="string">
            <text:p>June 2020</text:p>
          </table:table-cell>
          <table:table-cell table:style-name="ce184" office:value-type="string" calcext:value-type="string">
            <text:p>A systematic review and meta-analysis of models coupling transportation networks with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?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table:number-columns-repeated="2"/>
          <table:table-cell table:style-name="ce183" table:number-columns-repeated="2"/>
          <table:table-cell table:style-name="ce238" table:number-columns-repeated="1008"/>
        </table:table-row>
        <table:table-row table:style-name="ro20">
          <table:table-cell table:style-name="ce185" table:number-columns-repeated="2"/>
          <table:table-cell table:style-name="ce199" office:value-type="string" calcext:value-type="string">
            <text:p>June 2020</text:p>
          </table:table-cell>
          <table:table-cell table:style-name="ce185" office:value-type="string" calcext:value-type="string">
            <text:p>An evolutionary theory of urban systems</text:p>
          </table:table-cell>
          <table:table-cell table:style-name="ce185" office:value-type="string" calcext:value-type="string">
            <text:p>Raimbault J., Denis E., Pumain D.</text:p>
          </table:table-cell>
          <table:table-cell table:style-name="ce185" office:value-type="string" calcext:value-type="string">
            <text:p>Handbook Entropy, Complexity, Spatial Dynamics</text:p>
          </table:table-cell>
          <table:table-cell table:style-name="ce185" table:number-columns-repeated="4"/>
          <table:table-cell table:style-name="ce233" office:value-type="string" calcext:value-type="string">
            <text:p>Book chapt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4">
          <table:table-cell table:style-name="ce185" table:number-columns-repeated="2"/>
          <table:table-cell table:style-name="ce196" office:value-type="string" calcext:value-type="string">
            <text:p>May 2020</text:p>
          </table:table-cell>
          <table:table-cell table:style-name="ce185" office:value-type="string" calcext:value-type="string">
            <text:p>An Interdisciplinary Approach to Morphogenesis</text:p>
          </table:table-cell>
          <table:table-cell table:style-name="ce185" office:value-type="string" calcext:value-type="string">
            <text:p>Antelope C.X., Hubatsch L., Raimbault J., Serna J.M.</text:p>
          </table:table-cell>
          <table:table-cell table:style-name="ce185" office:value-type="string" calcext:value-type="string">
            <text:p>Complexity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7">
          <table:table-cell table:style-name="ce185" table:number-columns-repeated="2"/>
          <table:table-cell table:style-name="ce195" office:value-type="string" calcext:value-type="string">
            <text:p>May 2020</text:p>
          </table:table-cell>
          <table:table-cell table:style-name="ce208" office:value-type="string" calcext:value-type="string">
            <text:p>Validation of land-use transport interaction models</text:p>
          </table:table-cell>
          <table:table-cell table:style-name="ce185" office:value-type="string" calcext:value-type="string">
            <text:p>Raimbault J., Reuillon R., Cherel G.</text:p>
          </table:table-cell>
          <table:table-cell table:style-name="ce185" office:value-type="string" calcext:value-type="string">
            <text:p>Transportation Research Part B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office:value-type="string" calcext:value-type="string">
            <text:p>or special issue TRC ?</text:p>
          </table:table-cell>
          <table:table-cell table:style-name="ce185" table:number-columns-repeated="3"/>
          <table:table-cell table:number-columns-repeated="1008"/>
        </table:table-row>
        <table:table-row table:style-name="ro18">
          <table:table-cell table:style-name="ce185" table:number-columns-repeated="2"/>
          <table:table-cell table:style-name="ce199" office:value-type="string" calcext:value-type="string">
            <text:p>May 2020</text:p>
          </table:table-cell>
          <table:table-cell table:style-name="ce185" office:value-type="string" calcext:value-type="string">
            <text:p>Book Review : Peupler la terre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ybergeo</text:p>
          </table:table-cell>
          <table:table-cell table:style-name="ce185" table:number-columns-repeated="4"/>
          <table:table-cell table:style-name="ce185" office:value-type="string" calcext:value-type="string">
            <text:p>Book review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13">
          <table:table-cell table:style-name="ce185" table:number-columns-repeated="2"/>
          <table:table-cell table:style-name="ce196" office:value-type="string" calcext:value-type="string">
            <text:p>May 2020</text:p>
          </table:table-cell>
          <table:table-cell table:style-name="ce185" office:value-type="string" calcext:value-type="string">
            <text:p>A strongly coupled multi-scalar model of urban growth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CEUS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table:number-columns-repeated="4"/>
          <table:table-cell table:number-columns-repeated="1008"/>
        </table:table-row>
        <table:table-row table:style-name="ro20">
          <table:table-cell table:style-name="ce185" table:number-columns-repeated="2"/>
          <table:table-cell table:style-name="ce199" office:value-type="string" calcext:value-type="string">
            <text:p>May 2020</text:p>
          </table:table-cell>
          <table:table-cell table:style-name="ce185" office:value-type="string" calcext:value-type="string">
            <text:p>Microsimulation models and land-use transport interaction models : a systematic review</text:p>
          </table:table-cell>
          <table:table-cell table:style-name="ce185" office:value-type="string" calcext:value-type="string">
            <text:p>Raimbault J., Vanhoof M., Batty M.</text:p>
          </table:table-cell>
          <table:table-cell table:style-name="ce185" office:value-type="string" calcext:value-type="string">
            <text:p>Applied Network Science</text:p>
          </table:table-cell>
          <table:table-cell table:style-name="ce185" table:number-columns-repeated="4"/>
          <table:table-cell table:style-name="ce185" office:value-type="string" calcext:value-type="string">
            <text:p>Journal paper</text:p>
          </table:table-cell>
          <table:table-cell table:style-name="ce196"/>
          <table:table-cell table:style-name="ce185" office:value-type="string" calcext:value-type="string">
            <text:p>Special issue Applied Network Science</text:p>
          </table:table-cell>
          <table:table-cell table:style-name="ce185" table:number-columns-repeated="3"/>
          <table:table-cell table:number-columns-repeated="1008"/>
        </table:table-row>
        <table:table-row table:style-name="ro21">
          <table:table-cell table:style-name="ce187"/>
          <table:table-cell table:style-name="ce192" office:value-type="string" calcext:value-type="string">
            <text:p>Submitted 25/07/2018 ; abstract accepted 10/09/2018 ; revised 05/11/2018 ; cancelled 28/05/2019</text:p>
          </table:table-cell>
          <table:table-cell table:style-name="ce192" office:value-type="string" calcext:value-type="string">
            <text:p>May 2020</text:p>
          </table:table-cell>
          <table:table-cell table:style-name="ce212" office:value-type="string" calcext:value-type="string">
            <text:p>Modeling interactions between transportation networks and territories : a co-evolution approach</text:p>
          </table:table-cell>
          <table:table-cell table:style-name="ce192" office:value-type="string" calcext:value-type="string">
            <text:p>Raimbault J.</text:p>
          </table:table-cell>
          <table:table-cell table:style-name="ce192" office:value-type="string" calcext:value-type="string">
            <text:p><text:span text:style-name="T3">Actes des JJC Pacte-Citeres</text:span> ;Cybergeo</text:p>
          </table:table-cell>
          <table:table-cell table:style-name="ce187" office:value-type="float" office:value="1902.04802" calcext:value-type="float">
            <text:p>1902.04802</text:p>
          </table:table-cell>
          <table:table-cell table:style-name="ce187" office:value-type="string" calcext:value-type="string">
            <text:p>halshs-01933916</text:p>
          </table:table-cell>
          <table:table-cell table:style-name="ce187" table:number-columns-repeated="2"/>
          <table:table-cell table:style-name="ce187" office:value-type="string" calcext:value-type="string">
            <text:p>Journal paper</text:p>
          </table:table-cell>
          <table:table-cell table:style-name="ce192"/>
          <table:table-cell table:style-name="ce187" office:value-type="string" calcext:value-type="string">
            <text:p>special issue JJC proceedings cancelled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22">
          <table:table-cell table:style-name="ce184" table:number-columns-repeated="2"/>
          <table:table-cell table:style-name="ce195" office:value-type="string" calcext:value-type="string">
            <text:p>May 2020</text:p>
          </table:table-cell>
          <table:table-cell table:style-name="ce184" office:value-type="string" calcext:value-type="string">
            <text:p>Mapping the research landscape on modeling interactions between networks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5" office:value-type="string" calcext:value-type="string">
            <text:p>JTLU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195"/>
          <table:table-cell table:style-name="ce184" table:number-columns-repeated="4"/>
          <table:table-cell table:style-name="ce239" table:number-columns-repeated="1008"/>
        </table:table-row>
        <table:table-row table:style-name="ro23">
          <table:table-cell table:style-name="ce187"/>
          <table:table-cell table:style-name="ce187" office:value-type="string" calcext:value-type="string">
            <text:p>Submitted 30/09/2018 ; accepted 26/10/2018 ; v1 20/01/2019 ; no publi 01/02/2019</text:p>
          </table:table-cell>
          <table:table-cell table:style-name="ce192" office:value-type="string" calcext:value-type="string">
            <text:p>May 2020</text:p>
          </table:table-cell>
          <table:table-cell table:style-name="ce187" office:value-type="string" calcext:value-type="string">
            <text:p>Space and complexities of territorial systems</text:p>
          </table:table-cell>
          <table:table-cell table:style-name="ce187" office:value-type="string" calcext:value-type="string">
            <text:p>Raimbault J.</text:p>
          </table:table-cell>
          <table:table-cell table:style-name="ce225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87" office:value-type="float" office:value="1901.09869" calcext:value-type="float">
            <text:p>1901.09869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92"/>
          <table:table-cell table:style-name="ce18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11">
          <table:table-cell table:style-name="ce187"/>
          <table:table-cell table:style-name="ce187" office:value-type="string" calcext:value-type="string">
            <text:p>Submitted 06/03/2020 ; cancelled 20/04/2020</text:p>
          </table:table-cell>
          <table:table-cell table:style-name="ce192" office:value-type="string" calcext:value-type="string">
            <text:p>May 2020</text:p>
          </table:table-cell>
          <table:table-cell table:style-name="ce213" office:value-type="string" calcext:value-type="string">
            <text:p>Modeling urban firm networks</text:p>
          </table:table-cell>
          <table:table-cell table:style-name="ce187" office:value-type="string" calcext:value-type="string">
            <text:p>Raimbault J., Zdanowska N., Arcaute E.</text:p>
          </table:table-cell>
          <table:table-cell table:style-name="ce226" office:value-type="string" calcext:value-type="string">
            <text:p><text:span text:style-name="T3">NetSci 2020 Conference</text:span> ; ?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92"/>
          <table:table-cell table:style-name="ce187" office:value-type="string" calcext:value-type="string">
            <text:p>NetSci CS track cancelled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20/05/2020</text:p>
          </table:table-cell>
          <table:table-cell table:style-name="ce201" office:value-type="string" calcext:value-type="string">
            <text:p>May 2020</text:p>
          </table:table-cell>
          <table:table-cell table:style-name="ce214" office:value-type="string" calcext:value-type="string">
            <text:p>Empowering urban governance through urban science: <text:s/>multi-scale dynamics of urban systems worldwide</text:p>
          </table:table-cell>
          <table:table-cell table:style-name="ce188" office:value-type="string" calcext:value-type="string">
            <text:p>Raimbault J., Denis E., Pumain D.</text:p>
          </table:table-cell>
          <table:table-cell table:style-name="ce228" office:value-type="string" calcext:value-type="string">
            <text:p><text:span text:style-name="T3">City2.0</text:span> ; Sustainability</text:p>
          </table:table-cell>
          <table:table-cell table:style-name="ce188" table:number-columns-repeated="4"/>
          <table:table-cell table:style-name="ce188" office:value-type="string" calcext:value-type="string">
            <text:p>Journal paper</text:p>
          </table:table-cell>
          <table:table-cell table:style-name="ce201"/>
          <table:table-cell table:style-name="ce188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188" table:number-columns-repeated="3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0/04/2020</text:p>
          </table:table-cell>
          <table:table-cell table:style-name="ce201" office:value-type="string" calcext:value-type="string">
            <text:p>April 2020</text:p>
          </table:table-cell>
          <table:table-cell table:style-name="ce214" office:value-type="string" calcext:value-type="string">
            <text:p>A model of urban evolution based on innovation diffusion</text:p>
          </table:table-cell>
          <table:table-cell table:style-name="ce188" office:value-type="string" calcext:value-type="string">
            <text:p>Raimbault J.</text:p>
          </table:table-cell>
          <table:table-cell table:style-name="ce227" office:value-type="string" calcext:value-type="string">
            <text:p>Artificial Life 2020 Conference</text:p>
          </table:table-cell>
          <table:table-cell table:style-name="ce188" office:value-type="float" office:value="2004.15023" calcext:value-type="float">
            <text:p>2004.15023</text:p>
          </table:table-cell>
          <table:table-cell table:style-name="ce188" table:number-columns-repeated="3"/>
          <table:table-cell table:style-name="ce188" office:value-type="string" calcext:value-type="string">
            <text:p>Proceedings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0/04/2020</text:p>
          </table:table-cell>
          <table:table-cell table:style-name="ce202" office:value-type="string" calcext:value-type="string">
            <text:p>April 2020</text:p>
          </table:table-cell>
          <table:table-cell table:style-name="ce214" office:value-type="string" calcext:value-type="string">
            <text:p>Cities as they could be: Artificial Life and Urban Systems</text:p>
          </table:table-cell>
          <table:table-cell table:style-name="ce188" office:value-type="string" calcext:value-type="string">
            <text:p>Raimbault J.</text:p>
          </table:table-cell>
          <table:table-cell table:style-name="ce228" office:value-type="string" calcext:value-type="string">
            <text:p>Artificial Life 2020 Conference</text:p>
          </table:table-cell>
          <table:table-cell table:style-name="ce188" office:value-type="float" office:value="2002.12926" calcext:value-type="float">
            <text:p>2002.12926</text:p>
          </table:table-cell>
          <table:table-cell table:style-name="ce188" table:number-columns-repeated="3"/>
          <table:table-cell table:style-name="ce188" office:value-type="string" calcext:value-type="string">
            <text:p>Proceedings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1/01/2020</text:p>
          </table:table-cell>
          <table:table-cell table:style-name="ce202" office:value-type="string" calcext:value-type="string">
            <text:p>January 2020</text:p>
          </table:table-cell>
          <table:table-cell table:style-name="ce188" office:value-type="string" calcext:value-type="string">
            <text:p>Hierarchy and co-evolution processes in urban system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ISTE Encyclopedie Geographie</text:p>
          </table:table-cell>
          <table:table-cell table:style-name="ce188" office:value-type="float" office:value="2001.11989" calcext:value-type="float">
            <text:p>2001.11989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1"/>
          <table:table-cell table:style-name="ce188" office:value-type="string" calcext:value-type="string">
            <text:p>(translated EN → FR)</text:p>
          </table:table-cell>
          <table:table-cell table:style-name="ce188" table:number-columns-repeated="3"/>
          <table:table-cell table:style-name="ce242" table:number-columns-repeated="1008"/>
        </table:table-row>
        <table:table-row table:style-name="ro11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5/10/2018</text:p>
          </table:table-cell>
          <table:table-cell table:style-name="ce201" office:value-type="string" calcext:value-type="string">
            <text:p>October 2018</text:p>
          </table:table-cell>
          <table:table-cell table:style-name="ce215" office:value-type="string" calcext:value-type="string">
            <text:p>Closing the loop: Introducing Endogenous Transport Provision in a LUTI Model</text:p>
          </table:table-cell>
          <table:table-cell table:style-name="ce188" office:value-type="string" calcext:value-type="string">
            <text:p>Raimbault J., Le Nechet F.</text:p>
          </table:table-cell>
          <table:table-cell table:style-name="ce188" office:value-type="string" calcext:value-type="string">
            <text:p>Journal of Transport Geography</text:p>
          </table:table-cell>
          <table:table-cell table:style-name="ce188" table:number-columns-repeated="4"/>
          <table:table-cell table:style-name="ce188" office:value-type="string" calcext:value-type="string">
            <text:p>Journal paper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12">
          <table:table-cell table:style-name="ce189" office:value-type="string" calcext:value-type="string">
            <text:p>in production</text:p>
          </table:table-cell>
          <table:table-cell table:style-name="ce18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03" office:value-type="string" calcext:value-type="string">
            <text:p>April 2018</text:p>
          </table:table-cell>
          <table:table-cell table:style-name="ce189" office:value-type="string" calcext:value-type="string">
            <text:p>Modeling the co-evolution of cities and network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Handbook of Cities and Networks</text:p>
          </table:table-cell>
          <table:table-cell table:style-name="ce189" office:value-type="float" office:value="1804.0943" calcext:value-type="float">
            <text:p>1804.0943</text:p>
          </table:table-cell>
          <table:table-cell table:style-name="ce189" table:number-columns-repeated="3"/>
          <table:table-cell table:style-name="ce189" office:value-type="string" calcext:value-type="string">
            <text:p>Book chapter</text:p>
          </table:table-cell>
          <table:table-cell table:style-name="ce203" office:value-type="string" calcext:value-type="string">
            <text:p>9373770629042102363</text:p>
          </table:table-cell>
          <table:table-cell table:style-name="ce189" table:number-columns-repeated="4"/>
          <table:table-cell table:style-name="ce243" table:number-columns-repeated="1008"/>
        </table:table-row>
        <table:table-row table:style-name="ro24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04" office:value-type="string" calcext:value-type="string">
            <text:p>September 2018</text:p>
          </table:table-cell>
          <table:table-cell table:style-name="ce190" office:value-type="string" calcext:value-type="string">
            <text:p>A spatial agent based model for simulating and optimizing networked eco-industrial systems</text:p>
          </table:table-cell>
          <table:table-cell table:style-name="ce190" office:value-type="string" calcext:value-type="string">
            <text:p>Raimbault J, Broere J., Somveille M., Serna J.M, Strombom E., Moore C., Zhu B., Sugar L.</text:p>
          </table:table-cell>
          <table:table-cell table:style-name="ce190" office:value-type="string" calcext:value-type="string">
            <text:p><text:span text:style-name="T3">Scientific Reports</text:span> ; Resources, Conservation &amp; Recycling</text:p>
          </table:table-cell>
          <table:table-cell table:style-name="ce190" office:value-type="float" office:value="2003.14133" calcext:value-type="float">
            <text:p>2003.14133</text:p>
          </table:table-cell>
          <table:table-cell table:style-name="ce190" office:value-type="string" calcext:value-type="string">
            <text:p>halshs-02526201</text:p>
          </table:table-cell>
          <table:table-cell table:style-name="ce190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90" office:value-type="string" calcext:value-type="string">
            <text:p>10.1016/j.resconrec.2019.104538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18328166108071645739</text:p>
          </table:table-cell>
          <table:table-cell table:style-name="ce190" office:value-type="string" calcext:value-type="string">
            <text:p>Special issue RCR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25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9/08/2019 ; v2 14/08/2019</text:p>
          </table:table-cell>
          <table:table-cell table:style-name="ce205" office:value-type="string" calcext:value-type="string">
            <text:p>August 2019</text:p>
          </table:table-cell>
          <table:table-cell table:style-name="ce216" office:value-type="string" calcext:value-type="string">
            <text:p>Perspectives on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90" office:value-type="float" office:value="1911.02854" calcext:value-type="float">
            <text:p>1911.02854</text:p>
          </table:table-cell>
          <table:table-cell table:style-name="ce190" office:value-type="string" calcext:value-type="string">
            <text:p>halshs-02430512</text:p>
          </table:table-cell>
          <table:table-cell table:style-name="ce190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90" office:value-type="string" calcext:value-type="string">
            <text:p>10.1007/978-3-030-36656-8_16</text:p>
          </table:table-cell>
          <table:table-cell table:style-name="ce190" office:value-type="string" calcext:value-type="string">
            <text:p>Book chapter</text:p>
          </table:table-cell>
          <table:table-cell table:style-name="ce204"/>
          <table:table-cell table:style-name="ce190" table:number-columns-repeated="2"/>
          <table:table-cell table:style-name="ce190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90"/>
          <table:table-cell table:style-name="ce244" table:number-columns-repeated="1008"/>
        </table:table-row>
        <table:table-row table:style-name="ro25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0/11/2018 ; minor revision 08/06/2019 ; v2 08/06/2019</text:p>
          </table:table-cell>
          <table:table-cell table:style-name="ce204" office:value-type="string" calcext:value-type="string">
            <text:p>November 2018</text:p>
          </table:table-cell>
          <table:table-cell table:style-name="ce190" office:value-type="string" calcext:value-type="string">
            <text:p>Relating complexities for the reflexive study of complex systems</text:p>
          </table:table-cell>
          <table:table-cell table:style-name="ce190" office:value-type="string" calcext:value-type="string">
            <text:p>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90" office:value-type="float" office:value="1811.0427" calcext:value-type="float">
            <text:p>1811.0427</text:p>
          </table:table-cell>
          <table:table-cell table:style-name="ce190" office:value-type="string" calcext:value-type="string">
            <text:p>halshs-02430521</text:p>
          </table:table-cell>
          <table:table-cell table:style-name="ce190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230" office:value-type="string" calcext:value-type="string">
            <text:p>10.1007/978-3-030-36656-8_3</text:p>
          </table:table-cell>
          <table:table-cell table:style-name="ce190" office:value-type="string" calcext:value-type="string">
            <text:p>Book chapter</text:p>
          </table:table-cell>
          <table:table-cell table:style-name="ce204"/>
          <table:table-cell table:style-name="ce190" table:number-columns-repeated="2"/>
          <table:table-cell table:style-name="ce190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90"/>
          <table:table-cell table:style-name="ce244" table:number-columns-repeated="1008"/>
        </table:table-row>
        <table:table-row table:style-name="ro26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09/2018 ; v2 21/06/2019</text:p>
          </table:table-cell>
          <table:table-cell table:style-name="ce204" office:value-type="string" calcext:value-type="string">
            <text:p>August 2018</text:p>
          </table:table-cell>
          <table:table-cell table:style-name="ce216" office:value-type="string" calcext:value-type="string">
            <text:p>Unveiling co-evolutionary patterns in systems of cities : systematic exploration of the SimpopNet model</text:p>
          </table:table-cell>
          <table:table-cell table:style-name="ce190" office:value-type="string" calcext:value-type="string">
            <text:p>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90" office:value-type="float" office:value="1809.00861" calcext:value-type="float">
            <text:p>1809.00861</text:p>
          </table:table-cell>
          <table:table-cell table:style-name="ce190" office:value-type="string" calcext:value-type="string">
            <text:p>halshs-02442699</text:p>
          </table:table-cell>
          <table:table-cell table:style-name="ce190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90" office:value-type="string" calcext:value-type="string">
            <text:p>10.1007/978-3-030-36656-8_14</text:p>
          </table:table-cell>
          <table:table-cell table:style-name="ce190" office:value-type="string" calcext:value-type="string">
            <text:p>Book chapter</text:p>
          </table:table-cell>
          <table:table-cell table:style-name="ce204" office:value-type="string" calcext:value-type="string">
            <text:p>7454429458419916981</text:p>
          </table:table-cell>
          <table:table-cell table:style-name="ce190" table:number-columns-repeated="2"/>
          <table:table-cell table:style-name="ce230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90"/>
          <table:table-cell table:style-name="ce244" table:number-columns-repeated="1008"/>
        </table:table-row>
        <table:table-row table:style-name="ro27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27/03/2019 ; minor revision 03/05/2019</text:p>
          </table:table-cell>
          <table:table-cell table:style-name="ce205" office:value-type="string" calcext:value-type="string">
            <text:p>March 2019</text:p>
          </table:table-cell>
          <table:table-cell table:style-name="ce191" office:value-type="string" calcext:value-type="string">
            <text:p>Methods for Exploring Simulation Models</text:p>
          </table:table-cell>
          <table:table-cell table:style-name="ce191" office:value-type="string" calcext:value-type="string">
            <text:p>Raimbault J., Pumain D.</text:p>
          </table:table-cell>
          <table:table-cell table:style-name="ce191" office:value-type="string" calcext:value-type="string">
            <text:p>Geographical Modelling: Cities and Territories</text:p>
          </table:table-cell>
          <table:table-cell table:style-name="ce191" office:value-type="float" office:value="1905.0716" calcext:value-type="float">
            <text:p>1905.0716</text:p>
          </table:table-cell>
          <table:table-cell table:style-name="ce191" office:value-type="string" calcext:value-type="string">
            <text:p>halshs-02435197</text:p>
          </table:table-cell>
          <table:table-cell table:style-name="ce191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91" office:value-type="string" calcext:value-type="string">
            <text:p>10.1002/9781119687290.ch5</text:p>
          </table:table-cell>
          <table:table-cell table:style-name="ce191" office:value-type="string" calcext:value-type="string">
            <text:p>Book chapter</text:p>
          </table:table-cell>
          <table:table-cell table:style-name="ce206"/>
          <table:table-cell table:style-name="ce191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91"/>
          <table:table-cell table:style-name="ce237"/>
          <table:table-cell table:style-name="ce191"/>
          <table:table-cell table:style-name="ce245" table:number-columns-repeated="1008"/>
        </table:table-row>
        <table:table-row table:style-name="ro28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06" office:value-type="string" calcext:value-type="string">
            <text:p>August 2019</text:p>
          </table:table-cell>
          <table:table-cell table:style-name="ce191" office:value-type="string" calcext:value-type="string">
            <text:p>Second-order Control of Complex Systems with Correlated Synthetic Data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91" office:value-type="float" office:value="1908.02034" calcext:value-type="float">
            <text:p>1908.02034</text:p>
          </table:table-cell>
          <table:table-cell table:style-name="ce191" office:value-type="string" calcext:value-type="string">
            <text:p>halshs-02376968</text:p>
          </table:table-cell>
          <table:table-cell table:style-name="ce191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91" office:value-type="string" calcext:value-type="string">
            <text:p>10.1186/s40294-019-0065-y</text:p>
          </table:table-cell>
          <table:table-cell table:style-name="ce191" office:value-type="string" calcext:value-type="string">
            <text:p>Journal paper</text:p>
          </table:table-cell>
          <table:table-cell table:style-name="ce206"/>
          <table:table-cell table:style-name="ce191" office:value-type="string" calcext:value-type="string">
            <text:p>Check rochebrune 2016 proceedings : stalled → journal paper</text:p>
          </table:table-cell>
          <table:table-cell table:style-name="ce191" table:number-columns-repeated="3"/>
          <table:table-cell table:style-name="ce245" table:number-columns-repeated="1008"/>
        </table:table-row>
        <table:table-row table:style-name="ro13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07" office:value-type="string" calcext:value-type="string">
            <text:p>March 2019</text:p>
          </table:table-cell>
          <table:table-cell table:style-name="ce190" office:value-type="string" calcext:value-type="string">
            <text:p>Multi-dimensional Urban Network Percola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JIMIS</text:p>
          </table:table-cell>
          <table:table-cell table:style-name="ce190" office:value-type="float" office:value="1903.07141" calcext:value-type="float">
            <text:p>1903.07141</text:p>
          </table:table-cell>
          <table:table-cell table:style-name="ce190" office:value-type="string" calcext:value-type="string">
            <text:p>halshs-02361292</text:p>
          </table:table-cell>
          <table:table-cell table:style-name="ce190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90" office:value-type="string" calcext:value-type="string">
            <text:p>10.18713/JIMIS-180719-5-5</text:p>
          </table:table-cell>
          <table:table-cell table:style-name="ce190" office:value-type="string" calcext:value-type="string">
            <text:p>Journal paper</text:p>
          </table:table-cell>
          <table:table-cell table:style-name="ce204"/>
          <table:table-cell table:style-name="ce190" office:value-type="string" calcext:value-type="string">
            <text:p>Special issue JIMIS (proposition Marami)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29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6" office:value-type="string" calcext:value-type="string">
            <text:p>August 2018</text:p>
          </table:table-cell>
          <table:table-cell table:style-name="ce217" office:value-type="string" calcext:value-type="string">
            <text:p>An Empirical Analysis of the Spatial Variability of Fuel Prices in the United States</text:p>
          </table:table-cell>
          <table:table-cell table:style-name="ce190" office:value-type="string" calcext:value-type="string">
            <text:p>Raimbault J., Bergeaud A.</text:p>
          </table:table-cell>
          <table:table-cell table:style-name="ce190" office:value-type="string" calcext:value-type="string">
            <text:p>Transportation Research Part A</text:p>
          </table:table-cell>
          <table:table-cell table:style-name="ce190" office:value-type="float" office:value="1706.07467" calcext:value-type="float">
            <text:p>1706.07467</text:p>
          </table:table-cell>
          <table:table-cell table:style-name="ce190" office:value-type="string" calcext:value-type="string">
            <text:p>hal-02370106</text:p>
          </table:table-cell>
          <table:table-cell table:style-name="ce190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90" office:value-type="string" calcext:value-type="string">
            <text:p>10.1016/j.tra.2019.10.016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3554908076727784787</text:p>
          </table:table-cell>
          <table:table-cell table:style-name="ce190" office:value-type="string" calcext:value-type="string">
            <text:p>Status checked 21/03/2019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30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04" office:value-type="string" calcext:value-type="string">
            <text:p>June 2018</text:p>
          </table:table-cell>
          <table:table-cell table:style-name="ce218" office:value-type="string" calcext:value-type="string">
            <text:p>Space Matters: extending sensitivity analysis to initial spatial conditions in geosimulation models</text:p>
          </table:table-cell>
          <table:table-cell table:style-name="ce190" office:value-type="string" calcext:value-type="string">
            <text:p>Raimbault J., Cottineau C., Le Texier M., Le Nechet F., Reuillon R.</text:p>
          </table:table-cell>
          <table:table-cell table:style-name="ce190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90" office:value-type="float" office:value="1812.06008" calcext:value-type="float">
            <text:p>1812.06008</text:p>
          </table:table-cell>
          <table:table-cell table:style-name="ce190" office:value-type="string" calcext:value-type="string">
            <text:p>halshs-02353359</text:p>
          </table:table-cell>
          <table:table-cell table:style-name="ce190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90" office:value-type="string" calcext:value-type="string">
            <text:p>10.18564/jasss.4136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3322999375626868111</text:p>
          </table:table-cell>
          <table:table-cell table:style-name="ce190" office:value-type="string" calcext:value-type="string">
            <text:p>Status checked 21/03/2019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31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04" office:value-type="string" calcext:value-type="string">
            <text:p>September 2018</text:p>
          </table:table-cell>
          <table:table-cell table:style-name="ce219" office:value-type="string" calcext:value-type="string">
            <text:p>Empowering open science with reflexive and spatialised indicators</text:p>
          </table:table-cell>
          <table:table-cell table:style-name="ce190" office:value-type="string" calcext:value-type="string">
            <text:p>Raimbault, J., Chasset P.O, Cottineau C., Commenges H., Pumain D., Kosmopoulos C., Banos A.</text:p>
          </table:table-cell>
          <table:table-cell table:style-name="ce190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90" office:value-type="float" office:value="1808.07282" calcext:value-type="float">
            <text:p>1808.07282</text:p>
          </table:table-cell>
          <table:table-cell table:style-name="ce190" office:value-type="string" calcext:value-type="string">
            <text:p>hal-01976025</text:p>
          </table:table-cell>
          <table:table-cell table:style-name="ce190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90" office:value-type="string" calcext:value-type="string">
            <text:p>10.1177/2399808319870816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15505474021881395328</text:p>
          </table:table-cell>
          <table:table-cell table:style-name="ce190" table:number-columns-repeated="4"/>
          <table:table-cell table:style-name="ce244" table:number-columns-repeated="1008"/>
        </table:table-row>
        <table:table-row table:style-name="ro32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12/2018 ; minor revision 06/12/2018 ; revised 30/01/2019 ; production 07/03/2019</text:p>
          </table:table-cell>
          <table:table-cell table:style-name="ce204" office:value-type="string" calcext:value-type="string">
            <text:p>December 2018</text:p>
          </table:table-cell>
          <table:table-cell table:style-name="ce190" office:value-type="string" calcext:value-type="string">
            <text:p>Evolving accessibility landscapes: mutations of transportation networks in China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Medium e-book</text:p>
          </table:table-cell>
          <table:table-cell table:style-name="ce190" office:value-type="float" office:value="1812.01473" calcext:value-type="float">
            <text:p>1812.01473</text:p>
          </table:table-cell>
          <table:table-cell table:style-name="ce190" office:value-type="string" calcext:value-type="string">
            <text:p>halshs-02265423</text:p>
          </table:table-cell>
          <table:table-cell table:style-name="ce190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90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90" office:value-type="string" calcext:value-type="string">
            <text:p>Book chapter</text:p>
          </table:table-cell>
          <table:table-cell table:style-name="ce204" office:value-type="string" calcext:value-type="string">
            <text:p>9175927119370543724</text:p>
          </table:table-cell>
          <table:table-cell table:style-name="ce190" office:value-type="string" calcext:value-type="string">
            <text:p>TODO : production version HAL ; arxiv revised version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25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5/03/2019 ; minor revision 30/04/2019 ; revised 24/05/2019 ; published 15/06/2019</text:p>
          </table:table-cell>
          <table:table-cell table:style-name="ce205" office:value-type="string" calcext:value-type="string">
            <text:p>March 2019</text:p>
          </table:table-cell>
          <table:table-cell table:style-name="ce216" office:value-type="string" calcext:value-type="string">
            <text:p>Generating urban morphologies at large scales</text:p>
          </table:table-cell>
          <table:table-cell table:style-name="ce190" office:value-type="string" calcext:value-type="string">
            <text:p>Raimbault J., Perret J.</text:p>
          </table:table-cell>
          <table:table-cell table:style-name="ce216" office:value-type="string" calcext:value-type="string">
            <text:p>Alife 2019 Proceedings</text:p>
          </table:table-cell>
          <table:table-cell table:style-name="ce190" office:value-type="float" office:value="1903.06807" calcext:value-type="float">
            <text:p>1903.06807</text:p>
          </table:table-cell>
          <table:table-cell table:style-name="ce190" office:value-type="string" calcext:value-type="string">
            <text:p>halshs-02265415</text:p>
          </table:table-cell>
          <table:table-cell table:style-name="ce19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90" office:value-type="string" calcext:value-type="string">
            <text:p>10.1162/isal_a_00159</text:p>
          </table:table-cell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5540661084182804231</text:p>
          </table:table-cell>
          <table:table-cell table:style-name="ce190" table:number-columns-repeated="4"/>
          <table:table-cell table:style-name="ce244" table:number-columns-repeated="1008"/>
        </table:table-row>
        <table:table-row table:style-name="ro33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04" office:value-type="string" calcext:value-type="string">
            <text:p>December 2017</text:p>
          </table:table-cell>
          <table:table-cell table:style-name="ce190" office:value-type="string" calcext:value-type="string">
            <text:p>Exploration of an Interdisciplinary Scientific Landscap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Scientometrics</text:p>
          </table:table-cell>
          <table:table-cell table:style-name="ce190" office:value-type="float" office:value="1712.00805" calcext:value-type="float">
            <text:p>1712.00805</text:p>
          </table:table-cell>
          <table:table-cell table:style-name="ce190" office:value-type="string" calcext:value-type="string">
            <text:p>halshs-02080535</text:p>
          </table:table-cell>
          <table:table-cell table:style-name="ce19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90" office:value-type="string" calcext:value-type="string">
            <text:p>10.1007/s11192-019-03090-3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9496023570500567367</text:p>
          </table:table-cell>
          <table:table-cell table:style-name="ce190" office:value-type="string" calcext:value-type="string">
            <text:p>TODO : final arxiv with doi ; texte hal</text:p>
          </table:table-cell>
          <table:table-cell table:style-name="ce190" table:number-columns-repeated="3"/>
          <table:table-cell table:style-name="ce244" table:number-columns-repeated="1008"/>
        </table:table-row>
        <table:table-row table:style-name="ro34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0/05/2018 ; minor revision 13/06/2018 ; revised 29/07/2018 ; published 24/03/2018</text:p>
          </table:table-cell>
          <table:table-cell table:style-name="ce206" office:value-type="string" calcext:value-type="string">
            <text:p>May 2018</text:p>
          </table:table-cell>
          <table:table-cell table:style-name="ce217" office:value-type="string" calcext:value-type="string">
            <text:p>An Urban Morphogenesis Model Capturing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Mathematics of Urban Morphogenesis, Springer</text:p>
          </table:table-cell>
          <table:table-cell table:style-name="ce190" office:value-type="float" office:value="1805.05195" calcext:value-type="float">
            <text:p>1805.05195</text:p>
          </table:table-cell>
          <table:table-cell table:style-name="ce222" office:value-type="string" calcext:value-type="string">
            <text:p>halshs-02080541</text:p>
          </table:table-cell>
          <table:table-cell table:style-name="ce222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31" office:value-type="string" calcext:value-type="string">
            <text:p>10.1007/978-3-030-12381-9_17</text:p>
          </table:table-cell>
          <table:table-cell table:style-name="ce222" office:value-type="string" calcext:value-type="string">
            <text:p>Book chapter</text:p>
          </table:table-cell>
          <table:table-cell table:style-name="ce235" office:value-type="string" calcext:value-type="string">
            <text:p>1733317322551838105</text:p>
          </table:table-cell>
          <table:table-cell table:style-name="ce190" office:value-type="string" calcext:value-type="string">
            <text:p>TODO : final arxiv with doi ; hal</text:p>
          </table:table-cell>
          <table:table-cell table:style-name="ce190"/>
          <table:table-cell table:style-name="ce19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90"/>
          <table:table-cell table:style-name="ce244" table:number-columns-repeated="1008"/>
        </table:table-row>
        <table:table-row table:style-name="ro27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22/07/2017 ; minor revision 24/01/2018 ; revised 02/07/2018 ; published 06/09/2018</text:p>
          </table:table-cell>
          <table:table-cell table:style-name="ce204" office:value-type="string" calcext:value-type="string">
            <text:p>July 2017</text:p>
          </table:table-cell>
          <table:table-cell table:style-name="ce190" office:value-type="string" calcext:value-type="string">
            <text:p>Calibration of a Density-based Model of Urban Morphogenesi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Plos ONE</text:p>
          </table:table-cell>
          <table:table-cell table:style-name="ce190" office:value-type="float" office:value="1708.06743" calcext:value-type="float">
            <text:p>1708.06743</text:p>
          </table:table-cell>
          <table:table-cell table:style-name="ce229" office:value-type="string" calcext:value-type="string">
            <text:p>hal-01871639</text:p>
          </table:table-cell>
          <table:table-cell table:style-name="ce190" office:value-type="string" calcext:value-type="string">
            <text:p>https://journals.plos.org/plosone/article?id=10.1371/journal.pone.0203516</text:p>
          </table:table-cell>
          <table:table-cell table:style-name="ce232" office:value-type="string" calcext:value-type="string">
            <text:p>10.1371/journal.pone.0203516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15848250065112202064</text:p>
          </table:table-cell>
          <table:table-cell table:style-name="ce190" table:number-columns-repeated="2"/>
          <table:table-cell table:style-name="ce19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9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44" table:number-columns-repeated="1008"/>
        </table:table-row>
        <table:table-row table:style-name="ro13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28/07/2017 ; revised 28/02/1018 ; accepted 05/04/2018 ; published 05/2018</text:p>
          </table:table-cell>
          <table:table-cell table:style-name="ce204" office:value-type="string" calcext:value-type="string">
            <text:p>July 2017</text:p>
          </table:table-cell>
          <table:table-cell table:style-name="ce190" office:value-type="string" calcext:value-type="string">
            <text:p>Indirect Evidence of Network Effects in a System of Cit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EPB</text:p>
          </table:table-cell>
          <table:table-cell table:style-name="ce190" office:value-type="float" office:value="1804.09416" calcext:value-type="float">
            <text:p>1804.09416</text:p>
          </table:table-cell>
          <table:table-cell table:style-name="ce190" office:value-type="string" calcext:value-type="string">
            <text:p>halshs-01788559</text:p>
          </table:table-cell>
          <table:table-cell table:style-name="ce190" office:value-type="string" calcext:value-type="string">
            <text:p>http://journals.sagepub.com/doi/abs/10.1177/2399808318774335</text:p>
          </table:table-cell>
          <table:table-cell table:style-name="ce190" office:value-type="string" calcext:value-type="string">
            <text:p>10.1177/2399808318774335</text:p>
          </table:table-cell>
          <table:table-cell table:style-name="ce190" office:value-type="string" calcext:value-type="string">
            <text:p>Journal paper</text:p>
          </table:table-cell>
          <table:table-cell table:style-name="ce204" office:value-type="string" calcext:value-type="string">
            <text:p>11667984635425546006</text:p>
          </table:table-cell>
          <table:table-cell table:style-name="ce190" table:number-columns-repeated="2"/>
          <table:table-cell table:style-name="ce19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9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44" table:number-columns-repeated="1008"/>
        </table:table-row>
        <table:table-row table:style-name="ro34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mitted 06/2016 ; published 2017</text:p>
          </table:table-cell>
          <table:table-cell table:style-name="ce206" office:value-type="string" calcext:value-type="string">
            <text:p>June 2016</text:p>
          </table:table-cell>
          <table:table-cell table:style-name="ce21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90" office:value-type="string" calcext:value-type="string">
            <text:p>Cottineau C., Raimbault J., Chasset P.-O., Commenges H., Banos A., Pumain D.</text:p>
          </table:table-cell>
          <table:table-cell table:style-name="ce190" office:value-type="string" calcext:value-type="string">
            <text:p>Les Big Data a Decouvert</text:p>
          </table:table-cell>
          <table:table-cell table:style-name="ce190"/>
          <table:table-cell table:style-name="ce222" office:value-type="string" calcext:value-type="string">
            <text:p>halshs-02008933</text:p>
          </table:table-cell>
          <table:table-cell table:style-name="ce222" table:number-columns-repeated="2"/>
          <table:table-cell table:style-name="ce222" office:value-type="string" calcext:value-type="string">
            <text:p>Book chapter</text:p>
          </table:table-cell>
          <table:table-cell table:style-name="ce235" office:value-type="string" calcext:value-type="string">
            <text:p>4956180389820252842</text:p>
          </table:table-cell>
          <table:table-cell table:style-name="ce190" office:value-type="string" calcext:value-type="string">
            <text:p>Short chapter (4p) TODO : metadonnees / trad arxiv ?</text:p>
          </table:table-cell>
          <table:table-cell table:style-name="ce190"/>
          <table:table-cell table:style-name="ce19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9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44" table:number-columns-repeated="1008"/>
        </table:table-row>
        <table:table-row table:style-name="ro35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7 ; published 12/2017</text:p>
          </table:table-cell>
          <table:table-cell table:style-name="ce204" office:value-type="string" calcext:value-type="string">
            <text:p>April 2017</text:p>
          </table:table-cell>
          <table:table-cell table:style-name="ce190" office:value-type="string" calcext:value-type="string">
            <text:p>An applied knowledge framework to study complex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omplex Systems Design and Management 2017</text:p>
          </table:table-cell>
          <table:table-cell table:style-name="ce190" office:value-type="float" office:value="1706.09244" calcext:value-type="float">
            <text:p>1706.09244</text:p>
          </table:table-cell>
          <table:table-cell table:style-name="ce190" office:value-type="string" calcext:value-type="string">
            <text:p>halshs-01662219</text:p>
          </table:table-cell>
          <table:table-cell table:style-name="ce190" table:number-columns-repeated="2"/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7409264294851661954</text:p>
          </table:table-cell>
          <table:table-cell table:style-name="ce190" table:number-columns-repeated="2"/>
          <table:table-cell table:style-name="ce19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9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44" table:number-columns-repeated="1008"/>
        </table:table-row>
        <table:table-row table:style-name="ro36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7 ; published 11/2017</text:p>
          </table:table-cell>
          <table:table-cell table:style-name="ce204" office:value-type="string" calcext:value-type="string">
            <text:p>April 2017</text:p>
          </table:table-cell>
          <table:table-cell table:style-name="ce190" office:value-type="string" calcext:value-type="string">
            <text:p>Identification de causalités dans des données spatio-temporell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Sageo 2017</text:p>
          </table:table-cell>
          <table:table-cell table:style-name="ce190" office:value-type="float" office:value="1709.08684" calcext:value-type="float">
            <text:p>1709.08684</text:p>
          </table:table-cell>
          <table:table-cell table:style-name="ce190" office:value-type="string" calcext:value-type="string">
            <text:p>hal-01650531</text:p>
          </table:table-cell>
          <table:table-cell table:style-name="ce190"/>
          <table:table-cell table:style-name="ce229" office:value-type="string" calcext:value-type="string">
            <text:p>10.5281/zenodo.1006677</text:p>
          </table:table-cell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11103404614960143975 ;7600160264293043119</text:p>
          </table:table-cell>
          <table:table-cell table:style-name="ce190" office:value-type="string" calcext:value-type="string">
            <text:p>arxiv : translated EN ; DOI : full proceedings</text:p>
          </table:table-cell>
          <table:table-cell table:style-name="ce190"/>
          <table:table-cell table:style-name="ce19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90"/>
          <table:table-cell table:style-name="ce244" table:number-columns-repeated="1008"/>
        </table:table-row>
        <table:table-row table:style-name="ro37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12/2016 ; published 04/2017</text:p>
          </table:table-cell>
          <table:table-cell table:style-name="ce204" office:value-type="string" calcext:value-type="string">
            <text:p>December 2016</text:p>
          </table:table-cell>
          <table:table-cell table:style-name="ce190" office:value-type="string" calcext:value-type="string">
            <text:p>Classifying patents based on their semantic content</text:p>
          </table:table-cell>
          <table:table-cell table:style-name="ce190" office:value-type="string" calcext:value-type="string">
            <text:p>Bergeaud A., Potiron Y., Raimbault J.</text:p>
          </table:table-cell>
          <table:table-cell table:style-name="ce190" office:value-type="string" calcext:value-type="string">
            <text:p>Plos ONE</text:p>
          </table:table-cell>
          <table:table-cell table:style-name="ce190" office:value-type="float" office:value="1612.08504" calcext:value-type="float">
            <text:p>1612.08504</text:p>
          </table:table-cell>
          <table:table-cell table:style-name="ce218" office:value-type="string" calcext:value-type="string">
            <text:p>halshs-01788574</text:p>
          </table:table-cell>
          <table:table-cell table:style-name="ce218" office:value-type="string" calcext:value-type="string">
            <text:p>https://journals.plos.org/plosone/article?id=10.1371/journal.pone.0176310</text:p>
          </table:table-cell>
          <table:table-cell table:style-name="ce218" office:value-type="string" calcext:value-type="string">
            <text:p>10.1371/journal.pone.0176310</text:p>
          </table:table-cell>
          <table:table-cell table:style-name="ce218" office:value-type="string" calcext:value-type="string">
            <text:p>Journal paper</text:p>
          </table:table-cell>
          <table:table-cell table:style-name="ce236" office:value-type="string" calcext:value-type="string">
            <text:p>12506469774605600350</text:p>
          </table:table-cell>
          <table:table-cell table:style-name="ce190" table:number-columns-repeated="2"/>
          <table:table-cell table:style-name="ce19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9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44" table:number-columns-repeated="1008"/>
        </table:table-row>
        <table:table-row table:style-name="ro27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6 ; published 12/2016</text:p>
          </table:table-cell>
          <table:table-cell table:style-name="ce204" office:value-type="string" calcext:value-type="string">
            <text:p>April 2016</text:p>
          </table:table-cell>
          <table:table-cell table:style-name="ce190" office:value-type="string" calcext:value-type="string">
            <text:p>A discrepancy-based framework to compare robustness between multi-attribute evaluation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omplex Systems Design and Management 2016</text:p>
          </table:table-cell>
          <table:table-cell table:style-name="ce190" office:value-type="float" office:value="1608.0084" calcext:value-type="float">
            <text:p>1608.0084</text:p>
          </table:table-cell>
          <table:table-cell table:style-name="ce190" office:value-type="string" calcext:value-type="string">
            <text:p>halshs-01424253</text:p>
          </table:table-cell>
          <table:table-cell table:style-name="ce190" office:value-type="string" calcext:value-type="string">
            <text:p>https://link.springer.com/chapter/10.1007/978-3-319-49103-5_11</text:p>
          </table:table-cell>
          <table:table-cell table:style-name="ce190" office:value-type="string" calcext:value-type="string">
            <text:p>10.1007/978-3-319-49103-5_11</text:p>
          </table:table-cell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653579094781671635</text:p>
          </table:table-cell>
          <table:table-cell table:style-name="ce190" table:number-columns-repeated="2"/>
          <table:table-cell table:style-name="ce19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9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44" table:number-columns-repeated="1008"/>
        </table:table-row>
        <table:table-row table:style-name="ro36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3/2016 ; published 02/2017</text:p>
          </table:table-cell>
          <table:table-cell table:style-name="ce204" office:value-type="string" calcext:value-type="string">
            <text:p>March 2016</text:p>
          </table:table-cell>
          <table:table-cell table:style-name="ce190" office:value-type="string" calcext:value-type="string">
            <text:p>Investigating the empirical existence of static user equilibrium</text:p>
          </table:table-cell>
          <table:table-cell table:style-name="ce222" office:value-type="string" calcext:value-type="string">
            <text:p>Raimbault J.</text:p>
          </table:table-cell>
          <table:table-cell table:style-name="ce190" office:value-type="string" calcext:value-type="string">
            <text:p>Transportation Research Procedia</text:p>
          </table:table-cell>
          <table:table-cell table:style-name="ce190" office:value-type="float" office:value="1608.05266" calcext:value-type="float">
            <text:p>1608.05266</text:p>
          </table:table-cell>
          <table:table-cell table:style-name="ce190" office:value-type="string" calcext:value-type="string">
            <text:p>halshs-01360243</text:p>
          </table:table-cell>
          <table:table-cell table:style-name="ce190" office:value-type="string" calcext:value-type="string">
            <text:p>https://www.sciencedirect.com/science/article/pii/S2352146517301898</text:p>
          </table:table-cell>
          <table:table-cell table:style-name="ce190" office:value-type="string" calcext:value-type="string">
            <text:p>10.1016/j.trpro.2017.03.053</text:p>
          </table:table-cell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7749106266184037692</text:p>
          </table:table-cell>
          <table:table-cell table:style-name="ce190" table:number-columns-repeated="2"/>
          <table:table-cell table:style-name="ce19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9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44" table:number-columns-repeated="1008"/>
        </table:table-row>
        <table:table-row table:style-name="ro38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5 ; published 09/2017</text:p>
          </table:table-cell>
          <table:table-cell table:style-name="ce204" office:value-type="string" calcext:value-type="string">
            <text:p>April 2015</text:p>
          </table:table-cell>
          <table:table-cell table:style-name="ce220" office:value-type="string" calcext:value-type="string">
            <text:p>Models Coupling Urban Growth and Transportation Network Growth: An Algorithmic Systematic Review Approach</text:p>
          </table:table-cell>
          <table:table-cell table:style-name="ce222" office:value-type="string" calcext:value-type="string">
            <text:p>Raimbault J.</text:p>
          </table:table-cell>
          <table:table-cell table:style-name="ce190" office:value-type="string" calcext:value-type="string">
            <text:p>Plurimondi</text:p>
          </table:table-cell>
          <table:table-cell table:style-name="ce190" office:value-type="float" office:value="1605.08888" calcext:value-type="float">
            <text:p>1605.08888</text:p>
          </table:table-cell>
          <table:table-cell table:style-name="ce190" office:value-type="string" calcext:value-type="string">
            <text:p>halshs-01857256</text:p>
          </table:table-cell>
          <table:table-cell table:style-name="ce190" office:value-type="string" calcext:value-type="string">
            <text:p>http://plurimondi.poliba.it/index.php/Plurimondi/article/view/30</text:p>
          </table:table-cell>
          <table:table-cell table:style-name="ce190"/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1319708987327506320</text:p>
          </table:table-cell>
          <table:table-cell table:style-name="ce190" table:number-columns-repeated="2"/>
          <table:table-cell table:style-name="ce19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9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44" table:number-columns-repeated="1008"/>
        </table:table-row>
        <table:table-row table:style-name="ro39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4 ; published 12/2014</text:p>
          </table:table-cell>
          <table:table-cell table:style-name="ce204" office:value-type="string" calcext:value-type="string">
            <text:p>December 2014</text:p>
          </table:table-cell>
          <table:table-cell table:style-name="ce221" office:value-type="string" calcext:value-type="string">
            <text:p>User-Based Solutions for Increasing Level of Service in Bike-Sharing Transportation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omplex Systems Design and Management 2014</text:p>
          </table:table-cell>
          <table:table-cell table:style-name="ce190" office:value-type="float" office:value="1605.08883" calcext:value-type="float">
            <text:p>1605.08883</text:p>
          </table:table-cell>
          <table:table-cell table:style-name="ce190" office:value-type="string" calcext:value-type="string">
            <text:p>halshs-01322844</text:p>
          </table:table-cell>
          <table:table-cell table:style-name="ce190" office:value-type="string" calcext:value-type="string">
            <text:p>https://link.springer.com/chapter/10.1007/978-3-319-11617-4_3</text:p>
          </table:table-cell>
          <table:table-cell table:style-name="ce190" office:value-type="string" calcext:value-type="string">
            <text:p>10.1007/978-3-319-11617-4_3</text:p>
          </table:table-cell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9086923287729553248</text:p>
          </table:table-cell>
          <table:table-cell table:style-name="ce190" table:number-columns-repeated="2"/>
          <table:table-cell table:style-name="ce19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9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44" table:number-columns-repeated="1008"/>
        </table:table-row>
        <table:table-row table:style-name="ro39">
          <table:table-cell table:style-name="ce190" office:value-type="string" calcext:value-type="string">
            <text:p>published</text:p>
          </table:table-cell>
          <table:table-cell table:style-name="ce190" office:value-type="string" calcext:value-type="string">
            <text:p>Submitted 04/2014 ; published 06/2014</text:p>
          </table:table-cell>
          <table:table-cell table:style-name="ce204" office:value-type="string" calcext:value-type="string">
            <text:p>June 2014</text:p>
          </table:table-cell>
          <table:table-cell table:style-name="ce220" office:value-type="string" calcext:value-type="string">
            <text:p>A Hybrid Network/Grid Model of Urban Morphogenesis and Optimization</text:p>
          </table:table-cell>
          <table:table-cell table:style-name="ce220" office:value-type="string" calcext:value-type="string">
            <text:p>Raimbault, J., Banos, A., Doursat, R.</text:p>
          </table:table-cell>
          <table:table-cell table:style-name="ce220" office:value-type="string" calcext:value-type="string">
            <text:p>4th International Conference on Complex Systems and Applications (ICCSA 2014)</text:p>
          </table:table-cell>
          <table:table-cell table:style-name="ce190" office:value-type="float" office:value="1612.08552" calcext:value-type="float">
            <text:p>1612.08552</text:p>
          </table:table-cell>
          <table:table-cell table:style-name="ce190" office:value-type="string" calcext:value-type="string">
            <text:p>halshs-01388885</text:p>
          </table:table-cell>
          <table:table-cell table:style-name="ce190" office:value-type="string" calcext:value-type="string">
            <text:p>http://iccsa2014.univ-lehavre.fr/iccsa2014proceedings.pdf</text:p>
          </table:table-cell>
          <table:table-cell table:style-name="ce190"/>
          <table:table-cell table:style-name="ce190" office:value-type="string" calcext:value-type="string">
            <text:p>Proceedings</text:p>
          </table:table-cell>
          <table:table-cell table:style-name="ce204" office:value-type="string" calcext:value-type="string">
            <text:p>3559635412259202692</text:p>
          </table:table-cell>
          <table:table-cell table:style-name="ce190" table:number-columns-repeated="2"/>
          <table:table-cell table:style-name="ce19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9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44" table:number-columns-repeated="1008"/>
        </table:table-row>
        <table:table-row table:style-name="ro35" table:number-rows-repeated="1048505">
          <table:table-cell table:number-columns-repeated="1024"/>
        </table:table-row>
        <table:table-row table:style-name="ro40">
          <table:table-cell table:number-columns-repeated="1024"/>
        </table:table-row>
      </table:table>
      <table:table table:name="Communications" table:style-name="ta1">
        <table:table-column table:style-name="co17" table:default-cell-style-name="ce193"/>
        <table:table-column table:style-name="co18" table:default-cell-style-name="ce193"/>
        <table:table-column table:style-name="co19" table:default-cell-style-name="ce193"/>
        <table:table-column table:style-name="co20" table:default-cell-style-name="ce193"/>
        <table:table-column table:style-name="co21" table:default-cell-style-name="ce193"/>
        <table:table-column table:style-name="co22" table:default-cell-style-name="ce193"/>
        <table:table-column table:style-name="co23" table:default-cell-style-name="ce193"/>
        <table:table-column table:style-name="co24" table:number-columns-repeated="2" table:default-cell-style-name="ce193"/>
        <table:table-column table:style-name="co25" table:default-cell-style-name="ce193"/>
        <table:table-column table:style-name="co23" table:default-cell-style-name="ce193"/>
        <table:table-column table:style-name="co26" table:default-cell-style-name="ce193"/>
        <table:table-column table:style-name="co27" table:default-cell-style-name="ce193"/>
        <table:table-column table:style-name="co23" table:number-columns-repeated="1011" table:default-cell-style-name="ce193"/>
        <table:table-row table:style-name="ro41">
          <table:table-cell table:style-name="ce246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1">
          <table:table-cell table:number-columns-repeated="1024"/>
        </table:table-row>
        <table:table-row table:style-name="ro41">
          <table:table-cell table:style-name="ce194" office:value-type="string" calcext:value-type="string">
            <text:p>Status</text:p>
          </table:table-cell>
          <table:table-cell table:style-name="ce194" office:value-type="string" calcext:value-type="string">
            <text:p>Submission</text:p>
          </table:table-cell>
          <table:table-cell table:style-name="ce194" office:value-type="string" calcext:value-type="string">
            <text:p>Horizon</text:p>
          </table:table-cell>
          <table:table-cell table:style-name="ce194" office:value-type="string" calcext:value-type="string">
            <text:p>Title</text:p>
          </table:table-cell>
          <table:table-cell table:style-name="ce194" office:value-type="string" calcext:value-type="string">
            <text:p>Authors</text:p>
          </table:table-cell>
          <table:table-cell table:style-name="ce194" office:value-type="string" calcext:value-type="string">
            <text:p>Target</text:p>
          </table:table-cell>
          <table:table-cell table:style-name="ce194" office:value-type="string" calcext:value-type="string">
            <text:p>HAL</text:p>
          </table:table-cell>
          <table:table-cell table:style-name="ce194" office:value-type="string" calcext:value-type="string">
            <text:p>Scholar</text:p>
          </table:table-cell>
          <table:table-cell table:style-name="ce317" office:value-type="string" calcext:value-type="string">
            <text:p>Type</text:p>
          </table:table-cell>
          <table:table-cell table:style-name="ce194" office:value-type="string" calcext:value-type="string">
            <text:p>Observations</text:p>
          </table:table-cell>
          <table:table-cell table:style-name="ce194" office:value-type="string" calcext:value-type="string">
            <text:p>Reviews</text:p>
          </table:table-cell>
          <table:table-cell table:style-name="ce194" office:value-type="string" calcext:value-type="string">
            <text:p>Latex</text:p>
          </table:table-cell>
          <table:table-cell table:style-name="ce194" office:value-type="string" calcext:value-type="string">
            <text:p>Bibtex entry</text:p>
          </table:table-cell>
          <table:table-cell table:number-columns-repeated="1011"/>
        </table:table-row>
        <table:table-row table:style-name="ro41">
          <table:table-cell table:style-name="ce196" table:number-columns-repeated="13"/>
          <table:table-cell table:number-columns-repeated="1011"/>
        </table:table-row>
        <table:table-row table:style-name="ro41">
          <table:table-cell table:style-name="Default" table:number-columns-repeated="2"/>
          <table:table-cell table:style-name="ce254"/>
          <table:table-cell table:style-name="Default" table:number-columns-repeated="1021"/>
        </table:table-row>
        <table:table-row table:style-name="ro41">
          <table:table-cell table:style-name="Default" table:number-columns-repeated="1024"/>
        </table:table-row>
        <table:table-row table:style-name="ro18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Paper submitted 06/03/2020 ; accepted as abstract 20/04/2020</text:p>
          </table:table-cell>
          <table:table-cell table:style-name="ce266" office:value-type="string" calcext:value-type="string">
            <text:p>March 2020</text:p>
          </table:table-cell>
          <table:table-cell table:style-name="ce276" office:value-type="string" calcext:value-type="string">
            <text:p>A generative model for urban firm networks</text:p>
          </table:table-cell>
          <table:table-cell table:style-name="ce247" office:value-type="string" calcext:value-type="string">
            <text:p>Raimbault J., Zdanowska N.</text:p>
          </table:table-cell>
          <table:table-cell table:style-name="ce307" office:value-type="string" calcext:value-type="string">
            <text:p>NetSci 2020 Conference</text:p>
          </table:table-cell>
          <table:table-cell table:style-name="ce247" table:number-columns-repeated="3"/>
          <table:table-cell table:style-name="ce318" office:value-type="string" calcext:value-type="string">
            <text:p>NetSci CS track cancelled</text:p>
          </table:table-cell>
          <table:table-cell table:style-name="ce247"/>
          <table:table-cell table:style-name="ce266"/>
          <table:table-cell table:style-name="ce248"/>
          <table:table-cell table:style-name="ce247" table:number-columns-repeated="3"/>
          <table:table-cell table:style-name="ce322" table:number-columns-repeated="1008"/>
        </table:table-row>
        <table:table-row table:style-name="ro41">
          <table:table-cell table:style-name="ce248" office:value-type="string" calcext:value-type="string">
            <text:p>forthcoming</text:p>
          </table:table-cell>
          <table:table-cell table:style-name="ce248" office:value-type="string" calcext:value-type="string">
            <text:p>Submitted 10/01/2020</text:p>
          </table:table-cell>
          <table:table-cell table:style-name="ce270" office:value-type="string" calcext:value-type="string">
            <text:p>January 2020</text:p>
          </table:table-cell>
          <table:table-cell table:style-name="ce280" office:value-type="string" calcext:value-type="string">
            <text:p>A scala library for spatial sensitivity analysis</text:p>
          </table:table-cell>
          <table:table-cell table:style-name="ce248" office:value-type="string" calcext:value-type="string">
            <text:p>Raimbault J., Perret J., Reuillon R.</text:p>
          </table:table-cell>
          <table:table-cell table:style-name="ce248" office:value-type="string" calcext:value-type="string">
            <text:p>GISRUK 2020</text:p>
          </table:table-cell>
          <table:table-cell table:style-name="ce248" table:number-columns-repeated="1018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4/2019 ; accepted 03/06/2019</text:p>
          </table:table-cell>
          <table:table-cell table:style-name="ce204" office:value-type="string" calcext:value-type="string">
            <text:p>April 2019</text:p>
          </table:table-cell>
          <table:table-cell table:style-name="ce204" office:value-type="string" calcext:value-type="string">
            <text:p>Worldwide estimation of parameters for a simple reaction-diffusion model of urban growth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ILUS2019</text:p>
          </table:table-cell>
          <table:table-cell table:style-name="ce204" office:value-type="string" calcext:value-type="string">
            <text:p>halshs-02406539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November 2019</text:p>
          </table:table-cell>
          <table:table-cell table:style-name="ce204" office:value-type="string" calcext:value-type="string">
            <text:p>Models of Urban Morphogenesis To Link Urban Form and Function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TQG Debates 2019</text:p>
          </table:table-cell>
          <table:table-cell table:style-name="ce204" table:number-columns-repeated="2"/>
          <table:table-cell table:style-name="ce204" office:value-type="string" calcext:value-type="string">
            <text:p>Invited</text:p>
          </table:table-cell>
          <table:table-cell table:style-name="ce20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41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ubmitted 25/06/2019 ; accepted 10/07/2019</text:p>
          </table:table-cell>
          <table:table-cell table:style-name="ce235" office:value-type="string" calcext:value-type="string">
            <text:p>June 2019</text:p>
          </table:table-cell>
          <table:table-cell table:style-name="ce222" office:value-type="string" calcext:value-type="string">
            <text:p>HPC et Geographie</text:p>
          </table:table-cell>
          <table:table-cell table:style-name="ce222" office:value-type="string" calcext:value-type="string">
            <text:p>Banos A., Raimbault J., Rey S.</text:p>
          </table:table-cell>
          <table:table-cell table:style-name="ce222" office:value-type="string" calcext:value-type="string">
            <text:p>JCAD2019</text:p>
          </table:table-cell>
          <table:table-cell table:style-name="ce222" office:value-type="string" calcext:value-type="string">
            <text:p>hal-02441879</text:p>
          </table:table-cell>
          <table:table-cell table:style-name="ce222"/>
          <table:table-cell table:style-name="ce222" office:value-type="string" calcext:value-type="string">
            <text:p>Oral communication</text:p>
          </table:table-cell>
          <table:table-cell table:style-name="ce222" table:number-columns-repeated="1015"/>
        </table:table-row>
        <table:table-row table:style-name="ro41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ubmitted 25/06/2019 ; accepted 10/07/2019</text:p>
          </table:table-cell>
          <table:table-cell table:style-name="ce235" office:value-type="string" calcext:value-type="string">
            <text:p>June 2019</text:p>
          </table:table-cell>
          <table:table-cell table:style-name="ce222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22" office:value-type="string" calcext:value-type="string">
            <text:p>Leclaire M., Reuillon R., Raimbault J., Rey S.</text:p>
          </table:table-cell>
          <table:table-cell table:style-name="ce222" office:value-type="string" calcext:value-type="string">
            <text:p>JCAD2019</text:p>
          </table:table-cell>
          <table:table-cell table:style-name="ce222" office:value-type="string" calcext:value-type="string">
            <text:p>halshs-02442620</text:p>
          </table:table-cell>
          <table:table-cell table:style-name="ce222"/>
          <table:table-cell table:style-name="ce222" office:value-type="string" calcext:value-type="string">
            <text:p>Oral communication</text:p>
          </table:table-cell>
          <table:table-cell table:style-name="ce222" table:number-columns-repeated="1015"/>
        </table:table-row>
        <table:table-row table:style-name="ro41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elf-invited</text:p>
          </table:table-cell>
          <table:table-cell table:style-name="ce235" office:value-type="string" calcext:value-type="string">
            <text:p>September 2019</text:p>
          </table:table-cell>
          <table:table-cell table:style-name="ce283" office:value-type="string" calcext:value-type="string">
            <text:p>Validation levels and standards depending on models types and functions</text:p>
          </table:table-cell>
          <table:table-cell table:style-name="ce222" office:value-type="string" calcext:value-type="string">
            <text:p>Raimbault J.</text:p>
          </table:table-cell>
          <table:table-cell table:style-name="ce222" office:value-type="string" calcext:value-type="string">
            <text:p>CCS 2019 SimExplo Satellite</text:p>
          </table:table-cell>
          <table:table-cell table:style-name="ce222" office:value-type="string" calcext:value-type="string">
            <text:p>halshs-02441891</text:p>
          </table:table-cell>
          <table:table-cell table:style-name="ce222" table:number-columns-repeated="1017"/>
        </table:table-row>
        <table:table-row table:style-name="ro41">
          <table:table-cell table:style-name="ce222" office:value-type="string" calcext:value-type="string">
            <text:p>presented</text:p>
          </table:table-cell>
          <table:table-cell table:style-name="ce222" office:value-type="string" calcext:value-type="string">
            <text:p>Self-invited</text:p>
          </table:table-cell>
          <table:table-cell table:style-name="ce235" office:value-type="string" calcext:value-type="string">
            <text:p>September 2019</text:p>
          </table:table-cell>
          <table:table-cell table:style-name="ce222" office:value-type="string" calcext:value-type="string">
            <text:p>An agent-based models of international company links</text:p>
          </table:table-cell>
          <table:table-cell table:style-name="ce222" office:value-type="string" calcext:value-type="string">
            <text:p>Zdanowska N., Raimbault J.</text:p>
          </table:table-cell>
          <table:table-cell table:style-name="ce222" office:value-type="string" calcext:value-type="string">
            <text:p>CCS 2019 SimExplo Satellite</text:p>
          </table:table-cell>
          <table:table-cell table:style-name="ce222" table:number-columns-repeated="1018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4/2019 ; accepted 17/06/2019</text:p>
          </table:table-cell>
          <table:table-cell table:style-name="ce204" office:value-type="string" calcext:value-type="string">
            <text:p>April 2019</text:p>
          </table:table-cell>
          <table:table-cell table:style-name="ce204" office:value-type="string" calcext:value-type="string">
            <text:p>A multi-scalar model for system of citi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<text:span text:style-name="T3">XTerM2019</text:span> ; CCS2019</text:p>
          </table:table-cell>
          <table:table-cell table:style-name="ce204" office:value-type="string" calcext:value-type="string">
            <text:p>halshs-02351722</text:p>
          </table:table-cell>
          <table:table-cell table:style-name="ce204" table:number-columns-repeated="6"/>
          <table:table-cell table:style-name="ce319" table:number-columns-repeated="1011"/>
        </table:table-row>
        <table:table-row table:style-name="ro42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08/04/2019 ; accepted 24/05/2019</text:p>
          </table:table-cell>
          <table:table-cell table:style-name="ce204" office:value-type="string" calcext:value-type="string">
            <text:p>April 2019</text:p>
          </table:table-cell>
          <table:table-cell table:style-name="ce204" office:value-type="string" calcext:value-type="string">
            <text:p>An evolutionary theory for the spatial dynamics of urban systems worldwide</text:p>
          </table:table-cell>
          <table:table-cell table:style-name="ce204" office:value-type="string" calcext:value-type="string">
            <text:p>Raimbault J., Denis E., Pumain D.</text:p>
          </table:table-cell>
          <table:table-cell table:style-name="ce204" office:value-type="string" calcext:value-type="string">
            <text:p>ECTQG 2019</text:p>
          </table:table-cell>
          <table:table-cell table:style-name="ce204" office:value-type="string" calcext:value-type="string">
            <text:p>halshs-02284897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5/04/2019 ; accepted 24/05/2019</text:p>
          </table:table-cell>
          <table:table-cell table:style-name="ce204" office:value-type="string" calcext:value-type="string">
            <text:p>April 2019</text:p>
          </table:table-cell>
          <table:table-cell table:style-name="ce229" office:value-type="string" calcext:value-type="string">
            <text:p>A meta-analysis of models for interactions between transportation networks and territori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CTQG 2019</text:p>
          </table:table-cell>
          <table:table-cell table:style-name="ce204" office:value-type="string" calcext:value-type="string">
            <text:p>halshs-02284848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4/04/2019 ; accepted 24/05/2019</text:p>
          </table:table-cell>
          <table:table-cell table:style-name="ce204" office:value-type="string" calcext:value-type="string">
            <text:p>April 2019</text:p>
          </table:table-cell>
          <table:table-cell table:style-name="ce204" office:value-type="string" calcext:value-type="string">
            <text:p>Fostering the use of methods for geosimulation models sensitivity analysis and validation</text:p>
          </table:table-cell>
          <table:table-cell table:style-name="ce204" office:value-type="string" calcext:value-type="string">
            <text:p>Reuillon R., Leclaire M., Raimbault J., et al.</text:p>
          </table:table-cell>
          <table:table-cell table:style-name="ce204" office:value-type="string" calcext:value-type="string">
            <text:p>ECTQG 2019</text:p>
          </table:table-cell>
          <table:table-cell table:style-name="ce204" office:value-type="string" calcext:value-type="string">
            <text:p>halshs-02283730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05/2019 ; accepted 03/06/2019 ; presented 07/2019</text:p>
          </table:table-cell>
          <table:table-cell table:style-name="ce204" office:value-type="string" calcext:value-type="string">
            <text:p>May 2019</text:p>
          </table:table-cell>
          <table:table-cell table:style-name="ce204" office:value-type="string" calcext:value-type="string">
            <text:p>Using Foursquare data to reveal spatial and temporal patterns in London</text:p>
          </table:table-cell>
          <table:table-cell table:style-name="ce20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04" office:value-type="string" calcext:value-type="string">
            <text:p>NetMob 2019</text:p>
          </table:table-cell>
          <table:table-cell table:style-name="ce204" office:value-type="string" calcext:value-type="string">
            <text:p>halshs-02284843</text:p>
          </table:table-cell>
          <table:table-cell table:style-name="ce204"/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3/07/2019</text:p>
          </table:table-cell>
          <table:table-cell table:style-name="ce204"/>
          <table:table-cell table:style-name="ce204" office:value-type="string" calcext:value-type="string">
            <text:p>Towards integrated urban models for sustainable policies</text:p>
          </table:table-cell>
          <table:table-cell table:style-name="ce204" office:value-type="string" calcext:value-type="string">
            <text:p>Raimbault, J.</text:p>
          </table:table-cell>
          <table:table-cell table:style-name="ce204" office:value-type="string" calcext:value-type="string">
            <text:p>Urban Analytics Tongji-Turing Workshop</text:p>
          </table:table-cell>
          <table:table-cell table:style-name="ce204" office:value-type="string" calcext:value-type="string">
            <text:p>halshs-02284933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21/01/2019 ; accepted 01/03/2019 ; presented 03/04/2019</text:p>
          </table:table-cell>
          <table:table-cell table:style-name="ce204" office:value-type="string" calcext:value-type="string">
            <text:p>January 2019</text:p>
          </table:table-cell>
          <table:table-cell table:style-name="ce289" office:value-type="string" calcext:value-type="string">
            <text:p>De l’endogénéité des hiérarchies dans les systèmes territoriaux complex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9</text:p>
          </table:table-cell>
          <table:table-cell table:style-name="ce204" office:value-type="string" calcext:value-type="string">
            <text:p>halshs-02089520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2/11/2018 ; accepted 23/11/2018 ; presented 06/02/2019</text:p>
          </table:table-cell>
          <table:table-cell table:style-name="ce204" office:value-type="string" calcext:value-type="string">
            <text:p>November 2018</text:p>
          </table:table-cell>
          <table:table-cell table:style-name="ce204" office:value-type="string" calcext:value-type="string">
            <text:p>Towards multi-scalar models for the co-evolution of network and territories</text:p>
          </table:table-cell>
          <table:table-cell table:style-name="ce204" office:value-type="string" calcext:value-type="string">
            <text:p>Raimbault J.</text:p>
          </table:table-cell>
          <table:table-cell table:style-name="ce308" office:value-type="string" calcext:value-type="string">
            <text:p>AAG2019 Cities Network ;<text:span text:style-name="T5"> TheoQuant 2019</text:span></text:p>
          </table:table-cell>
          <table:table-cell table:style-name="ce204" office:value-type="string" calcext:value-type="string">
            <text:p>halshs-02013006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reflect on the necessity of hybrid models (rôle of network physical shape)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21/01/2019</text:p>
          </table:table-cell>
          <table:table-cell table:style-name="ce204" office:value-type="string" calcext:value-type="string">
            <text:p>January 2019</text:p>
          </table:table-cell>
          <table:table-cell table:style-name="ce190" office:value-type="string" calcext:value-type="string">
            <text:p>Espace et complexités des systèmes territoriaux</text:p>
          </table:table-cell>
          <table:table-cell table:style-name="ce204" office:value-type="string" calcext:value-type="string">
            <text:p>Raimbault J.</text:p>
          </table:table-cell>
          <table:table-cell table:style-name="ce309" office:value-type="string" calcext:value-type="string">
            <text:p>Rochebrune 2019</text:p>
          </table:table-cell>
          <table:table-cell table:style-name="ce204" office:value-type="string" calcext:value-type="string">
            <text:p>halshs-01998440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 : submit translation to journal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November 2018</text:p>
          </table:table-cell>
          <table:table-cell table:style-name="ce190" office:value-type="string" calcext:value-type="string">
            <text:p>Modélisation des interactions entre réseaux de transport et territoires : une approche par la co-évolution.</text:p>
          </table:table-cell>
          <table:table-cell table:style-name="ce204" office:value-type="string" calcext:value-type="string">
            <text:p>Raimbault J.</text:p>
          </table:table-cell>
          <table:table-cell table:style-name="ce309" office:value-type="string" calcext:value-type="string">
            <text:p>JJC Pacte-Citeres</text:p>
          </table:table-cell>
          <table:table-cell table:style-name="ce305" office:value-type="string" calcext:value-type="string">
            <text:p>Halshs-01933916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8</text:p>
          </table:table-cell>
          <table:table-cell table:style-name="ce20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Biomim Expo 2018</text:p>
          </table:table-cell>
          <table:table-cell table:style-name="ce204" office:value-type="string" calcext:value-type="string">
            <text:p>halshs-01904499</text:p>
          </table:table-cell>
          <table:table-cell table:style-name="ce204"/>
          <table:table-cell table:style-name="ce204" office:value-type="string" calcext:value-type="string">
            <text:p>Poster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27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7/09/2018 ; accepted 01/10/2018 ; presented 18/10/2018</text:p>
          </table:table-cell>
          <table:table-cell table:style-name="ce204" office:value-type="string" calcext:value-type="string">
            <text:p>September 2018</text:p>
          </table:table-cell>
          <table:table-cell table:style-name="ce229" office:value-type="string" calcext:value-type="string">
            <text:p>A multi-dimensional percolation approach to characterize sustainable mega-city region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arami 2018</text:p>
          </table:table-cell>
          <table:table-cell table:style-name="ce204" office:value-type="string" calcext:value-type="string">
            <text:p>halshs-01898864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elf-invited ; presented 26/09/2018</text:p>
          </table:table-cell>
          <table:table-cell table:style-name="ce204" office:value-type="string" calcext:value-type="string">
            <text:p>September 2018</text:p>
          </table:table-cell>
          <table:table-cell table:style-name="ce20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 – Session simulation</text:p>
          </table:table-cell>
          <table:table-cell table:style-name="ce204" office:value-type="string" calcext:value-type="string">
            <text:p>halshs-01882389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6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4/2018 ; accepted 06/06/2018 ; presented 24/09/2018</text:p>
          </table:table-cell>
          <table:table-cell table:style-name="ce204" office:value-type="string" calcext:value-type="string">
            <text:p>April 2018</text:p>
          </table:table-cell>
          <table:table-cell table:style-name="ce204" office:value-type="string" calcext:value-type="string">
            <text:p>A systematic comparison of interaction models for systems of citi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</text:p>
          </table:table-cell>
          <table:table-cell table:style-name="ce204" office:value-type="string" calcext:value-type="string">
            <text:p>halshs-01880492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3/2018 ; accepted 07/05/2018 ; presented 26/07/2018</text:p>
          </table:table-cell>
          <table:table-cell table:style-name="ce204" office:value-type="string" calcext:value-type="string">
            <text:p>March 2018</text:p>
          </table:table-cell>
          <table:table-cell table:style-name="ce204" office:value-type="string" calcext:value-type="string">
            <text:p>Multi-modeling the morphogenesis of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ALife2018</text:p>
          </table:table-cell>
          <table:table-cell table:style-name="ce302" office:value-type="string" calcext:value-type="string">
            <text:p>halshs-01850263</text:p>
          </table:table-cell>
          <table:table-cell table:style-name="ce314" office:value-type="string" calcext:value-type="string">
            <text:p>11354189315600403372</text:p>
          </table:table-cell>
          <table:table-cell table:style-name="ce204" office:value-type="string" calcext:value-type="string">
            <text:p>Extended abstract</text:p>
          </table:table-cell>
          <table:table-cell table:style-name="ce204" office:value-type="string" calcext:value-type="string">
            <text:p>DOI :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December 2017</text:p>
          </table:table-cell>
          <table:table-cell table:style-name="ce291" office:value-type="string" calcext:value-type="string">
            <text:p>Modeling Urban Morphogenesis : towards an integration of territor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GoPro 2017</text:p>
          </table:table-cell>
          <table:table-cell table:style-name="ce302" office:value-type="string" calcext:value-type="string">
            <text:p>hal-01808480</text:p>
          </table:table-cell>
          <table:table-cell table:style-name="ce31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6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7</text:p>
          </table:table-cell>
          <table:table-cell table:style-name="ce293" office:value-type="string" calcext:value-type="string">
            <text:p>Complexity, Complexities and Complex Knowledges: Discussion of Pr. Batty: "Complexity in Urban Systems"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RC Geodivercity international workshop</text:p>
          </table:table-cell>
          <table:table-cell table:style-name="ce204" office:value-type="string" calcext:value-type="string">
            <text:p>halshs-01632331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7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March 2017</text:p>
          </table:table-cell>
          <table:table-cell table:style-name="ce294" office:value-type="string" calcext:value-type="string">
            <text:p>Modeling the Co-evolution of Urban Form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7</text:p>
          </table:table-cell>
          <table:table-cell table:style-name="ce204" office:value-type="string" calcext:value-type="string">
            <text:p>halshs-01590624</text:p>
          </table:table-cell>
          <table:table-cell table:style-name="ce204" office:value-type="string" calcext:value-type="string">
            <text:p>17378843593632400053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8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9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CTQG 2017</text:p>
          </table:table-cell>
          <table:table-cell table:style-name="ce302" office:value-type="string" calcext:value-type="string">
            <text:p>halshs-01584894</text:p>
          </table:table-cell>
          <table:table-cell table:style-name="ce314" office:value-type="string" calcext:value-type="string">
            <text:p>16759407095416064768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9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9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04" office:value-type="string" calcext:value-type="string">
            <text:p>Raimbault J. and Baffi S.</text:p>
          </table:table-cell>
          <table:table-cell table:style-name="ce204" office:value-type="string" calcext:value-type="string">
            <text:p>ECTQG 2017</text:p>
          </table:table-cell>
          <table:table-cell table:style-name="ce204" office:value-type="string" calcext:value-type="string">
            <text:p>halshs-01584914</text:p>
          </table:table-cell>
          <table:table-cell table:style-name="ce204" office:value-type="string" calcext:value-type="string">
            <text:p>10810686742571108183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9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93" office:value-type="string" calcext:value-type="string">
            <text:p>The Cost of Transportation : Spatial Analysis of US Fuel Prices</text:p>
          </table:table-cell>
          <table:table-cell table:style-name="ce204" office:value-type="string" calcext:value-type="string">
            <text:p>Raimbault J. and Bergeaud A.</text:p>
          </table:table-cell>
          <table:table-cell table:style-name="ce204" office:value-type="string" calcext:value-type="string">
            <text:p>EWGT 2017</text:p>
          </table:table-cell>
          <table:table-cell table:style-name="ce302" office:value-type="string" calcext:value-type="string">
            <text:p>halshs-01582909</text:p>
          </table:table-cell>
          <table:table-cell table:style-name="ce314" office:value-type="string" calcext:value-type="string">
            <text:p>355490807672778478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 (proposed for special issue canceled)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50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93" office:value-type="string" calcext:value-type="string">
            <text:p>Initial spatial conditions in simulation models: the missing leg of sensitivity analyses?</text:p>
          </table:table-cell>
          <table:table-cell table:style-name="ce204" office:value-type="string" calcext:value-type="string">
            <text:p>Cottineau C., Raimbault J., Le Texier M., Le Nechet F. and Reuillon R.</text:p>
          </table:table-cell>
          <table:table-cell table:style-name="ce204" office:value-type="string" calcext:value-type="string">
            <text:p>GeoComputation 2017</text:p>
          </table:table-cell>
          <table:table-cell table:style-name="ce302" office:value-type="string" calcext:value-type="string">
            <text:p>halshs-01841272</text:p>
          </table:table-cell>
          <table:table-cell table:style-name="ce314" office:value-type="string" calcext:value-type="string">
            <text:p>1803601226533146760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5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95" office:value-type="string" calcext:value-type="string">
            <text:p>A macro-scale model of co-evolution for cities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International Conference 2017</text:p>
          </table:table-cell>
          <table:table-cell table:style-name="ce312" office:value-type="string" calcext:value-type="string">
            <text:p>halshs-01863229</text:p>
          </table:table-cell>
          <table:table-cell table:style-name="ce314"/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19" table:number-columns-repeated="1011"/>
        </table:table-row>
        <table:table-row table:style-name="ro49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9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04" office:value-type="string" calcext:value-type="string">
            <text:p>Losavio C. and Raimbault J.</text:p>
          </table:table-cell>
          <table:table-cell table:style-name="ce204" office:value-type="string" calcext:value-type="string">
            <text:p>Urban China 2017</text:p>
          </table:table-cell>
          <table:table-cell table:style-name="ce302" office:value-type="string" calcext:value-type="string">
            <text:p>halshs-01666887</text:p>
          </table:table-cell>
          <table:table-cell table:style-name="ce314" office:value-type="string" calcext:value-type="string">
            <text:p>560101809920081903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8" office:value-type="string" calcext:value-type="string">
            <text:p>Un Cadre de Connaissances pour une Géographie Intégré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7</text:p>
          </table:table-cell>
          <table:table-cell table:style-name="ce302" office:value-type="string" calcext:value-type="string">
            <text:p>halshs-01505084</text:p>
          </table:table-cell>
          <table:table-cell table:style-name="ce314" office:value-type="string" calcext:value-type="string">
            <text:p>5085997308769200468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52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16/03/2017</text:p>
          </table:table-cell>
          <table:table-cell table:style-name="ce204"/>
          <table:table-cell table:style-name="ce218" office:value-type="string" calcext:value-type="string">
            <text:p>CybergeoNetworks : un outil interactif pour l’analyse de corpus bibliométriques massifs</text:p>
          </table:table-cell>
          <table:table-cell table:style-name="ce305" office:value-type="string" calcext:value-type="string">
            <text:p>Chasset P.O, Cottineau C., Commenges H., Pumain D., Raimbault J.</text:p>
          </table:table-cell>
          <table:table-cell table:style-name="ce204" office:value-type="string" calcext:value-type="string">
            <text:p>Science XXL 2017</text:p>
          </table:table-cell>
          <table:table-cell table:style-name="ce302" office:value-type="string" calcext:value-type="string">
            <text:p>hal-01976040</text:p>
          </table:table-cell>
          <table:table-cell table:style-name="ce31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53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December 2016</text:p>
          </table:table-cell>
          <table:table-cell table:style-name="ce218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Theo Quant 2017</text:p>
          </table:table-cell>
          <table:table-cell table:style-name="ce302" office:value-type="string" calcext:value-type="string">
            <text:p>halshs-01525448</text:p>
          </table:table-cell>
          <table:table-cell table:style-name="ce314" office:value-type="string" calcext:value-type="string">
            <text:p>9857159693649795070</text:p>
          </table:table-cell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5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18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Seminar</text:p>
          </table:table-cell>
          <table:table-cell table:style-name="ce302" office:value-type="string" calcext:value-type="string">
            <text:p>halshs-01422484</text:p>
          </table:table-cell>
          <table:table-cell table:style-name="ce314" office:value-type="string" calcext:value-type="string">
            <text:p>16057638674660007541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13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8" office:value-type="string" calcext:value-type="string">
            <text:p>Models of growth for system of cities : Back to the simpl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6</text:p>
          </table:table-cell>
          <table:table-cell table:style-name="ce302" office:value-type="string" calcext:value-type="string">
            <text:p>halshs-01370274</text:p>
          </table:table-cell>
          <table:table-cell table:style-name="ce314" office:value-type="string" calcext:value-type="string">
            <text:p>793759714270692952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54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8" office:value-type="string" calcext:value-type="string">
            <text:p>Investigating Patterns of Technological Innovation</text:p>
          </table:table-cell>
          <table:table-cell table:style-name="ce204" office:value-type="string" calcext:value-type="string">
            <text:p>Raimbault J., Bergeaud A., Potiron Y.</text:p>
          </table:table-cell>
          <table:table-cell table:style-name="ce204" office:value-type="string" calcext:value-type="string">
            <text:p>CCS 2016</text:p>
          </table:table-cell>
          <table:table-cell table:style-name="ce302" office:value-type="string" calcext:value-type="string">
            <text:p>halshs-01370528</text:p>
          </table:table-cell>
          <table:table-cell table:style-name="ce314" office:value-type="string" calcext:value-type="string">
            <text:p>9648396262307903560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54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8" office:value-type="string" calcext:value-type="string">
            <text:p>For a Cautious Use of Big Data and Computation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GS 2016</text:p>
          </table:table-cell>
          <table:table-cell table:style-name="ce302" office:value-type="string" calcext:value-type="string">
            <text:p>halshs-01358440</text:p>
          </table:table-cell>
          <table:table-cell table:style-name="ce314" office:value-type="string" calcext:value-type="string">
            <text:p>1206433552293051676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5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18" office:value-type="string" calcext:value-type="string">
            <text:p>Indirect Bibliometrics by Complex Network Analysi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20eme anniversaire de Cybergeo</text:p>
          </table:table-cell>
          <table:table-cell table:style-name="ce302" office:value-type="string" calcext:value-type="string">
            <text:p>halshs-01328058</text:p>
          </table:table-cell>
          <table:table-cell table:style-name="ce314" office:value-type="string" calcext:value-type="string">
            <text:p>1568061080700752749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54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8" office:value-type="string" calcext:value-type="string">
            <text:p>Game-based Tools as Media to Transmit Freshwater Ecology Concepts</text:p>
          </table:table-cell>
          <table:table-cell table:style-name="ce204" office:value-type="string" calcext:value-type="string">
            <text:p>Raimbault J., Serra H.</text:p>
          </table:table-cell>
          <table:table-cell table:style-name="ce204" office:value-type="string" calcext:value-type="string">
            <text:p>SETAC 2016</text:p>
          </table:table-cell>
          <table:table-cell table:style-name="ce302" office:value-type="string" calcext:value-type="string">
            <text:p>halshs-01322860</text:p>
          </table:table-cell>
          <table:table-cell table:style-name="ce314"/>
          <table:table-cell table:style-name="ce204" office:value-type="string" calcext:value-type="string">
            <text:p>Poster corner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1/2016</text:p>
          </table:table-cell>
          <table:table-cell table:style-name="ce204"/>
          <table:table-cell table:style-name="ce293" office:value-type="string" calcext:value-type="string">
            <text:p>G{\’e}n{\’e}ration de donn{\’e}es synthe{\’e}tiques corr{\’e}l{\’e}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ochebrune 2016</text:p>
          </table:table-cell>
          <table:table-cell table:style-name="ce204" office:value-type="string" calcext:value-type="string">
            <text:p>halshs-01514415</text:p>
          </table:table-cell>
          <table:table-cell table:style-name="ce204" office:value-type="string" calcext:value-type="string">
            <text:p>1292207126447961318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</text:p>
          </table:table-cell>
          <table:table-cell table:style-name="ce204" table:number-columns-repeated="2"/>
          <table:table-cell table:style-name="ce20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9/2015</text:p>
          </table:table-cell>
          <table:table-cell table:style-name="ce204" office:value-type="string" calcext:value-type="string">
            <text:p>April 2015</text:p>
          </table:table-cell>
          <table:table-cell table:style-name="ce300" office:value-type="string" calcext:value-type="string">
            <text:p>Modeling the emergence of metropolitan transport autorithy in a polycentric urban region</text:p>
          </table:table-cell>
          <table:table-cell table:style-name="ce204" office:value-type="string" calcext:value-type="string">
            <text:p>Le Nechet F., Raimbault J.</text:p>
          </table:table-cell>
          <table:table-cell table:style-name="ce204" office:value-type="string" calcext:value-type="string">
            <text:p>ECTQG 2015</text:p>
          </table:table-cell>
          <table:table-cell table:style-name="ce204" office:value-type="string" calcext:value-type="string">
            <text:p>halshs-01272236</text:p>
          </table:table-cell>
          <table:table-cell table:style-name="ce204" office:value-type="string" calcext:value-type="string">
            <text:p>4357213455583930516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6/2015</text:p>
          </table:table-cell>
          <table:table-cell table:style-name="ce204" office:value-type="string" calcext:value-type="string">
            <text:p>December 2014</text:p>
          </table:table-cell>
          <table:table-cell table:style-name="ce301" office:value-type="string" calcext:value-type="string">
            <text:p>Hybrid Modeling of a Bike-Sharing Transportation System</text:p>
          </table:table-cell>
          <table:table-cell table:style-name="ce204" office:value-type="string" calcext:value-type="string">
            <text:p>Raimbault J.</text:p>
          </table:table-cell>
          <table:table-cell table:style-name="ce310" office:value-type="string" calcext:value-type="string">
            <text:p>ICCSS 2015</text:p>
          </table:table-cell>
          <table:table-cell table:style-name="ce204" office:value-type="string" calcext:value-type="string">
            <text:p>halshs-01330627</text:p>
          </table:table-cell>
          <table:table-cell table:style-name="ce204" office:value-type="string" calcext:value-type="string">
            <text:p>270876289564741457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18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30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06" office:value-type="string" calcext:value-type="string">
            <text:p><text:span text:style-name="T6">Raimbault J., Gonzales, J.</text:span></text:p>
          </table:table-cell>
          <table:table-cell table:style-name="ce311" office:value-type="string" calcext:value-type="string">
            <text:p>Rencontres du Labex Dynamite</text:p>
          </table:table-cell>
          <table:table-cell table:style-name="ce204" office:value-type="string" calcext:value-type="string">
            <text:p>halshs-01860296</text:p>
          </table:table-cell>
          <table:table-cell table:style-name="ce204" office:value-type="string" calcext:value-type="string">
            <text:p>1638386153229304501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41">
          <table:table-cell table:style-name="ce249" office:value-type="string" calcext:value-type="string">
            <text:p>withdrawn</text:p>
          </table:table-cell>
          <table:table-cell table:style-name="ce249" office:value-type="string" calcext:value-type="string">
            <text:p>Submitted 15/11/2019 ; withdrawn → proceeedings NetSci</text:p>
          </table:table-cell>
          <table:table-cell table:style-name="ce274" office:value-type="string" calcext:value-type="string">
            <text:p>November 2019</text:p>
          </table:table-cell>
          <table:table-cell table:style-name="ce303" office:value-type="string" calcext:value-type="string">
            <text:p>A generative model for urban firm networks</text:p>
          </table:table-cell>
          <table:table-cell table:style-name="ce249" office:value-type="string" calcext:value-type="string">
            <text:p>Raimbault J., Zdanowska N., Arcaute E.</text:p>
          </table:table-cell>
          <table:table-cell table:style-name="ce249" office:value-type="string" calcext:value-type="string">
            <text:p><text:span text:style-name="T3">CompleNet2020</text:span> ; Spatial Data Science 2020</text:p>
          </table:table-cell>
          <table:table-cell table:style-name="ce249" table:number-columns-repeated="2"/>
          <table:table-cell table:style-name="ce249" office:value-type="string" calcext:value-type="string">
            <text:p>Poster</text:p>
          </table:table-cell>
          <table:table-cell table:style-name="ce249" office:value-type="string" calcext:value-type="string">
            <text:p>CompleNet participation cancelled 15/01 (no funding, poster) → NetSci Proceedings</text:p>
          </table:table-cell>
          <table:table-cell table:style-name="ce249" table:number-columns-repeated="1014"/>
        </table:table-row>
        <table:table-row table:style-name="ro41">
          <table:table-cell table:style-name="ce250" office:value-type="string" calcext:value-type="string">
            <text:p>refused</text:p>
          </table:table-cell>
          <table:table-cell table:style-name="ce250" table:number-columns-repeated="2"/>
          <table:table-cell table:style-name="ce304" office:value-type="string" calcext:value-type="string">
            <text:p>Coupled Territorial and Network Dynamics : from Modeling to Theory</text:p>
          </table:table-cell>
          <table:table-cell table:style-name="ce250" office:value-type="string" calcext:value-type="string">
            <text:p>Raimbault J.</text:p>
          </table:table-cell>
          <table:table-cell table:style-name="ce250" office:value-type="string" calcext:value-type="string">
            <text:p>JIG 2016</text:p>
          </table:table-cell>
          <table:table-cell table:style-name="ce250" office:value-type="string" calcext:value-type="string">
            <text:p>-</text:p>
          </table:table-cell>
          <table:table-cell table:style-name="ce250"/>
          <table:table-cell table:style-name="ce250" office:value-type="string" calcext:value-type="string">
            <text:p>-</text:p>
          </table:table-cell>
          <table:table-cell table:style-name="ce250" table:number-columns-repeated="4"/>
          <table:table-cell table:style-name="ce321" table:number-columns-repeated="1011"/>
        </table:table-row>
        <table:table-row table:style-name="ro41" table:number-rows-repeated="1048522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222"/>
        <table:table-column table:style-name="co28" table:default-cell-style-name="ce222"/>
        <table:table-column table:style-name="co29" table:default-cell-style-name="ce222"/>
        <table:table-column table:style-name="co30" table:default-cell-style-name="ce222"/>
        <table:table-column table:style-name="co31" table:default-cell-style-name="ce222"/>
        <table:table-column table:style-name="co23" table:number-columns-repeated="1019" table:default-cell-style-name="ce231"/>
        <table:table-row table:style-name="ro4">
          <table:table-cell table:style-name="Default" table:number-columns-repeated="1024"/>
        </table:table-row>
        <table:table-row table:style-name="ro55">
          <table:table-cell table:style-name="Default" table:number-columns-repeated="1024"/>
        </table:table-row>
        <table:table-row table:style-name="ro56">
          <table:table-cell table:style-name="ce317" office:value-type="string" calcext:value-type="string">
            <text:p>Status</text:p>
          </table:table-cell>
          <table:table-cell table:style-name="ce317" office:value-type="string" calcext:value-type="string">
            <text:p>Date</text:p>
          </table:table-cell>
          <table:table-cell table:style-name="ce317" office:value-type="string" calcext:value-type="string">
            <text:p>Title</text:p>
          </table:table-cell>
          <table:table-cell table:style-name="ce317" office:value-type="string" calcext:value-type="string">
            <text:p>Seminar</text:p>
          </table:table-cell>
          <table:table-cell table:style-name="ce31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0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25" office:value-type="date" office:date-value="2018-09-10" calcext:value-type="date">
            <text:p>10/09/18</text:p>
          </table:table-cell>
          <table:table-cell table:style-name="ce32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325" office:value-type="date" office:date-value="2018-02-05" calcext:value-type="date">
            <text:p>05/02/18</text:p>
          </table:table-cell>
          <table:table-cell table:style-name="ce32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325" office:value-type="date" office:date-value="2018-09-01" calcext:value-type="date">
            <text:p>01/09/18</text:p>
          </table:table-cell>
          <table:table-cell table:style-name="ce32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54"/>
        <table:table-column table:style-name="co32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36" table:default-cell-style-name="ce254"/>
        <table:table-column table:style-name="co37" table:default-cell-style-name="ce254"/>
        <table:table-column table:style-name="co23" table:number-columns-repeated="1017" table:default-cell-style-name="ce254"/>
        <table:table-row table:style-name="ro4" table:number-rows-repeated="2">
          <table:table-cell table:number-columns-repeated="1024"/>
        </table:table-row>
        <table:table-row table:style-name="ro4">
          <table:table-cell table:style-name="ce327" office:value-type="string" calcext:value-type="string">
            <text:p>Status</text:p>
          </table:table-cell>
          <table:table-cell table:style-name="ce327" office:value-type="string" calcext:value-type="string">
            <text:p>Horizon</text:p>
          </table:table-cell>
          <table:table-cell table:style-name="ce327" office:value-type="string" calcext:value-type="string">
            <text:p>Type</text:p>
          </table:table-cell>
          <table:table-cell table:style-name="ce327" office:value-type="string" calcext:value-type="string">
            <text:p>Date</text:p>
          </table:table-cell>
          <table:table-cell table:style-name="ce327" office:value-type="string" calcext:value-type="string">
            <text:p>Title</text:p>
          </table:table-cell>
          <table:table-cell table:style-name="ce327" office:value-type="string" calcext:value-type="string">
            <text:p>Place</text:p>
          </table:table-cell>
          <table:table-cell table:style-name="ce327" office:value-type="string" calcext:value-type="string">
            <text:p>Info</text:p>
          </table:table-cell>
          <table:table-cell table:style-name="ce327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28" table:number-columns-repeated="7"/>
          <table:table-cell table:number-columns-repeated="1017"/>
        </table:table-row>
        <table:table-row table:style-name="ro62">
          <table:table-cell table:style-name="ce328"/>
          <table:table-cell table:style-name="ce328" office:value-type="string" calcext:value-type="string">
            <text:p>?</text:p>
          </table:table-cell>
          <table:table-cell table:style-name="ce328" office:value-type="string" calcext:value-type="string">
            <text:p>Seminar series</text:p>
          </table:table-cell>
          <table:table-cell table:style-name="ce328"/>
          <table:table-cell table:style-name="ce328" office:value-type="string" calcext:value-type="string">
            <text:p>Interdisciplinary seminar urban modeling</text:p>
          </table:table-cell>
          <table:table-cell table:style-name="ce328"/>
          <table:table-cell table:style-name="ce331" office:value-type="string" calcext:value-type="string">
            <text:p>Deadline 01/10/2018</text:p>
          </table:table-cell>
          <table:table-cell table:number-columns-repeated="1017"/>
        </table:table-row>
        <table:table-row table:style-name="ro61">
          <table:table-cell table:style-name="ce329" office:value-type="string" calcext:value-type="string">
            <text:p>forthcoming</text:p>
          </table:table-cell>
          <table:table-cell table:style-name="ce329" office:value-type="string" calcext:value-type="string">
            <text:p>April 2019</text:p>
          </table:table-cell>
          <table:table-cell table:style-name="ce329" office:value-type="string" calcext:value-type="string">
            <text:p>Session</text:p>
          </table:table-cell>
          <table:table-cell table:style-name="ce329"/>
          <table:table-cell table:style-name="ce329" office:value-type="string" calcext:value-type="string">
            <text:p>Satellite CCS simulation</text:p>
          </table:table-cell>
          <table:table-cell table:style-name="ce329" table:number-columns-repeated="2"/>
          <table:table-cell table:style-name="ce333" table:number-columns-repeated="1017"/>
        </table:table-row>
        <table:table-row table:style-name="ro60">
          <table:table-cell table:style-name="ce329" office:value-type="string" calcext:value-type="string">
            <text:p>forthcoming</text:p>
          </table:table-cell>
          <table:table-cell table:style-name="ce329" office:value-type="string" calcext:value-type="string">
            <text:p>December 2018</text:p>
          </table:table-cell>
          <table:table-cell table:style-name="ce329" table:number-columns-repeated="2"/>
          <table:table-cell table:style-name="ce329" office:value-type="string" calcext:value-type="string">
            <text:p>Special session ECTQG Networks co-evolution</text:p>
          </table:table-cell>
          <table:table-cell table:style-name="ce329" table:number-columns-repeated="2"/>
          <table:table-cell table:style-name="ce333" table:number-columns-repeated="1017"/>
        </table:table-row>
        <table:table-row table:style-name="ro63">
          <table:table-cell table:style-name="ce329" office:value-type="string" calcext:value-type="string">
            <text:p>forthcoming</text:p>
          </table:table-cell>
          <table:table-cell table:style-name="ce329" office:value-type="string" calcext:value-type="string">
            <text:p>December 2018</text:p>
          </table:table-cell>
          <table:table-cell table:style-name="ce329" table:number-columns-repeated="2"/>
          <table:table-cell table:style-name="ce329" office:value-type="string" calcext:value-type="string">
            <text:p>Special session ECTQG OpenMOLE</text:p>
          </table:table-cell>
          <table:table-cell table:style-name="ce329" table:number-columns-repeated="2"/>
          <table:table-cell table:style-name="ce333" table:number-columns-repeated="1017"/>
        </table:table-row>
        <table:table-row table:style-name="ro64">
          <table:table-cell table:style-name="ce329" office:value-type="string" calcext:value-type="string">
            <text:p>current</text:p>
          </table:table-cell>
          <table:table-cell table:style-name="ce329" office:value-type="string" calcext:value-type="string">
            <text:p>October 2018</text:p>
          </table:table-cell>
          <table:table-cell table:style-name="ce329" office:value-type="string" calcext:value-type="string">
            <text:p>Mediation</text:p>
          </table:table-cell>
          <table:table-cell table:style-name="ce329" office:value-type="string" calcext:value-type="string">
            <text:p>19/10/2018</text:p>
          </table:table-cell>
          <table:table-cell table:style-name="ce329" office:value-type="string" calcext:value-type="string">
            <text:p>Incubateur mediation CNRS</text:p>
          </table:table-cell>
          <table:table-cell table:style-name="ce329" office:value-type="string" calcext:value-type="string">
            <text:p>ISC</text:p>
          </table:table-cell>
          <table:table-cell table:style-name="ce329"/>
          <table:table-cell table:style-name="ce333" table:number-columns-repeated="1017"/>
        </table:table-row>
        <table:table-row table:style-name="ro62">
          <table:table-cell table:style-name="ce330" office:value-type="string" calcext:value-type="string">
            <text:p>ignored</text:p>
          </table:table-cell>
          <table:table-cell table:style-name="ce330" office:value-type="string" calcext:value-type="string">
            <text:p>April 2019</text:p>
          </table:table-cell>
          <table:table-cell table:style-name="ce330" office:value-type="string" calcext:value-type="string">
            <text:p>Session</text:p>
          </table:table-cell>
          <table:table-cell table:style-name="ce330"/>
          <table:table-cell table:style-name="ce330" office:value-type="string" calcext:value-type="string">
            <text:p>Satellite CCS BioMimetisme</text:p>
          </table:table-cell>
          <table:table-cell table:style-name="ce330"/>
          <table:table-cell table:style-name="ce332"/>
          <table:table-cell table:style-name="ce274" table:number-columns-repeated="1017"/>
        </table:table-row>
        <table:table-row table:style-name="ro65">
          <table:table-cell table:style-name="ce235" office:value-type="string" calcext:value-type="string">
            <text:p>done</text:p>
          </table:table-cell>
          <table:table-cell table:style-name="ce235" office:value-type="string" calcext:value-type="string">
            <text:p>February 2019</text:p>
          </table:table-cell>
          <table:table-cell table:style-name="ce235" table:number-columns-repeated="2"/>
          <table:table-cell table:style-name="ce235" office:value-type="string" calcext:value-type="string">
            <text:p>Atelier OML Theo Quant</text:p>
          </table:table-cell>
          <table:table-cell table:style-name="ce235" table:number-columns-repeated="2"/>
          <table:table-cell table:style-name="ce334" table:number-columns-repeated="1017"/>
        </table:table-row>
        <table:table-row table:style-name="ro63">
          <table:table-cell table:style-name="ce330" office:value-type="string" calcext:value-type="string">
            <text:p>ignored</text:p>
          </table:table-cell>
          <table:table-cell table:style-name="ce330" office:value-type="string" calcext:value-type="string">
            <text:p>December 2018</text:p>
          </table:table-cell>
          <table:table-cell table:style-name="ce330" table:number-columns-repeated="2"/>
          <table:table-cell table:style-name="ce330" office:value-type="string" calcext:value-type="string">
            <text:p>Special session ECTQG EcoGeo</text:p>
          </table:table-cell>
          <table:table-cell table:style-name="ce330" table:number-columns-repeated="2"/>
          <table:table-cell table:style-name="ce274" table:number-columns-repeated="1017"/>
        </table:table-row>
        <table:table-row table:style-name="ro4">
          <table:table-cell table:style-name="ce235" office:value-type="string" calcext:value-type="string">
            <text:p>done</text:p>
          </table:table-cell>
          <table:table-cell table:style-name="ce235"/>
          <table:table-cell table:style-name="ce235" office:value-type="string" calcext:value-type="string">
            <text:p>Session</text:p>
          </table:table-cell>
          <table:table-cell table:style-name="ce235" office:value-type="string" calcext:value-type="string">
            <text:p>September 2018</text:p>
          </table:table-cell>
          <table:table-cell table:style-name="ce235" office:value-type="string" calcext:value-type="string">
            <text:p>CCS 2018 : New methods and epistemologies to explore simulation models</text:p>
          </table:table-cell>
          <table:table-cell table:style-name="ce235" office:value-type="string" calcext:value-type="string">
            <text:p>Thessalonique</text:p>
          </table:table-cell>
          <table:table-cell table:style-name="ce235"/>
          <table:table-cell table:style-name="ce334" table:number-columns-repeated="1017"/>
        </table:table-row>
        <table:table-row table:style-name="ro4">
          <table:table-cell table:style-name="ce235" office:value-type="string" calcext:value-type="string">
            <text:p>done</text:p>
          </table:table-cell>
          <table:table-cell table:style-name="ce235"/>
          <table:table-cell table:style-name="ce235" office:value-type="string" calcext:value-type="string">
            <text:p>Seminar</text:p>
          </table:table-cell>
          <table:table-cell table:style-name="ce235" office:value-type="string" calcext:value-type="string">
            <text:p>June 2018</text:p>
          </table:table-cell>
          <table:table-cell table:style-name="ce235" office:value-type="string" calcext:value-type="string">
            <text:p>Seminar Thesis</text:p>
          </table:table-cell>
          <table:table-cell table:style-name="ce235" office:value-type="string" calcext:value-type="string">
            <text:p>Paris</text:p>
          </table:table-cell>
          <table:table-cell table:style-name="ce235"/>
          <table:table-cell table:style-name="ce334" table:number-columns-repeated="1017"/>
        </table:table-row>
        <table:table-row table:style-name="ro4">
          <table:table-cell table:style-name="ce235" office:value-type="string" calcext:value-type="string">
            <text:p>done</text:p>
          </table:table-cell>
          <table:table-cell table:style-name="ce235"/>
          <table:table-cell table:style-name="ce235" office:value-type="string" calcext:value-type="string">
            <text:p>Session</text:p>
          </table:table-cell>
          <table:table-cell table:style-name="ce235" office:value-type="string" calcext:value-type="string">
            <text:p>September 2017</text:p>
          </table:table-cell>
          <table:table-cell table:style-name="ce235" office:value-type="string" calcext:value-type="string">
            <text:p>ECTQG 2017 : Bridges between economics and geography</text:p>
          </table:table-cell>
          <table:table-cell table:style-name="ce235" office:value-type="string" calcext:value-type="string">
            <text:p>York</text:p>
          </table:table-cell>
          <table:table-cell table:style-name="ce235"/>
          <table:table-cell table:style-name="ce334" table:number-columns-repeated="1017"/>
        </table:table-row>
        <table:table-row table:style-name="ro4">
          <table:table-cell table:style-name="ce235" office:value-type="string" calcext:value-type="string">
            <text:p>done</text:p>
          </table:table-cell>
          <table:table-cell table:style-name="ce235"/>
          <table:table-cell table:style-name="ce235" office:value-type="string" calcext:value-type="string">
            <text:p>Session</text:p>
          </table:table-cell>
          <table:table-cell table:style-name="ce235" office:value-type="string" calcext:value-type="string">
            <text:p>June 2017</text:p>
          </table:table-cell>
          <table:table-cell table:style-name="ce235" office:value-type="string" calcext:value-type="string">
            <text:p>Medium conference : Spatio-temporal behavior in complex urban systems</text:p>
          </table:table-cell>
          <table:table-cell table:style-name="ce235" office:value-type="string" calcext:value-type="string">
            <text:p>Guangzhou</text:p>
          </table:table-cell>
          <table:table-cell table:style-name="ce235"/>
          <table:table-cell table:style-name="ce334" table:number-columns-repeated="1017"/>
        </table:table-row>
        <table:table-row table:style-name="ro4">
          <table:table-cell table:style-name="ce235" office:value-type="string" calcext:value-type="string">
            <text:p>done</text:p>
          </table:table-cell>
          <table:table-cell table:style-name="ce235"/>
          <table:table-cell table:style-name="ce235" office:value-type="string" calcext:value-type="string">
            <text:p>Seminar</text:p>
          </table:table-cell>
          <table:table-cell table:style-name="ce235" office:value-type="string" calcext:value-type="string">
            <text:p>June 2014</text:p>
          </table:table-cell>
          <table:table-cell table:style-name="ce235" office:value-type="string" calcext:value-type="string">
            <text:p>Top-down and bottom approaches in urban modeling</text:p>
          </table:table-cell>
          <table:table-cell table:style-name="ce235" office:value-type="string" calcext:value-type="string">
            <text:p>Paris</text:p>
          </table:table-cell>
          <table:table-cell table:style-name="ce235"/>
          <table:table-cell table:style-name="ce334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35" office:value-type="string" calcext:value-type="string">
            <text:p>Number of reviews</text:p>
          </table:table-cell>
          <table:table-cell table:style-name="ce335" office:value-type="string" calcext:value-type="string">
            <text:p>Since</text:p>
          </table:table-cell>
          <table:table-cell table:style-name="ce335" office:value-type="string" calcext:value-type="string">
            <text:p>Journal</text:p>
          </table:table-cell>
          <table:table-cell table:style-name="ce335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36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36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36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22"/>
        <table:table-column table:style-name="co42" table:default-cell-style-name="ce222"/>
        <table:table-column table:style-name="co43" table:default-cell-style-name="ce222"/>
        <table:table-column table:style-name="co44" table:default-cell-style-name="ce222"/>
        <table:table-column table:style-name="co23" table:default-cell-style-name="ce222"/>
        <table:table-column table:style-name="co23" table:number-columns-repeated="1019" table:default-cell-style-name="ce231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17" office:value-type="string" calcext:value-type="string">
            <text:p>Status</text:p>
          </table:table-cell>
          <table:table-cell table:style-name="ce317" office:value-type="string" calcext:value-type="string">
            <text:p>Period</text:p>
          </table:table-cell>
          <table:table-cell table:style-name="ce317" office:value-type="string" calcext:value-type="string">
            <text:p>Title</text:p>
          </table:table-cell>
          <table:table-cell table:style-name="ce317" office:value-type="string" calcext:value-type="string">
            <text:p>Institution</text:p>
          </table:table-cell>
          <table:table-cell table:style-name="ce31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24" table:number-columns-repeated="5"/>
          <table:table-cell table:style-name="Default" table:number-columns-repeated="1019"/>
        </table:table-row>
        <table:table-row table:style-name="ro4">
          <table:table-cell table:style-name="ce324"/>
          <table:table-cell table:style-name="ce324" office:value-type="string" calcext:value-type="string">
            <text:p>10/12/2019 ; 14/01/2019</text:p>
          </table:table-cell>
          <table:table-cell table:style-name="ce324" office:value-type="string" calcext:value-type="string">
            <text:p>Modeling mobility (OACMO)</text:p>
          </table:table-cell>
          <table:table-cell table:style-name="ce324" office:value-type="string" calcext:value-type="string">
            <text:p>ENPC</text:p>
          </table:table-cell>
          <table:table-cell table:style-name="ce324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5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35" office:value-type="string" calcext:value-type="string">
            <text:p>Status</text:p>
          </table:table-cell>
          <table:table-cell table:style-name="ce335" office:value-type="string" calcext:value-type="string">
            <text:p>Title</text:p>
          </table:table-cell>
          <table:table-cell table:style-name="ce335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39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39"/>
          <table:table-cell office:value-type="string" calcext:value-type="string">
            <text:p>Master 2 memoire</text:p>
          </table:table-cell>
          <table:table-cell/>
        </table:table-row>
        <table:table-row table:style-name="ro37">
          <table:table-cell/>
          <table:table-cell table:style-name="ce339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7">
          <table:table-cell table:number-columns-repeated="1024"/>
        </table:table-row>
        <table:table-row table:style-name="ro68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9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Priority</text:p>
          </table:table-cell>
          <table:table-cell table:style-name="ce340" office:value-type="string" calcext:value-type="string">
            <text:p>Accepted</text:p>
          </table:table-cell>
          <table:table-cell table:style-name="ce370" office:value-type="string" calcext:value-type="string">
            <text:p>Deadline Call For Papers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Domain</text:p>
          </table:table-cell>
          <table:table-cell table:style-name="ce340" office:value-type="string" calcext:value-type="string">
            <text:p>Date</text:p>
          </table:table-cell>
          <table:table-cell table:style-name="ce340" office:value-type="string" calcext:value-type="string">
            <text:p>Place</text:p>
          </table:table-cell>
          <table:table-cell table:style-name="ce340" office:value-type="string" calcext:value-type="string">
            <text:p>Website</text:p>
          </table:table-cell>
          <table:table-cell table:style-name="ce421" table:number-columns-repeated="1015"/>
        </table:table-row>
        <table:table-row table:style-name="ro69" table:number-rows-repeated="2">
          <table:table-cell table:style-name="ce341" table:number-columns-repeated="3"/>
          <table:table-cell table:style-name="ce371"/>
          <table:table-cell table:style-name="ce341" table:number-columns-repeated="5"/>
          <table:table-cell table:style-name="ce422" table:number-columns-repeated="1015"/>
        </table:table-row>
        <table:table-row table:style-name="ro69">
          <table:table-cell table:style-name="ce341" table:number-columns-repeated="3"/>
          <table:table-cell table:style-name="ce371"/>
          <table:table-cell table:style-name="ce341" table:number-columns-repeated="4"/>
          <table:table-cell table:style-name="ce341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22" table:number-columns-repeated="1015"/>
        </table:table-row>
        <table:table-row table:style-name="ro69">
          <table:table-cell table:style-name="ce341" table:number-columns-repeated="3"/>
          <table:table-cell table:style-name="ce371"/>
          <table:table-cell table:style-name="ce341" office:value-type="string" calcext:value-type="string">
            <text:p>CCS 2020</text:p>
          </table:table-cell>
          <table:table-cell table:style-name="ce341" table:number-columns-repeated="3"/>
          <table:table-cell table:style-name="ce341" office:value-type="string" calcext:value-type="string">
            <text:p><text:a xlink:href="https://ccs2020.org/index.php" xlink:type="simple">https://ccs2020.org/index.php</text:a></text:p>
          </table:table-cell>
          <table:table-cell table:style-name="ce422" table:number-columns-repeated="1015"/>
        </table:table-row>
        <table:table-row table:style-name="ro69">
          <table:table-cell table:style-name="ce341" table:number-columns-repeated="3"/>
          <table:table-cell table:style-name="ce372" office:value-type="date" office:date-value="2020-03-01" calcext:value-type="date">
            <text:p>01/03/20</text:p>
          </table:table-cell>
          <table:table-cell table:style-name="ce341" office:value-type="string" calcext:value-type="string">
            <text:p>Alife 2020</text:p>
          </table:table-cell>
          <table:table-cell table:style-name="ce341" office:value-type="string" calcext:value-type="string">
            <text:p>Artificial Life</text:p>
          </table:table-cell>
          <table:table-cell table:style-name="ce341" office:value-type="string" calcext:value-type="string">
            <text:p>13-18 July 2020</text:p>
          </table:table-cell>
          <table:table-cell table:style-name="ce341" office:value-type="string" calcext:value-type="string">
            <text:p>Montreal</text:p>
          </table:table-cell>
          <table:table-cell table:style-name="ce341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22" table:number-columns-repeated="1015"/>
        </table:table-row>
        <table:table-row table:style-name="ro69">
          <table:table-cell table:style-name="ce341" table:number-columns-repeated="3"/>
          <table:table-cell table:style-name="ce372" office:value-type="date" office:date-value="2020-03-15" calcext:value-type="date">
            <text:p>15/03/20</text:p>
          </table:table-cell>
          <table:table-cell table:style-name="ce341" office:value-type="string" calcext:value-type="string">
            <text:p>NetSci2020</text:p>
          </table:table-cell>
          <table:table-cell table:style-name="ce341" table:number-columns-repeated="4"/>
          <table:table-cell table:style-name="ce422" table:number-columns-repeated="1015"/>
        </table:table-row>
        <table:table-row table:style-name="ro69">
          <table:table-cell table:style-name="ce346" office:value-type="float" office:value="1" calcext:value-type="float">
            <text:p>1</text:p>
          </table:table-cell>
          <table:table-cell table:style-name="ce346" table:number-columns-repeated="2"/>
          <table:table-cell table:style-name="ce373"/>
          <table:table-cell table:style-name="ce346" office:value-type="string" calcext:value-type="string">
            <text:p>GISRUK 2020</text:p>
          </table:table-cell>
          <table:table-cell table:style-name="ce346" table:number-columns-repeated="4"/>
          <table:table-cell table:style-name="ce423" table:number-columns-repeated="1015"/>
        </table:table-row>
        <table:table-row table:style-name="ro69">
          <table:table-cell table:style-name="ce347" table:number-columns-repeated="3"/>
          <table:table-cell table:style-name="ce374" office:value-type="date" office:date-value="2020-01-31" calcext:value-type="date">
            <text:p>31/01/20</text:p>
          </table:table-cell>
          <table:table-cell table:style-name="ce347" office:value-type="string" calcext:value-type="string">
            <text:p>Spatial Data Science</text:p>
          </table:table-cell>
          <table:table-cell table:style-name="ce347" office:value-type="string" calcext:value-type="string">
            <text:p>Data Science</text:p>
          </table:table-cell>
          <table:table-cell table:style-name="ce347" table:number-columns-repeated="2"/>
          <table:table-cell table:style-name="ce347" office:value-type="string" calcext:value-type="string">
            <text:p><text:a xlink:href="https://wp.unil.ch/sds2020/" xlink:type="simple">https://wp.unil.ch/sds2020/</text:a></text:p>
          </table:table-cell>
          <table:table-cell table:style-name="ce426" table:number-columns-repeated="1015"/>
        </table:table-row>
        <table:table-row table:style-name="ro69">
          <table:table-cell table:style-name="ce347" table:number-columns-repeated="3"/>
          <table:table-cell table:style-name="ce374" office:value-type="date" office:date-value="2020-02-14" calcext:value-type="date">
            <text:p>14/02/20</text:p>
          </table:table-cell>
          <table:table-cell table:style-name="ce347" office:value-type="string" calcext:value-type="string">
            <text:p>SIGSIM PADS 2020</text:p>
          </table:table-cell>
          <table:table-cell table:style-name="ce347" table:number-columns-repeated="3"/>
          <table:table-cell table:style-name="ce347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26" table:number-columns-repeated="1015"/>
        </table:table-row>
        <table:table-row table:style-name="ro69">
          <table:table-cell table:style-name="ce347" table:number-columns-repeated="3"/>
          <table:table-cell table:style-name="ce374" office:value-type="date" office:date-value="2019-11-15" calcext:value-type="date">
            <text:p>15/11/19</text:p>
          </table:table-cell>
          <table:table-cell table:style-name="ce347" office:value-type="string" calcext:value-type="string">
            <text:p>CompleNet 2020</text:p>
          </table:table-cell>
          <table:table-cell table:style-name="ce347" table:number-columns-repeated="3"/>
          <table:table-cell table:style-name="ce347" office:value-type="string" calcext:value-type="string">
            <text:p><text:a xlink:href="https://complenet.weebly.com/" xlink:type="simple">https://complenet.weebly.com/</text:a></text:p>
          </table:table-cell>
          <table:table-cell table:style-name="ce426" table:number-columns-repeated="1015"/>
        </table:table-row>
        <table:table-row table:style-name="ro69">
          <table:table-cell table:style-name="ce347" table:number-columns-repeated="3"/>
          <table:table-cell table:style-name="ce374" office:value-type="date" office:date-value="2019-10-20" calcext:value-type="date">
            <text:p>20/10/19</text:p>
          </table:table-cell>
          <table:table-cell table:style-name="ce347" office:value-type="string" calcext:value-type="string">
            <text:p>Rochebrune 2020</text:p>
          </table:table-cell>
          <table:table-cell table:style-name="ce347" table:number-columns-repeated="3"/>
          <table:table-cell table:style-name="ce347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26" table:number-columns-repeated="1015"/>
        </table:table-row>
        <table:table-row table:style-name="ro69">
          <table:table-cell table:style-name="ce349" table:number-columns-repeated="3"/>
          <table:table-cell table:style-name="ce377" office:value-type="string" calcext:value-type="string">
            <text:p>25/06/2019</text:p>
          </table:table-cell>
          <table:table-cell table:style-name="ce349" office:value-type="string" calcext:value-type="string">
            <text:p>JCAD 2019</text:p>
          </table:table-cell>
          <table:table-cell table:style-name="ce349" office:value-type="string" calcext:value-type="string">
            <text:p>High Performance Computing</text:p>
          </table:table-cell>
          <table:table-cell table:style-name="ce349" office:value-type="string" calcext:value-type="string">
            <text:p>9-11 October 2019</text:p>
          </table:table-cell>
          <table:table-cell table:style-name="ce349" office:value-type="string" calcext:value-type="string">
            <text:p>Toulouse</text:p>
          </table:table-cell>
          <table:table-cell table:style-name="ce349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7" table:number-columns-repeated="1015"/>
        </table:table-row>
        <table:table-row table:style-name="ro69">
          <table:table-cell table:style-name="ce347" table:number-columns-repeated="3"/>
          <table:table-cell table:style-name="ce374" office:value-type="date" office:date-value="2019-10-06" calcext:value-type="date">
            <text:p>06/10/19</text:p>
          </table:table-cell>
          <table:table-cell table:style-name="ce347" office:value-type="string" calcext:value-type="string">
            <text:p>SCI 2019</text:p>
          </table:table-cell>
          <table:table-cell table:style-name="ce347" office:value-type="string" calcext:value-type="string">
            <text:p>Artificial Life</text:p>
          </table:table-cell>
          <table:table-cell table:style-name="ce347" office:value-type="string" calcext:value-type="string">
            <text:p>6-9/12/2019</text:p>
          </table:table-cell>
          <table:table-cell table:style-name="ce347" office:value-type="string" calcext:value-type="string">
            <text:p>Xiamen</text:p>
          </table:table-cell>
          <table:table-cell table:style-name="ce419" office:value-type="string" calcext:value-type="string">
            <text:p><text:a xlink:href="http://ssci2019.org/" xlink:type="simple">http://ssci2019.org/</text:a></text:p>
          </table:table-cell>
          <table:table-cell table:style-name="ce426" table:number-columns-repeated="1015"/>
        </table:table-row>
        <table:table-row table:style-name="ro69">
          <table:table-cell table:style-name="ce347" table:number-columns-repeated="3"/>
          <table:table-cell table:style-name="ce379" office:value-type="string" calcext:value-type="string">
            <text:p>30/04/2019</text:p>
          </table:table-cell>
          <table:table-cell table:style-name="ce347" office:value-type="string" calcext:value-type="string">
            <text:p>TRA 2020</text:p>
          </table:table-cell>
          <table:table-cell table:style-name="ce347" office:value-type="string" calcext:value-type="string">
            <text:p>Transportation</text:p>
          </table:table-cell>
          <table:table-cell table:style-name="ce416" office:value-type="date" office:date-value="2020-04-01" calcext:value-type="date">
            <text:p>01/04/20</text:p>
          </table:table-cell>
          <table:table-cell table:style-name="ce347" office:value-type="string" calcext:value-type="string">
            <text:p>Helsinki</text:p>
          </table:table-cell>
          <table:table-cell table:style-name="ce419" office:value-type="string" calcext:value-type="string">
            <text:p><text:a xlink:href="https://traconference.eu/" xlink:type="simple">https://traconference.eu/</text:a></text:p>
          </table:table-cell>
          <table:table-cell table:style-name="ce426" table:number-columns-repeated="1015"/>
        </table:table-row>
        <table:table-row table:style-name="ro69">
          <table:table-cell table:style-name="ce349" table:number-columns-repeated="3"/>
          <table:table-cell table:style-name="ce377" office:value-type="string" calcext:value-type="string">
            <text:p>30/04/2019</text:p>
          </table:table-cell>
          <table:table-cell table:style-name="ce349" office:value-type="string" calcext:value-type="string">
            <text:p>ILUS 2019</text:p>
          </table:table-cell>
          <table:table-cell table:style-name="ce349"/>
          <table:table-cell table:style-name="ce417" office:value-type="date" office:date-value="2019-12-01" calcext:value-type="date">
            <text:p>01/12/19</text:p>
          </table:table-cell>
          <table:table-cell table:style-name="ce349" office:value-type="string" calcext:value-type="string">
            <text:p>Paris</text:p>
          </table:table-cell>
          <table:table-cell table:style-name="ce420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7" table:number-columns-repeated="1015"/>
        </table:table-row>
        <table:table-row table:style-name="ro70">
          <table:table-cell table:style-name="ce355" office:value-type="float" office:value="-1" calcext:value-type="float">
            <text:p>-1</text:p>
          </table:table-cell>
          <table:table-cell table:style-name="ce355" table:number-columns-repeated="2"/>
          <table:table-cell table:style-name="ce380" office:value-type="string" calcext:value-type="string">
            <text:p>21/12/2018 (sessions) ; 29/03/2019 (abstracts)</text:p>
          </table:table-cell>
          <table:table-cell table:style-name="ce355" office:value-type="string" calcext:value-type="string">
            <text:p>ECTQG 2019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5-9 September 2019</text:p>
          </table:table-cell>
          <table:table-cell table:style-name="ce355" office:value-type="string" calcext:value-type="string">
            <text:p>Luxembourg</text:p>
          </table:table-cell>
          <table:table-cell table:style-name="ce355"/>
          <table:table-cell table:style-name="ce428" table:number-columns-repeated="1015"/>
        </table:table-row>
        <table:table-row table:style-name="ro69">
          <table:table-cell table:style-name="ce355" office:value-type="float" office:value="-1" calcext:value-type="float">
            <text:p>-1</text:p>
          </table:table-cell>
          <table:table-cell table:style-name="ce355" table:number-columns-repeated="2"/>
          <table:table-cell table:style-name="ce380"/>
          <table:table-cell table:style-name="ce355" office:value-type="string" calcext:value-type="string">
            <text:p>CCS 2019</text:p>
          </table:table-cell>
          <table:table-cell table:style-name="ce355"/>
          <table:table-cell table:style-name="ce355" office:value-type="string" calcext:value-type="string">
            <text:p>30 September – 4 October 2019</text:p>
          </table:table-cell>
          <table:table-cell table:style-name="ce355" office:value-type="string" calcext:value-type="string">
            <text:p>Singapore</text:p>
          </table:table-cell>
          <table:table-cell table:style-name="ce355"/>
          <table:table-cell table:style-name="ce428" table:number-columns-repeated="1015"/>
        </table:table-row>
        <table:table-row table:style-name="ro69">
          <table:table-cell table:style-name="ce355" office:value-type="float" office:value="-1" calcext:value-type="float">
            <text:p>-1</text:p>
          </table:table-cell>
          <table:table-cell table:style-name="ce355" table:number-columns-repeated="2"/>
          <table:table-cell table:style-name="ce380"/>
          <table:table-cell table:style-name="ce355" office:value-type="string" calcext:value-type="string">
            <text:p>Alife 2019</text:p>
          </table:table-cell>
          <table:table-cell table:style-name="ce355"/>
          <table:table-cell table:style-name="ce355" office:value-type="string" calcext:value-type="string">
            <text:p>29 July – 2 August 2019</text:p>
          </table:table-cell>
          <table:table-cell table:style-name="ce355" table:number-columns-repeated="2"/>
          <table:table-cell table:style-name="ce428" table:number-columns-repeated="1015"/>
        </table:table-row>
        <table:table-row table:style-name="ro69">
          <table:table-cell table:style-name="ce358" office:value-type="float" office:value="-1" calcext:value-type="float">
            <text:p>-1</text:p>
          </table:table-cell>
          <table:table-cell table:style-name="ce358" table:number-columns-repeated="2"/>
          <table:table-cell table:style-name="ce381" office:value-type="string" calcext:value-type="string">
            <text:p>15/02/2019</text:p>
          </table:table-cell>
          <table:table-cell table:style-name="ce358" office:value-type="string" calcext:value-type="string">
            <text:p>ITEA 2019</text:p>
          </table:table-cell>
          <table:table-cell table:style-name="ce358" office:value-type="string" calcext:value-type="string">
            <text:p>Transportation Economics</text:p>
          </table:table-cell>
          <table:table-cell table:style-name="ce358" office:value-type="string" calcext:value-type="string">
            <text:p>10-14 June 2019</text:p>
          </table:table-cell>
          <table:table-cell table:style-name="ce358" office:value-type="string" calcext:value-type="string">
            <text:p>Paris</text:p>
          </table:table-cell>
          <table:table-cell table:style-name="ce358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6" table:number-columns-repeated="1015"/>
        </table:table-row>
        <table:table-row table:style-name="ro69">
          <table:table-cell table:style-name="ce358" office:value-type="float" office:value="-1" calcext:value-type="float">
            <text:p>-1</text:p>
          </table:table-cell>
          <table:table-cell table:style-name="ce358" table:number-columns-repeated="2"/>
          <table:table-cell table:style-name="ce384" office:value-type="date" office:date-value="2019-12-02" calcext:value-type="date">
            <text:p>02/12/19</text:p>
          </table:table-cell>
          <table:table-cell table:style-name="ce358" office:value-type="string" calcext:value-type="string">
            <text:p>Xterm 2019</text:p>
          </table:table-cell>
          <table:table-cell table:style-name="ce358" office:value-type="string" calcext:value-type="string">
            <text:p>Territorial Intelligence</text:p>
          </table:table-cell>
          <table:table-cell table:style-name="ce358" office:value-type="string" calcext:value-type="string">
            <text:p>26-28 June 2019</text:p>
          </table:table-cell>
          <table:table-cell table:style-name="ce358" office:value-type="string" calcext:value-type="string">
            <text:p>Le Havre</text:p>
          </table:table-cell>
          <table:table-cell table:style-name="ce358" office:value-type="string" calcext:value-type="string">
            <text:p>https://xterm2019.sciencesconf.org/</text:p>
          </table:table-cell>
          <table:table-cell table:style-name="ce426" table:number-columns-repeated="1015"/>
        </table:table-row>
        <table:table-row table:style-name="ro69">
          <table:table-cell table:style-name="ce358" office:value-type="float" office:value="-1" calcext:value-type="float">
            <text:p>-1</text:p>
          </table:table-cell>
          <table:table-cell table:style-name="ce358" table:number-columns-repeated="2"/>
          <table:table-cell table:style-name="ce384" office:value-type="date" office:date-value="2019-05-02" calcext:value-type="date">
            <text:p>02/05/19</text:p>
          </table:table-cell>
          <table:table-cell table:style-name="ce358" office:value-type="string" calcext:value-type="string">
            <text:p>IC2S2 2019</text:p>
          </table:table-cell>
          <table:table-cell table:style-name="ce358" office:value-type="string" calcext:value-type="string">
            <text:p>Computational Social Science</text:p>
          </table:table-cell>
          <table:table-cell table:style-name="ce358" office:value-type="string" calcext:value-type="string">
            <text:p>17-20 July 2019</text:p>
          </table:table-cell>
          <table:table-cell table:style-name="ce358" office:value-type="string" calcext:value-type="string">
            <text:p>Amsterdam</text:p>
          </table:table-cell>
          <table:table-cell table:style-name="ce358" office:value-type="string" calcext:value-type="string">
            <text:p>https://2019.ic2s2.org/</text:p>
          </table:table-cell>
          <table:table-cell table:style-name="ce426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8-11-12" calcext:value-type="date">
            <text:p>12/11/18</text:p>
          </table:table-cell>
          <table:table-cell table:style-name="ce355" office:value-type="string" calcext:value-type="string">
            <text:p>Theo Quant 2019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6-8 February 2019</text:p>
          </table:table-cell>
          <table:table-cell table:style-name="ce355" office:value-type="string" calcext:value-type="string">
            <text:p>Besancon</text:p>
          </table:table-cell>
          <table:table-cell table:style-name="ce35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8" table:number-columns-repeated="1015"/>
        </table:table-row>
        <table:table-row table:style-name="ro69">
          <table:table-cell table:style-name="ce358" office:value-type="float" office:value="0" calcext:value-type="float">
            <text:p>0</text:p>
          </table:table-cell>
          <table:table-cell table:style-name="ce358" table:number-columns-repeated="2"/>
          <table:table-cell table:style-name="ce381" office:value-type="string" calcext:value-type="string">
            <text:p>30/01/2019</text:p>
          </table:table-cell>
          <table:table-cell table:style-name="ce358" office:value-type="string" calcext:value-type="string">
            <text:p>GECCO 2019</text:p>
          </table:table-cell>
          <table:table-cell table:style-name="ce358"/>
          <table:table-cell table:style-name="ce358" office:value-type="string" calcext:value-type="string">
            <text:p>13-17 July 2019</text:p>
          </table:table-cell>
          <table:table-cell table:style-name="ce358" office:value-type="string" calcext:value-type="string">
            <text:p>Prague</text:p>
          </table:table-cell>
          <table:table-cell table:style-name="ce358" office:value-type="string" calcext:value-type="string">
            <text:p>https://gecco-2019.sigevo.org/index.html/tiki-index.php?page=Call%20for%20Papers</text:p>
          </table:table-cell>
          <table:table-cell table:style-name="ce426" table:number-columns-repeated="1015"/>
        </table:table-row>
        <table:table-row table:style-name="ro69">
          <table:table-cell table:style-name="ce358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84" office:value-type="string" calcext:value-type="string">
            <text:p>15/10/2018</text:p>
          </table:table-cell>
          <table:table-cell table:style-name="ce358" office:value-type="string" calcext:value-type="string">
            <text:p>AAG 2019</text:p>
          </table:table-cell>
          <table:table-cell table:style-name="ce358" office:value-type="string" calcext:value-type="string">
            <text:p>Geography</text:p>
          </table:table-cell>
          <table:table-cell table:style-name="ce358" office:value-type="string" calcext:value-type="string">
            <text:p>3-7th April 2019</text:p>
          </table:table-cell>
          <table:table-cell table:style-name="ce358" office:value-type="string" calcext:value-type="string">
            <text:p>Washington</text:p>
          </table:table-cell>
          <table:table-cell table:style-name="ce358" office:value-type="string" calcext:value-type="string">
            <text:p>Session Urban Networks : https://www.urbannetworks.org/aag2019</text:p>
          </table:table-cell>
          <table:table-cell table:style-name="ce426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 table:number-columns-repeated="2"/>
          <table:table-cell table:style-name="ce380" office:value-type="string" calcext:value-type="string">
            <text:p>30/09/2018</text:p>
          </table:table-cell>
          <table:table-cell table:style-name="ce355" office:value-type="string" calcext:value-type="string">
            <text:p>Rochebrune 2019</text:p>
          </table:table-cell>
          <table:table-cell table:style-name="ce355" office:value-type="string" calcext:value-type="string">
            <text:p>Interdisciplinary</text:p>
          </table:table-cell>
          <table:table-cell table:style-name="ce355" office:value-type="string" calcext:value-type="string">
            <text:p>13-20 January 2019</text:p>
          </table:table-cell>
          <table:table-cell table:style-name="ce355" office:value-type="string" calcext:value-type="string">
            <text:p>Megeve</text:p>
          </table:table-cell>
          <table:table-cell table:style-name="ce355" office:value-type="string" calcext:value-type="string">
            <text:p>https://rochebrune.cirad.fr/</text:p>
          </table:table-cell>
          <table:table-cell table:style-name="ce428" table:number-columns-repeated="1015"/>
        </table:table-row>
        <table:table-row table:style-name="ro69">
          <table:table-cell table:style-name="ce358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81" office:value-type="string" calcext:value-type="string">
            <text:p>15/09/2018</text:p>
          </table:table-cell>
          <table:table-cell table:style-name="ce358" office:value-type="string" calcext:value-type="string">
            <text:p>GA 2018</text:p>
          </table:table-cell>
          <table:table-cell table:style-name="ce358" office:value-type="string" calcext:value-type="string">
            <text:p>Generative Art</text:p>
          </table:table-cell>
          <table:table-cell table:style-name="ce358" office:value-type="string" calcext:value-type="string">
            <text:p>18-20th December 2018</text:p>
          </table:table-cell>
          <table:table-cell table:style-name="ce358" office:value-type="string" calcext:value-type="string">
            <text:p>Verona</text:p>
          </table:table-cell>
          <table:table-cell table:style-name="ce358" office:value-type="string" calcext:value-type="string">
            <text:p>https://www.generativeart.com/</text:p>
          </table:table-cell>
          <table:table-cell table:style-name="ce426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0" office:value-type="string" calcext:value-type="string">
            <text:p>16/09/2018</text:p>
          </table:table-cell>
          <table:table-cell table:style-name="ce355" office:value-type="string" calcext:value-type="string">
            <text:p>MARAMI 2018</text:p>
          </table:table-cell>
          <table:table-cell table:style-name="ce355" office:value-type="string" calcext:value-type="string">
            <text:p>Complex Networks</text:p>
          </table:table-cell>
          <table:table-cell table:style-name="ce355" office:value-type="string" calcext:value-type="string">
            <text:p>17-19 October 2018</text:p>
          </table:table-cell>
          <table:table-cell table:style-name="ce355" office:value-type="string" calcext:value-type="string">
            <text:p>Avignon</text:p>
          </table:table-cell>
          <table:table-cell table:style-name="ce355" office:value-type="string" calcext:value-type="string">
            <text:p>https://marami2018.sciencesconf.org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string" calcext:value-type="string">
            <text:p>-</text:p>
          </table:table-cell>
          <table:table-cell table:style-name="ce355" office:value-type="string" calcext:value-type="string">
            <text:p>Go Pro 2018</text:p>
          </table:table-cell>
          <table:table-cell table:style-name="ce355" office:value-type="string" calcext:value-type="string">
            <text:p>Interdisciplinary</text:p>
          </table:table-cell>
          <table:table-cell table:style-name="ce355" office:value-type="string" calcext:value-type="string">
            <text:p>23-25 October 2018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222" office:value-type="string" calcext:value-type="string">
            <text:p>15/07/2018 (invited)</text:p>
          </table:table-cell>
          <table:table-cell table:style-name="ce380" office:value-type="string" calcext:value-type="string">
            <text:p>CFE 2018</text:p>
          </table:table-cell>
          <table:table-cell table:style-name="ce355" office:value-type="string" calcext:value-type="string">
            <text:p>Econometrics</text:p>
          </table:table-cell>
          <table:table-cell table:style-name="ce355" office:value-type="string" calcext:value-type="string">
            <text:p>14-16 December 2018</text:p>
          </table:table-cell>
          <table:table-cell table:style-name="ce355" office:value-type="string" calcext:value-type="string">
            <text:p>Pisa</text:p>
          </table:table-cell>
          <table:table-cell table:style-name="ce355" office:value-type="string" calcext:value-type="string">
            <text:p>http://www.cfenetwork.org/CFE2018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string" calcext:value-type="string">
            <text:p>25/07/2018</text:p>
          </table:table-cell>
          <table:table-cell table:style-name="ce355" office:value-type="string" calcext:value-type="string">
            <text:p>CJC Pacte Citeres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15 novembre</text:p>
          </table:table-cell>
          <table:table-cell table:style-name="ce355" office:value-type="string" calcext:value-type="string">
            <text:p>Grenoble</text:p>
          </table:table-cell>
          <table:table-cell table:style-name="ce355" office:value-type="string" calcext:value-type="string">
            <text:p>https://cjcpacteciteres.sciencesconf.org/</text:p>
          </table:table-cell>
          <table:table-cell table:style-name="ce428" table:number-columns-repeated="1015"/>
        </table:table-row>
        <table:table-row table:style-name="ro69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-1" calcext:value-type="float">
            <text:p>-1</text:p>
          </table:table-cell>
          <table:table-cell table:style-name="ce403" office:value-type="date" office:date-value="2018-05-18" calcext:value-type="date">
            <text:p>18/05/18</text:p>
          </table:table-cell>
          <table:table-cell table:style-name="ce365" office:value-type="string" calcext:value-type="string">
            <text:p>CSDM 2018</text:p>
          </table:table-cell>
          <table:table-cell table:style-name="ce365" office:value-type="string" calcext:value-type="string">
            <text:p>Industrial CS</text:p>
          </table:table-cell>
          <table:table-cell table:style-name="ce365" office:value-type="string" calcext:value-type="string">
            <text:p>18-19 December 2018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9" table:number-columns-repeated="1015"/>
        </table:table-row>
        <table:table-row table:style-name="ro71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string" calcext:value-type="string">
            <text:p>30/03/2018 : satellites ; 30/04/2018 : abstracts</text:p>
          </table:table-cell>
          <table:table-cell table:style-name="ce355" office:value-type="string" calcext:value-type="string">
            <text:p>CCS 2018</text:p>
          </table:table-cell>
          <table:table-cell table:style-name="ce355" office:value-type="string" calcext:value-type="string">
            <text:p>Complex Systems</text:p>
          </table:table-cell>
          <table:table-cell table:style-name="ce355" office:value-type="string" calcext:value-type="string">
            <text:p>23-28 September 2018</text:p>
          </table:table-cell>
          <table:table-cell table:style-name="ce355" office:value-type="string" calcext:value-type="string">
            <text:p>Thessalonique</text:p>
          </table:table-cell>
          <table:table-cell table:style-name="ce355" office:value-type="string" calcext:value-type="string">
            <text:p>http://ccs2018.web.auth.gr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8-03-19" calcext:value-type="date">
            <text:p>19/03/18</text:p>
          </table:table-cell>
          <table:table-cell table:style-name="ce355" office:value-type="string" calcext:value-type="string">
            <text:p>Alife 2018</text:p>
          </table:table-cell>
          <table:table-cell table:style-name="ce355" office:value-type="string" calcext:value-type="string">
            <text:p>Artificial Life</text:p>
          </table:table-cell>
          <table:table-cell table:style-name="ce355" office:value-type="string" calcext:value-type="string">
            <text:p>23-27 July 2018</text:p>
          </table:table-cell>
          <table:table-cell table:style-name="ce355" office:value-type="string" calcext:value-type="string">
            <text:p>Tokyo</text:p>
          </table:table-cell>
          <table:table-cell table:style-name="ce355" office:value-type="string" calcext:value-type="string">
            <text:p>http://alife2018.alife.cs.is.nagoya-u.ac.jp/</text:p>
          </table:table-cell>
          <table:table-cell table:style-name="ce428" table:number-columns-repeated="1015"/>
        </table:table-row>
        <table:table-row table:style-name="ro69">
          <table:table-cell table:style-name="ce358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84" office:value-type="date" office:date-value="2017-08-31" calcext:value-type="date">
            <text:p>31/08/17</text:p>
          </table:table-cell>
          <table:table-cell table:style-name="ce358" office:value-type="string" calcext:value-type="string">
            <text:p>CIST 2018</text:p>
          </table:table-cell>
          <table:table-cell table:style-name="ce358" office:value-type="string" calcext:value-type="string">
            <text:p>Territorial Sciences</text:p>
          </table:table-cell>
          <table:table-cell table:style-name="ce358" office:value-type="string" calcext:value-type="string">
            <text:p>22-23 Mars 2018</text:p>
          </table:table-cell>
          <table:table-cell table:style-name="ce358" office:value-type="string" calcext:value-type="string">
            <text:p>Rouen</text:p>
          </table:table-cell>
          <table:table-cell table:style-name="ce358" office:value-type="string" calcext:value-type="string">
            <text:p>https://cist2018.sciencesconf.org/resource/page/id/22</text:p>
          </table:table-cell>
          <table:table-cell table:style-name="ce426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7-09-15" calcext:value-type="date">
            <text:p>15/09/17</text:p>
          </table:table-cell>
          <table:table-cell table:style-name="ce355" office:value-type="string" calcext:value-type="string">
            <text:p>Rochebrune 2018</text:p>
          </table:table-cell>
          <table:table-cell table:style-name="ce355" office:value-type="string" calcext:value-type="string">
            <text:p>Interdisciplinary</text:p>
          </table:table-cell>
          <table:table-cell table:style-name="ce355" office:value-type="string" calcext:value-type="string">
            <text:p>Janvier 2017</text:p>
          </table:table-cell>
          <table:table-cell table:style-name="ce355" office:value-type="string" calcext:value-type="string">
            <text:p>Megeve</text:p>
          </table:table-cell>
          <table:table-cell table:style-name="ce355"/>
          <table:table-cell table:style-name="ce428" table:number-columns-repeated="1015"/>
        </table:table-row>
        <table:table-row table:style-name="ro72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0" office:value-type="string" calcext:value-type="string">
            <text:p>05/05/17 : Symposiums ; 31/05/2017 : Abstracts</text:p>
          </table:table-cell>
          <table:table-cell table:style-name="ce355" office:value-type="string" calcext:value-type="string">
            <text:p>ECTQG 2017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7-11 September 2017</text:p>
          </table:table-cell>
          <table:table-cell table:style-name="ce355" office:value-type="string" calcext:value-type="string">
            <text:p>York</text:p>
          </table:table-cell>
          <table:table-cell table:style-name="ce355" office:value-type="string" calcext:value-type="string">
            <text:p>http://www.geog.leeds.ac.uk/ectqg17//home.html</text:p>
          </table:table-cell>
          <table:table-cell table:style-name="ce428" table:number-columns-repeated="1015"/>
        </table:table-row>
        <table:table-row table:style-name="ro72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7-04-15" calcext:value-type="date">
            <text:p>15/04/17</text:p>
          </table:table-cell>
          <table:table-cell table:style-name="ce355" office:value-type="string" calcext:value-type="string">
            <text:p>GeoComputation 2017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4-7 September 2017</text:p>
          </table:table-cell>
          <table:table-cell table:style-name="ce355" office:value-type="string" calcext:value-type="string">
            <text:p>Leeds</text:p>
          </table:table-cell>
          <table:table-cell table:style-name="ce355" office:value-type="string" calcext:value-type="string">
            <text:p>http://www.geocomputation.org/2017/conference/</text:p>
          </table:table-cell>
          <table:table-cell table:style-name="ce428" table:number-columns-repeated="1015"/>
        </table:table-row>
        <table:table-row table:style-name="ro72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0" office:value-type="string" calcext:value-type="string">
            <text:p>31/04/2017</text:p>
          </table:table-cell>
          <table:table-cell table:style-name="ce355" office:value-type="string" calcext:value-type="string">
            <text:p>SAGEO2017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6-9 November 2017</text:p>
          </table:table-cell>
          <table:table-cell table:style-name="ce355" office:value-type="string" calcext:value-type="string">
            <text:p>Rouen</text:p>
          </table:table-cell>
          <table:table-cell table:style-name="ce355" office:value-type="string" calcext:value-type="string">
            <text:p>https://sageo2017.sciencesconf.org/</text:p>
          </table:table-cell>
          <table:table-cell table:style-name="ce428" table:number-columns-repeated="1015"/>
        </table:table-row>
        <table:table-row table:style-name="ro72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7-04-22" calcext:value-type="date">
            <text:p>22/04/17</text:p>
          </table:table-cell>
          <table:table-cell table:style-name="ce355" office:value-type="string" calcext:value-type="string">
            <text:p>CSDM 2017</text:p>
          </table:table-cell>
          <table:table-cell table:style-name="ce355" office:value-type="string" calcext:value-type="string">
            <text:p>Industrial CS</text:p>
          </table:table-cell>
          <table:table-cell table:style-name="ce355" office:value-type="string" calcext:value-type="string">
            <text:p>12-13 December 2017</text:p>
          </table:table-cell>
          <table:table-cell table:style-name="ce355" office:value-type="string" calcext:value-type="string">
            <text:p>Paris</text:p>
          </table:table-cell>
          <table:table-cell table:style-name="ce355" office:value-type="string" calcext:value-type="string">
            <text:p>http://www.2017.csdm.fr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7-03-10" calcext:value-type="date">
            <text:p>10/03/17</text:p>
          </table:table-cell>
          <table:table-cell table:style-name="ce355" office:value-type="string" calcext:value-type="string">
            <text:p>CCS 2017</text:p>
          </table:table-cell>
          <table:table-cell table:style-name="ce355" office:value-type="string" calcext:value-type="string">
            <text:p>Complex Systems</text:p>
          </table:table-cell>
          <table:table-cell table:style-name="ce355" office:value-type="string" calcext:value-type="string">
            <text:p>17-22 September 2017</text:p>
          </table:table-cell>
          <table:table-cell table:style-name="ce355" office:value-type="string" calcext:value-type="string">
            <text:p>Cancun</text:p>
          </table:table-cell>
          <table:table-cell table:style-name="ce355" office:value-type="string" calcext:value-type="string">
            <text:p>http://ccs17.unam.mx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6-12-20" calcext:value-type="date">
            <text:p>20/12/16</text:p>
          </table:table-cell>
          <table:table-cell table:style-name="ce355" office:value-type="string" calcext:value-type="string">
            <text:p>TheoQuant 2017</text:p>
          </table:table-cell>
          <table:table-cell table:style-name="ce355"/>
          <table:table-cell table:style-name="ce355" office:value-type="string" calcext:value-type="string">
            <text:p>17-19 May 2017</text:p>
          </table:table-cell>
          <table:table-cell table:style-name="ce355" office:value-type="string" calcext:value-type="string">
            <text:p>Besancon</text:p>
          </table:table-cell>
          <table:table-cell table:style-name="ce355" office:value-type="string" calcext:value-type="string">
            <text:p>http://thema.univ-fcomte.fr/theoq/fr/index.php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6-12-01" calcext:value-type="date">
            <text:p>01/12/16</text:p>
          </table:table-cell>
          <table:table-cell table:style-name="ce355" office:value-type="string" calcext:value-type="string">
            <text:p>UrbanChina 2017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5-6 May 2017</text:p>
          </table:table-cell>
          <table:table-cell table:style-name="ce355" office:value-type="string" calcext:value-type="string">
            <text:p>London</text:p>
          </table:table-cell>
          <table:table-cell table:style-name="ce355" office:value-type="string" calcext:value-type="string">
            <text:p>https://urban-china.org/urbanchina2017/</text:p>
          </table:table-cell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7-01-30" calcext:value-type="date">
            <text:p>30/01/17</text:p>
          </table:table-cell>
          <table:table-cell table:style-name="ce355" office:value-type="string" calcext:value-type="string">
            <text:p>JIG 2017</text:p>
          </table:table-cell>
          <table:table-cell table:style-name="ce355" office:value-type="string" calcext:value-type="string">
            <text:p>Geography</text:p>
          </table:table-cell>
          <table:table-cell table:style-name="ce355" office:value-type="string" calcext:value-type="string">
            <text:p>8 April 2017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28" table:number-columns-repeated="1015"/>
        </table:table-row>
        <table:table-row table:style-name="ro69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86" office:value-type="date" office:date-value="2016-11-30" calcext:value-type="date">
            <text:p>30/11/16</text:p>
          </table:table-cell>
          <table:table-cell table:style-name="ce367" office:value-type="string" calcext:value-type="string">
            <text:p>EWGT 2017</text:p>
          </table:table-cell>
          <table:table-cell table:style-name="ce367" office:value-type="string" calcext:value-type="string">
            <text:p>Transportation Science</text:p>
          </table:table-cell>
          <table:table-cell table:style-name="ce355" office:value-type="string" calcext:value-type="string">
            <text:p>4-6 September 2017</text:p>
          </table:table-cell>
          <table:table-cell table:style-name="ce355" office:value-type="string" calcext:value-type="string">
            <text:p>Budapest</text:p>
          </table:table-cell>
          <table:table-cell table:style-name="ce355" office:value-type="string" calcext:value-type="string">
            <text:p>http://ewgt2017.bme.hu/submission/</text:p>
          </table:table-cell>
          <table:table-cell table:style-name="ce430" table:number-columns-repeated="1015"/>
        </table:table-row>
        <table:table-row table:style-name="ro69">
          <table:table-cell table:style-name="ce366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81"/>
          <table:table-cell table:style-name="ce368" office:value-type="string" calcext:value-type="string">
            <text:p>Rochebrune 2017</text:p>
          </table:table-cell>
          <table:table-cell table:style-name="ce358" office:value-type="string" calcext:value-type="string">
            <text:p>Interdisciplinary</text:p>
          </table:table-cell>
          <table:table-cell table:style-name="ce418" table:number-columns-repeated="3"/>
          <table:table-cell table:style-name="ce431" table:number-columns-repeated="1015"/>
        </table:table-row>
        <table:table-row table:style-name="ro69">
          <table:table-cell table:style-name="ce366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81"/>
          <table:table-cell table:style-name="ce368" office:value-type="string" calcext:value-type="string">
            <text:p>Saso2016</text:p>
          </table:table-cell>
          <table:table-cell table:style-name="ce358" office:value-type="string" calcext:value-type="string">
            <text:p>Computer Science</text:p>
          </table:table-cell>
          <table:table-cell table:style-name="ce418" table:number-columns-repeated="2"/>
          <table:table-cell table:style-name="ce358" office:value-type="string" calcext:value-type="string">
            <text:p>https://saso2016.informatik.uni-augsburg.de/</text:p>
          </table:table-cell>
          <table:table-cell table:style-name="ce431" table:number-columns-repeated="1015"/>
        </table:table-row>
        <table:table-row table:style-name="ro73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1" calcext:value-type="float">
            <text:p>1</text:p>
          </table:table-cell>
          <table:table-cell table:style-name="ce409" office:value-type="date" office:date-value="2016-04-16" calcext:value-type="date">
            <text:p>16/04/16</text:p>
          </table:table-cell>
          <table:table-cell table:style-name="ce367" office:value-type="string" calcext:value-type="string">
            <text:p>CSDM 2016</text:p>
          </table:table-cell>
          <table:table-cell table:style-name="ce367" office:value-type="string" calcext:value-type="string">
            <text:p>Industrial CS</text:p>
          </table:table-cell>
          <table:table-cell table:style-name="ce367" office:value-type="string" calcext:value-type="string">
            <text:p>4-7 December 2016</text:p>
          </table:table-cell>
          <table:table-cell table:style-name="ce367" office:value-type="string" calcext:value-type="string">
            <text:p>Paris</text:p>
          </table:table-cell>
          <table:table-cell table:style-name="ce367" office:value-type="string" calcext:value-type="string">
            <text:p>http://www.2016.csdm.fr/</text:p>
          </table:table-cell>
          <table:table-cell table:style-name="ce430" table:number-columns-repeated="1015"/>
        </table:table-row>
        <table:table-row table:style-name="ro69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1" calcext:value-type="float">
            <text:p>1</text:p>
          </table:table-cell>
          <table:table-cell table:style-name="ce409" office:value-type="date" office:date-value="2016-05-15" calcext:value-type="date">
            <text:p>15/05/16</text:p>
          </table:table-cell>
          <table:table-cell table:style-name="ce367" office:value-type="string" calcext:value-type="string">
            <text:p>CCS 2016</text:p>
          </table:table-cell>
          <table:table-cell table:style-name="ce367" office:value-type="string" calcext:value-type="string">
            <text:p>Complex Systems</text:p>
          </table:table-cell>
          <table:table-cell table:style-name="ce367"/>
          <table:table-cell table:style-name="ce367" office:value-type="string" calcext:value-type="string">
            <text:p>Amsterdam</text:p>
          </table:table-cell>
          <table:table-cell table:style-name="ce367" office:value-type="string" calcext:value-type="string">
            <text:p>http://www.ccs2016.org/</text:p>
          </table:table-cell>
          <table:table-cell table:style-name="ce430" table:number-columns-repeated="1015"/>
        </table:table-row>
        <table:table-row table:style-name="ro74">
          <table:table-cell table:style-name="ce368" office:value-type="float" office:value="0" calcext:value-type="float">
            <text:p>0</text:p>
          </table:table-cell>
          <table:table-cell table:style-name="ce368"/>
          <table:table-cell table:style-name="ce368" office:value-type="float" office:value="0" calcext:value-type="float">
            <text:p>0</text:p>
          </table:table-cell>
          <table:table-cell table:style-name="ce412" office:value-type="date" office:date-value="2016-01-31" calcext:value-type="date">
            <text:p>31/01/16</text:p>
          </table:table-cell>
          <table:table-cell table:style-name="ce368" office:value-type="string" calcext:value-type="string">
            <text:p>IC2S2 2016</text:p>
          </table:table-cell>
          <table:table-cell table:style-name="ce368" office:value-type="string" calcext:value-type="string">
            <text:p>Computational Social Science</text:p>
          </table:table-cell>
          <table:table-cell table:style-name="ce368" table:number-columns-repeated="3"/>
          <table:table-cell table:style-name="ce431" table:number-columns-repeated="1015"/>
        </table:table-row>
        <table:table-row table:style-name="ro74">
          <table:table-cell table:style-name="ce368" office:value-type="float" office:value="0" calcext:value-type="float">
            <text:p>0</text:p>
          </table:table-cell>
          <table:table-cell table:style-name="ce368" office:value-type="string" calcext:value-type="string">
            <text:p>?</text:p>
          </table:table-cell>
          <table:table-cell table:style-name="ce368" office:value-type="float" office:value="0" calcext:value-type="float">
            <text:p>0</text:p>
          </table:table-cell>
          <table:table-cell table:style-name="ce412" office:value-type="date" office:date-value="2016-10-22" calcext:value-type="date">
            <text:p>22/10/16</text:p>
          </table:table-cell>
          <table:table-cell table:style-name="ce368" office:value-type="string" calcext:value-type="string">
            <text:p>AAG 2016</text:p>
          </table:table-cell>
          <table:table-cell table:style-name="ce368" office:value-type="string" calcext:value-type="string">
            <text:p>Geography</text:p>
          </table:table-cell>
          <table:table-cell table:style-name="ce368" office:value-type="string" calcext:value-type="string">
            <text:p>March 2016</text:p>
          </table:table-cell>
          <table:table-cell table:style-name="ce368" office:value-type="string" calcext:value-type="string">
            <text:p>San Francisco</text:p>
          </table:table-cell>
          <table:table-cell table:style-name="ce368"/>
          <table:table-cell table:style-name="ce431" table:number-columns-repeated="1015"/>
        </table:table-row>
        <table:table-row table:style-name="ro74">
          <table:table-cell table:style-name="ce367" office:value-type="float" office:value="1" calcext:value-type="float">
            <text:p>1</text:p>
          </table:table-cell>
          <table:table-cell table:style-name="ce367" office:value-type="string" calcext:value-type="string">
            <text:p>-</text:p>
          </table:table-cell>
          <table:table-cell table:style-name="ce367" office:value-type="float" office:value="1" calcext:value-type="float">
            <text:p>1</text:p>
          </table:table-cell>
          <table:table-cell table:style-name="ce413" office:value-type="string" calcext:value-type="string">
            <text:p><text:span text:style-name="T3">20/01/2016</text:span> 15/02/2016</text:p>
          </table:table-cell>
          <table:table-cell table:style-name="ce367" office:value-type="string" calcext:value-type="string">
            <text:p>EWGT 2016</text:p>
          </table:table-cell>
          <table:table-cell table:style-name="ce367" office:value-type="string" calcext:value-type="string">
            <text:p>Transportation Science</text:p>
          </table:table-cell>
          <table:table-cell table:style-name="ce367" office:value-type="string" calcext:value-type="string">
            <text:p>5-7 September 2016</text:p>
          </table:table-cell>
          <table:table-cell table:style-name="ce367" office:value-type="string" calcext:value-type="string">
            <text:p>Istanbul</text:p>
          </table:table-cell>
          <table:table-cell table:style-name="ce367" office:value-type="string" calcext:value-type="string">
            <text:p>http://ewgt2016.itu.edu.tr/</text:p>
          </table:table-cell>
          <table:table-cell table:style-name="ce430" table:number-columns-repeated="1015"/>
        </table:table-row>
        <table:table-row table:style-name="ro4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-1" calcext:value-type="float">
            <text:p>-1</text:p>
          </table:table-cell>
          <table:table-cell table:style-name="ce414"/>
          <table:table-cell table:style-name="ce369" office:value-type="string" calcext:value-type="string">
            <text:p>JIG 2016</text:p>
          </table:table-cell>
          <table:table-cell table:style-name="ce369" office:value-type="string" calcext:value-type="string">
            <text:p>Geography</text:p>
          </table:table-cell>
          <table:table-cell table:style-name="ce369" table:number-columns-repeated="3"/>
          <table:table-cell table:style-name="ce447" table:number-columns-repeated="1015"/>
        </table:table-row>
        <table:table-row table:style-name="ro74">
          <table:table-cell table:number-columns-repeated="3" table:style-name="ce367" office:value-type="float" office:value="1" calcext:value-type="float">
            <text:p>1</text:p>
          </table:table-cell>
          <table:table-cell table:style-name="ce409" office:value-type="date" office:date-value="2016-10-15" calcext:value-type="date">
            <text:p>15/10/16</text:p>
          </table:table-cell>
          <table:table-cell table:style-name="ce367" office:value-type="string" calcext:value-type="string">
            <text:p>Rochebrune 2016</text:p>
          </table:table-cell>
          <table:table-cell table:style-name="ce367" office:value-type="string" calcext:value-type="string">
            <text:p>Interdicsiplinary</text:p>
          </table:table-cell>
          <table:table-cell table:style-name="ce367" office:value-type="string" calcext:value-type="string">
            <text:p>17-23 January 2016</text:p>
          </table:table-cell>
          <table:table-cell table:style-name="ce367" office:value-type="string" calcext:value-type="string">
            <text:p>Megeve</text:p>
          </table:table-cell>
          <table:table-cell table:style-name="ce367" office:value-type="string" calcext:value-type="string">
            <text:p>http://rochebrune2016.fr/</text:p>
          </table:table-cell>
          <table:table-cell table:style-name="ce430" table:number-columns-repeated="1015"/>
        </table:table-row>
        <table:table-row table:style-name="ro74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1" calcext:value-type="float">
            <text:p>1</text:p>
          </table:table-cell>
          <table:table-cell table:style-name="ce409" office:value-type="date" office:date-value="2016-01-23" calcext:value-type="date">
            <text:p>23/01/16</text:p>
          </table:table-cell>
          <table:table-cell table:style-name="ce367" office:value-type="string" calcext:value-type="string">
            <text:p>Santa Fé SS</text:p>
          </table:table-cell>
          <table:table-cell table:style-name="ce367" office:value-type="string" calcext:value-type="string">
            <text:p>Complex Systems</text:p>
          </table:table-cell>
          <table:table-cell table:style-name="ce367" table:number-columns-repeated="2"/>
          <table:table-cell table:style-name="ce367" office:value-type="string" calcext:value-type="string">
            <text:p>http://santafe.edu/education/schools/complex-systems-summer-schools/2016-program-info/</text:p>
          </table:table-cell>
          <table:table-cell table:style-name="ce430" table:number-columns-repeated="1015"/>
        </table:table-row>
        <table:table-row table:style-name="ro74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1" calcext:value-type="float">
            <text:p>1</text:p>
          </table:table-cell>
          <table:table-cell table:style-name="ce409" office:value-type="date" office:date-value="2016-01-31" calcext:value-type="date">
            <text:p>31/01/16</text:p>
          </table:table-cell>
          <table:table-cell table:style-name="ce367" office:value-type="string" calcext:value-type="string">
            <text:p>RGS 2016</text:p>
          </table:table-cell>
          <table:table-cell table:style-name="ce367" office:value-type="string" calcext:value-type="string">
            <text:p>Geography</text:p>
          </table:table-cell>
          <table:table-cell table:style-name="ce367" office:value-type="string" calcext:value-type="string">
            <text:p>31aug-4 sept 2016</text:p>
          </table:table-cell>
          <table:table-cell table:style-name="ce367" office:value-type="string" calcext:value-type="string">
            <text:p>London</text:p>
          </table:table-cell>
          <table:table-cell table:style-name="ce367"/>
          <table:table-cell table:style-name="ce4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92"/>
          <table:table-cell table:number-columns-repeated="1020"/>
        </table:table-row>
        <table:table-row table:style-name="ro4">
          <table:table-cell table:number-columns-repeated="3"/>
          <table:table-cell table:style-name="ce415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48" office:value-type="string" calcext:value-type="string">
            <text:p>Domain</text:p>
          </table:table-cell>
          <table:table-cell table:style-name="ce44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22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49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table:style-name="ce163" office:value-type="string" calcext:value-type="string" table:number-columns-spanned="1" table:number-rows-spanned="5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44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8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82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231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450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6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231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231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339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4">
            <text:p>Urban Science</text:p>
          </table:table-cell>
          <table:table-cell table:style-name="ce23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53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63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228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63" office:value-type="string" calcext:value-type="string" table:number-columns-spanned="1" table:number-rows-spanned="2">
            <text:p>Environmental Science</text:p>
          </table:table-cell>
          <table:table-cell table:style-name="ce231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5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52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39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5">
          <table:table-cell table:style-name="ce163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5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5">
          <table:covered-table-cell/>
          <table:table-cell/>
          <table:table-cell table:style-name="Default"/>
          <table:table-cell table:style-name="ce452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6">
          <table:table-cell table:number-columns-repeated="2"/>
          <table:table-cell table:style-name="Default"/>
          <table:table-cell table:style-name="ce452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35" office:value-type="string" calcext:value-type="string">
            <text:p>Status</text:p>
          </table:table-cell>
          <table:table-cell table:style-name="ce335" office:value-type="string" calcext:value-type="string">
            <text:p>Deadline</text:p>
          </table:table-cell>
          <table:table-cell table:style-name="ce335" office:value-type="string" calcext:value-type="string">
            <text:p>Name</text:p>
          </table:table-cell>
          <table:table-cell table:style-name="ce335" office:value-type="string" calcext:value-type="string">
            <text:p>Link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</table:table-row>
        <table:table-row table:style-name="ro4">
          <table:table-cell/>
          <table:table-cell table:style-name="ce336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336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336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336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64" table:default-cell-style-name="ce182"/>
        <table:table-column table:style-name="co8" table:number-columns-repeated="1016" table:default-cell-style-name="ce182"/>
        <table:table-row table:style-name="ro4">
          <table:table-cell table:number-columns-repeated="1024"/>
        </table:table-row>
        <table:table-row table:style-name="ro4">
          <table:table-cell table:style-name="ce183" office:value-type="string" calcext:value-type="string">
            <text:p>Status</text:p>
          </table:table-cell>
          <table:table-cell table:style-name="ce183" office:value-type="string" calcext:value-type="string">
            <text:p>Horizon</text:p>
          </table:table-cell>
          <table:table-cell table:style-name="ce183" office:value-type="string" calcext:value-type="string">
            <text:p>Title</text:p>
          </table:table-cell>
          <table:table-cell table:style-name="ce183" office:value-type="string" calcext:value-type="string">
            <text:p>Potential collaborators</text:p>
          </table:table-cell>
          <table:table-cell table:style-name="ce183" office:value-type="string" calcext:value-type="string">
            <text:p>Potential Targets</text:p>
          </table:table-cell>
          <table:table-cell table:style-name="ce183" office:value-type="string" calcext:value-type="string">
            <text:p>Tentative abstract</text:p>
          </table:table-cell>
          <table:table-cell table:style-name="ce183" office:value-type="string" calcext:value-type="string">
            <text:p>Notes/Ideas</text:p>
          </table:table-cell>
          <table:table-cell table:style-name="ce185" office:value-type="string" calcext:value-type="string">
            <text:p>Project</text:p>
          </table:table-cell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/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entanglement history/geography in network – percolation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gaz taxes = f(local tc accessibility)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Hsr China – GHG emissions gain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4" office:value-type="string" calcext:value-type="string">
            <text:p>Futures</text:p>
          </table:table-cell>
          <table:table-cell table:style-name="ce183"/>
          <table:table-cell table:style-name="ce462" office:value-type="string" calcext:value-type="string">
            <text:p>worldwide train accessibility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339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339" office:value-type="string" calcext:value-type="string">
            <text:p>culture of disciplines abstract based etc.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Social dynamics : data « grand debat » ?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Co-evolution of HSR network and cities in China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Spatio-temporal transfer entropy in a toy model of urbanization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(idee from Bonnafous) : crawl train prices, time geo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462" office:value-type="string" calcext:value-type="string">
            <text:p>idee meta model integrating as much transmondyn transituons as possible, whixh level of stationariyy needed etc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512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/>
          <table:table-cell table:style-name="ce184"/>
          <table:table-cell table:style-name="ce183" table:number-columns-repeated="2"/>
          <table:table-cell table:style-name="ce513" office:value-type="string" calcext:value-type="string">
            <text:p>stationarite imbriquee : notions maths ? infinite levels ? test on financial data / wavelets ?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Linking real estate dynamics with socio-economic profile</text:p>
          </table:table-cell>
          <table:table-cell table:style-name="ce184"/>
          <table:table-cell table:style-name="ce183" table:number-columns-repeated="2"/>
          <table:table-cell table:style-name="ce462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Beyond Concept Maps : Knowledge Domains as Hypernetworks</text:p>
          </table:table-cell>
          <table:table-cell table:style-name="ce184"/>
          <table:table-cell table:style-name="ce183" table:number-columns-repeated="2"/>
          <table:table-cell table:style-name="ce462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Teaching Integrated Geography : issues and perspectives</text:p>
          </table:table-cell>
          <table:table-cell table:style-name="ce184"/>
          <table:table-cell table:style-name="ce183" table:number-columns-repeated="2"/>
          <table:table-cell table:style-name="ce462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Networks and the Diffusion of innovation in Systems of Cities</text:p>
          </table:table-cell>
          <table:table-cell table:style-name="ce184" office:value-type="string" calcext:value-type="string">
            <text:p>Denise ; JM Favaro</text:p>
          </table:table-cell>
          <table:table-cell table:style-name="ce183" table:number-columns-repeated="2"/>
          <table:table-cell table:style-name="ce462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An agent-based model of patents genesis calibrated on semantic data</text:p>
          </table:table-cell>
          <table:table-cell table:style-name="ce184" office:value-type="string" calcext:value-type="string">
            <text:p>Anto</text:p>
          </table:table-cell>
          <table:table-cell table:style-name="ce183" table:number-columns-repeated="2"/>
          <table:table-cell table:style-name="ce51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85"/>
          <table:table-cell table:number-columns-repeated="1016"/>
        </table:table-row>
        <table:table-row table:style-name="ro77">
          <table:table-cell table:style-name="ce185"/>
          <table:table-cell table:style-name="ce183"/>
          <table:table-cell table:style-name="ce185" office:value-type="string" calcext:value-type="string">
            <text:p>Agent-based modeling innovation and income inequalities</text:p>
          </table:table-cell>
          <table:table-cell table:style-name="ce184" office:value-type="string" calcext:value-type="string">
            <text:p>Anto</text:p>
          </table:table-cell>
          <table:table-cell table:style-name="ce183" table:number-columns-repeated="2"/>
          <table:table-cell table:style-name="ce514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85"/>
          <table:table-cell table:number-columns-repeated="1016"/>
        </table:table-row>
        <table:table-row table:style-name="ro78">
          <table:table-cell table:style-name="ce185" table:number-columns-repeated="2"/>
          <table:table-cell table:style-name="ce185" office:value-type="string" calcext:value-type="string">
            <text:p>Methodological Guidelines to measure Urban Form</text:p>
          </table:table-cell>
          <table:table-cell table:style-name="ce185" office:value-type="string" calcext:value-type="string">
            <text:p>Florent ; Fabien</text:p>
          </table:table-cell>
          <table:table-cell table:style-name="ce185" table:number-columns-repeated="2"/>
          <table:table-cell table:style-name="ce18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85"/>
          <table:table-cell table:number-columns-repeated="1016"/>
        </table:table-row>
        <table:table-row table:style-name="ro16">
          <table:table-cell table:style-name="ce185" table:number-columns-repeated="2"/>
          <table:table-cell table:style-name="ce185" office:value-type="string" calcext:value-type="string">
            <text:p>Resilience of Territorial Systems : a systematic review</text:p>
          </table:table-cell>
          <table:table-cell table:style-name="ce185" table:number-columns-repeated="5"/>
          <table:table-cell table:number-columns-repeated="1016"/>
        </table:table-row>
        <table:table-row table:style-name="ro77">
          <table:table-cell table:style-name="ce190" office:value-type="string" calcext:value-type="string">
            <text:p>Launched</text:p>
          </table:table-cell>
          <table:table-cell table:style-name="ce461"/>
          <table:table-cell table:style-name="ce190" office:value-type="string" calcext:value-type="string">
            <text:p>Interactions between Networks and Territories and the impact of historical events</text:p>
          </table:table-cell>
          <table:table-cell table:style-name="ce191" office:value-type="string" calcext:value-type="string">
            <text:p>Solène</text:p>
          </table:table-cell>
          <table:table-cell table:style-name="ce461" table:number-columns-repeated="2"/>
          <table:table-cell table:style-name="ce515" office:value-type="string" calcext:value-type="string">
            <text:p>renforcer résultats ectqg pour papier correspondant</text:p>
          </table:table-cell>
          <table:table-cell table:style-name="ce190"/>
          <table:table-cell table:style-name="ce244" table:number-columns-repeated="1016"/>
        </table:table-row>
        <table:table-row table:style-name="ro77">
          <table:table-cell table:style-name="ce190" office:value-type="string" calcext:value-type="string">
            <text:p>Launched</text:p>
          </table:table-cell>
          <table:table-cell table:style-name="ce461"/>
          <table:table-cell table:style-name="ce190" office:value-type="string" calcext:value-type="string">
            <text:p>Quantifying the diffusion of innovation in System of Cities</text:p>
          </table:table-cell>
          <table:table-cell table:style-name="ce191" office:value-type="string" calcext:value-type="string">
            <text:p>Anto ; Denise</text:p>
          </table:table-cell>
          <table:table-cell table:style-name="ce461" table:number-columns-repeated="2"/>
          <table:table-cell table:style-name="ce515" office:value-type="string" calcext:value-type="string">
            <text:p>cf discussion papier patents ; sur modeling un lien possible avec l'extension du favaro pumain ?</text:p>
          </table:table-cell>
          <table:table-cell table:style-name="ce190" office:value-type="string" calcext:value-type="string">
            <text:p>InnovationDiffusion</text:p>
          </table:table-cell>
          <table:table-cell table:style-name="ce244" table:number-columns-repeated="1016"/>
        </table:table-row>
        <table:table-row table:style-name="ro77">
          <table:table-cell table:style-name="ce190" office:value-type="string" calcext:value-type="string">
            <text:p>Launched</text:p>
          </table:table-cell>
          <table:table-cell table:style-name="ce461"/>
          <table:table-cell table:style-name="ce190" office:value-type="string" calcext:value-type="string">
            <text:p>French Freeway Network and Territorial Equity</text:p>
          </table:table-cell>
          <table:table-cell table:style-name="ce191" office:value-type="string" calcext:value-type="string">
            <text:p>Florent</text:p>
          </table:table-cell>
          <table:table-cell table:style-name="ce461" table:number-columns-repeated="2"/>
          <table:table-cell table:style-name="ce515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90" office:value-type="string" calcext:value-type="string">
            <text:p>Data paper highways</text:p>
          </table:table-cell>
          <table:table-cell table:style-name="ce244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35" office:value-type="string" calcext:value-type="string">
            <text:p>Citation</text:p>
          </table:table-cell>
          <table:table-cell table:style-name="ce238" office:value-type="string" calcext:value-type="string">
            <text:p>Title</text:p>
          </table:table-cell>
          <table:table-cell table:style-name="ce238" office:value-type="string" calcext:value-type="string">
            <text:p>Authors</text:p>
          </table:table-cell>
          <table:table-cell table:style-name="ce238" office:value-type="string" calcext:value-type="string">
            <text:p>Journal</text:p>
          </table:table-cell>
          <table:table-cell table:style-name="ce335" office:value-type="string" calcext:value-type="string">
            <text:p>Year</text:p>
          </table:table-cell>
          <table:table-cell table:style-name="ce335" office:value-type="string" calcext:value-type="string">
            <text:p>DOI</text:p>
          </table:table-cell>
          <table:table-cell table:style-name="ce335" office:value-type="string" calcext:value-type="string">
            <text:p>hal</text:p>
          </table:table-cell>
          <table:table-cell table:style-name="ce335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5">
          <table:table-cell/>
          <table:table-cell table:style-name="ce516" office:value-type="string" calcext:value-type="string">
            <text:p>A Hybrid Network/Grid Model of Urban Morphogenesis and Optimization</text:p>
          </table:table-cell>
          <table:table-cell table:style-name="ce516" office:value-type="string" calcext:value-type="string">
            <text:p>Raimbault, J. and Banos, A. and Doursat, R.</text:p>
          </table:table-cell>
          <table:table-cell table:style-name="ce516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35" office:value-type="string" calcext:value-type="string">
            <text:p>Citation</text:p>
          </table:table-cell>
          <table:table-cell table:style-name="ce238" office:value-type="string" calcext:value-type="string">
            <text:p>Title</text:p>
          </table:table-cell>
          <table:table-cell table:style-name="ce238" office:value-type="string" calcext:value-type="string">
            <text:p>Authors</text:p>
          </table:table-cell>
          <table:table-cell table:style-name="ce238" office:value-type="string" calcext:value-type="string">
            <text:p>Conference</text:p>
          </table:table-cell>
          <table:table-cell table:style-name="ce335" office:value-type="string" calcext:value-type="string">
            <text:p>Year</text:p>
          </table:table-cell>
          <table:table-cell table:style-name="ce335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9">
          <table:table-cell/>
          <table:table-cell table:style-name="ce516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17" office:value-type="string" calcext:value-type="string">
            <text:p>Raimbault, J. and Gonzalez, J.</text:p>
          </table:table-cell>
          <table:table-cell table:style-name="ce52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82"/>
        <table:table-column table:style-name="co8" table:default-cell-style-name="ce182"/>
        <table:table-column table:style-name="co72" table:default-cell-style-name="ce182"/>
        <table:table-column table:style-name="co73" table:default-cell-style-name="ce182"/>
        <table:table-column table:style-name="co8" table:number-columns-repeated="4" table:default-cell-style-name="ce182"/>
        <table:table-column table:style-name="co74" table:default-cell-style-name="ce182"/>
        <table:table-column table:style-name="co8" table:default-cell-style-name="ce182"/>
        <table:table-column table:style-name="co75" table:default-cell-style-name="ce182"/>
        <table:table-column table:style-name="co76" table:default-cell-style-name="ce182"/>
        <table:table-column table:style-name="co8" table:number-columns-repeated="1012" table:default-cell-style-name="ce182"/>
        <table:table-row table:style-name="ro2">
          <table:table-cell table:number-columns-repeated="1024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17" office:value-type="string" calcext:value-type="string">
            <text:p>RAIMBAULT J.</text:p>
          </table:table-cell>
          <table:table-cell table:style-name="ce516" office:value-type="string" calcext:value-type="string">
            <text:p>Models Coupling Urban Growth and Transportation Network Growth: An Algorithmic Systematic Review Approach</text:p>
          </table:table-cell>
          <table:table-cell table:style-name="ce51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17" office:value-type="string" calcext:value-type="string">
            <text:p>-</text:p>
          </table:table-cell>
          <table:table-cell table:style-name="ce517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17" office:value-type="string" calcext:value-type="string">
            <text:p>ECTQG 2015</text:p>
          </table:table-cell>
          <table:table-cell table:style-name="ce517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17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17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16" office:value-type="string" calcext:value-type="string">
            <text:p>Springer International Publishing</text:p>
          </table:table-cell>
          <table:table-cell table:style-name="ce517" office:value-type="string" calcext:value-type="string">
            <text:p>-</text:p>
          </table:table-cell>
          <table:table-cell table:style-name="ce516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16" office:value-type="string" calcext:value-type="string">
            <text:p>Complex Systems Design &amp; Management</text:p>
          </table:table-cell>
          <table:table-cell table:style-name="ce517" office:value-type="string" calcext:value-type="string">
            <text:p>CSD&amp;M 2014</text:p>
          </table:table-cell>
          <table:table-cell table:style-name="ce517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16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16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16" office:value-type="string" calcext:value-type="string">
            <text:p>RAIMBAULT J., BANOS A., DOURSAT R.</text:p>
          </table:table-cell>
          <table:table-cell table:style-name="ce516" office:value-type="string" calcext:value-type="string">
            <text:p>A Hybrid Network/Grid Model of Urban Morphogenesis and Optimization</text:p>
          </table:table-cell>
          <table:table-cell table:style-name="ce517" office:value-type="string" calcext:value-type="string">
            <text:p>Université du Havre, M. A. Aziz-Alaoui, C. Bertelle, X. Z. Liu, D. Olivier Eds.</text:p>
          </table:table-cell>
          <table:table-cell table:style-name="ce517" office:value-type="string" calcext:value-type="string">
            <text:p>-</text:p>
          </table:table-cell>
          <table:table-cell table:style-name="ce516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16" office:value-type="string" calcext:value-type="string">
            <text:p>4th International Conference on Complex Systems and Applications (ICCSA 2014)</text:p>
          </table:table-cell>
          <table:table-cell table:style-name="ce517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17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3" table:number-rows-repeated="1048569">
          <table:table-cell table:number-columns-repeated="1024"/>
        </table:table-row>
        <table:table-row table:style-name="ro83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82"/>
        <table:table-column table:style-name="co79" table:default-cell-style-name="ce18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8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0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17" office:value-type="string" calcext:value-type="string">
            <text:p>LE NECHET F., RAIMBAULT J.</text:p>
          </table:table-cell>
          <table:table-cell table:style-name="ce516" office:value-type="string" calcext:value-type="string">
            <text:p>Modeling the emergence of metropolitan transport autorithy in a polycentric urban region</text:p>
          </table:table-cell>
          <table:table-cell table:style-name="ce51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17" office:value-type="string" calcext:value-type="string">
            <text:p>-</text:p>
          </table:table-cell>
          <table:table-cell table:style-name="ce517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17" office:value-type="string" calcext:value-type="string">
            <text:p>ECTQG 2015</text:p>
          </table:table-cell>
          <table:table-cell table:style-name="ce517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17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17" office:value-type="string" calcext:value-type="string">
            <text:p>RAIMBAULT J.</text:p>
          </table:table-cell>
          <table:table-cell table:style-name="ce516" office:value-type="string" calcext:value-type="string">
            <text:p>Hybrid Modeling of a Bike-Sharing Transportation System</text:p>
          </table:table-cell>
          <table:table-cell table:number-columns-repeated="3" table:style-name="ce517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17" office:value-type="string" calcext:value-type="string">
            <text:p>International Conference on Computational Social Science 2015</text:p>
          </table:table-cell>
          <table:table-cell table:style-name="ce517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17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4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17" office:value-type="string" calcext:value-type="string">
            <text:p>RAIMBAULT J., GONZALEZ J.</text:p>
          </table:table-cell>
          <table:table-cell table:style-name="ce516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27" office:value-type="string" calcext:value-type="string">
            <text:p>Rencontres du Labex Dynamite 2015</text:p>
          </table:table-cell>
          <table:table-cell table:style-name="ce517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17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25:Papers.AMJ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21:47.8826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5-20T14:25:46.905485000</dc:date>
    <meta:editing-duration>P19DT20H24M56S</meta:editing-duration>
    <meta:editing-cycles>887</meta:editing-cycles>
    <meta:generator>LibreOffice/5.4.6.2$MacOSX_X86_64 LibreOffice_project/4014ce260a04f1026ba855d3b8d91541c224eab8</meta:generator>
    <meta:document-statistic meta:table-count="16" meta:cell-count="1828" meta:object-count="0"/>
    <meta:user-defined meta:name=""/>
    <meta:user-defined meta:name="qrichtext">1</meta:user-defined>
  </office:meta>
</office:document-meta>
</file>